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246000001A7DBF3AE04.wmf"/>
  <manifest:file-entry manifest:media-type="" manifest:full-path="Pictures/20000008000004DC000000EE3E9B2C8E.wmf"/>
  <manifest:file-entry manifest:media-type="" manifest:full-path="Pictures/2000000800000422000000EE10D13249.wmf"/>
  <manifest:file-entry manifest:media-type="" manifest:full-path="Pictures/20000008000002460000009F8711A038.wmf"/>
  <manifest:file-entry manifest:media-type="" manifest:full-path="Pictures/200000080000031A000000EEDFF9947E.wmf"/>
  <manifest:file-entry manifest:media-type="" manifest:full-path="Pictures/20000008000005CA0000013EF6CE1958.wmf"/>
  <manifest:file-entry manifest:media-type="" manifest:full-path="Pictures/200000070000031A000001239F750B19.wmf"/>
  <manifest:file-entry manifest:media-type="" manifest:full-path="Pictures/20000008000006830000013E5A004D1E.wmf"/>
  <manifest:file-entry manifest:media-type="" manifest:full-path="Pictures/20000007000005CA00000172ABA9FD81.wmf"/>
  <manifest:file-entry manifest:media-type="" manifest:full-path="Pictures/20000008000008FE0000013ED0D60FAB.wmf"/>
  <manifest:file-entry manifest:media-type="" manifest:full-path="Pictures/20000008000005AF000000EE14CF2860.wmf"/>
  <manifest:file-entry manifest:media-type="" manifest:full-path="Pictures/200000080000034F000000EE6CC14754.wmf"/>
  <manifest:file-entry manifest:media-type="" manifest:full-path="Pictures/20000007000003ED000001DCFDAC43C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e00707"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e00707"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00%"/>
    </style:style>
    <style:style style:name="P4" style:family="paragraph" style:parent-style-name="Standard" style:list-style-name="">
      <style:paragraph-properties fo:margin-top="0in" fo:margin-bottom="0.139in" fo:line-height="115%"/>
    </style:style>
    <style:style style:name="P5" style:family="paragraph" style:parent-style-name="Standard" style:list-style-name="" style:master-page-name="Standard">
      <style:paragraph-properties fo:margin-top="0in" fo:margin-bottom="0.139in" fo:line-height="115%" style:page-number="auto"/>
      <style:text-properties fo:color="#e00707" fo:font-size="16pt" fo:language="en" fo:country="none" fo:font-weight="bold" style:font-size-asian="16pt" style:font-weight-asian="bold" style:font-size-complex="16pt" style:font-weight-complex="bold"/>
    </style:style>
    <style:style style:name="T1" style:family="text">
      <style:text-properties fo:color="#e00707" fo:font-size="11pt" fo:language="en" fo:country="none" fo:font-weight="bold" style:font-size-asian="11pt" style:font-weight-asian="bold" style:font-size-complex="11pt" style:font-weight-complex="bold"/>
    </style:style>
    <style:style style:name="T2" style:family="text">
      <style:text-properties fo:color="#e00707" fo:font-size="11pt" fo:language="en" fo:country="none" fo:font-style="italic" fo:font-weight="bold" style:font-size-asian="11pt" style:font-style-asian="italic" style:font-weight-asian="bold" style:font-size-complex="11pt" style:font-style-complex="italic" style:font-weight-complex="bold"/>
    </style:style>
    <style:style style:name="T3" style:family="text">
      <style:text-properties style:font-name="Calibri" fo:font-size="11pt" fo:language="en" fo:country="none" style:font-name-asian="Calibri" style:font-size-asian="11pt" style:font-name-complex="Calibri"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text:soft-page-break/>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2">1. DiSt1: =007556</text:p>
      <text:p text:style-name="P3"><text:span text:style-name="T3"><draw:frame draw:style-name="fr1" text:anchor-type="as-char" svg:width="0.3957in" svg:height="0.1665in" draw:z-index="0"><draw:image xlink:href="Pictures/20000007000003ED000001DCFDAC43C6.wmf" xlink:type="simple" xlink:show="embed" xlink:actuate="onLoad"/></draw:frame></text:span><text:span text:style-name="T1"> Holy </text:span><text:span text:style-name="T3"><draw:frame draw:style-name="fr1" text:anchor-type="as-char" svg:width="0.5835in" svg:height="0.1252in" draw:z-index="1"><draw:image xlink:href="Pictures/20000007000005CA00000172ABA9FD81.wmf" xlink:type="simple" xlink:show="embed" xlink:actuate="onLoad"/></draw:frame></text:span><text:span text:style-name="T1"> </text:span><text:span text:style-name="T3"><draw:frame draw:style-name="fr1" text:anchor-type="as-char" svg:width="0.3126in" svg:height="0.0937in" draw:z-index="2"><draw:image xlink:href="Pictures/200000070000031A000001239F750B19.wmf" xlink:type="simple" xlink:show="embed" xlink:actuate="onLoad"/></draw:frame></text:span></text:p>
      <text:p text:style-name="P3"><text:span text:style-name="T3"><draw:frame draw:style-name="fr1" text:anchor-type="as-char" svg:width="0.3957in" svg:height="0.1665in" draw:z-index="3"><draw:image xlink:href="Pictures/20000007000003ED000001DCFDAC43C6.wmf" xlink:type="simple" xlink:show="embed" xlink:actuate="onLoad"/></draw:frame></text:span><text:span text:style-name="T1"> I am so ludi%ly </text:span><text:span text:style-name="T3"><draw:frame draw:style-name="fr1" text:anchor-type="as-char" svg:width="0.5835in" svg:height="0.1252in" draw:z-index="4"><draw:image xlink:href="Pictures/20000007000005CA00000172ABA9FD81.wmf" xlink:type="simple" xlink:show="embed" xlink:actuate="onLoad"/></draw:frame></text:span><text:span text:style-name="T1"> STRONG</text:span></text:p>
      <text:p text:style-name="P3"><text:span text:style-name="T3"><draw:frame draw:style-name="fr1" text:anchor-type="as-char" svg:width="0.3957in" svg:height="0.1665in" draw:z-index="5"><draw:image xlink:href="Pictures/20000007000003ED000001DCFDAC43C6.wmf" xlink:type="simple" xlink:show="embed" xlink:actuate="onLoad"/></draw:frame></text:span><text:span text:style-name="T1"> Whoops, pardon my language</text:span></text:p>
      <text:p text:style-name="P3"><text:span text:style-name="T3"><draw:frame draw:style-name="fr1" text:anchor-type="as-char" svg:width="0.3957in" svg:height="0.1665in" draw:z-index="6"><draw:image xlink:href="Pictures/20000007000003ED000001DCFDAC43C6.wmf" xlink:type="simple" xlink:show="embed" xlink:actuate="onLoad"/></draw:frame></text:span><text:span text:style-name="T1">That there was some </text:span><text:span text:style-name="T3"><draw:frame draw:style-name="fr1" text:anchor-type="as-char" svg:width="0.5835in" svg:height="0.1252in" draw:z-index="7"><draw:image xlink:href="Pictures/20000007000005CA00000172ABA9FD81.wmf" xlink:type="simple" xlink:show="embed" xlink:actuate="onLoad"/></draw:frame></text:span><text:span text:style-name="T1"> straight up dog </text:span><text:span text:style-name="T3"><draw:frame draw:style-name="fr1" text:anchor-type="as-char" svg:width="0.3126in" svg:height="0.0937in" draw:z-index="8"><draw:image xlink:href="Pictures/200000070000031A000001239F750B19.wmf" xlink:type="simple" xlink:show="embed" xlink:actuate="onLoad"/></draw:frame></text:span><text:span text:style-name="T1"> </text:span><text:span text:style-name="T3"><draw:frame draw:style-name="fr1" text:anchor-type="as-char" svg:width="0.4165in" svg:height="0.0937in" draw:z-index="9"><draw:image xlink:href="Pictures/2000000800000422000000EE10D13249.wmf" xlink:type="simple" xlink:show="embed" xlink:actuate="onLoad"/></draw:frame></text:span><text:span text:style-name="T1"> </text:span><text:span text:style-name="T3"><draw:frame draw:style-name="fr1" text:anchor-type="as-char" svg:width="0.2291in" svg:height="0.0626in" draw:z-index="10"><draw:image xlink:href="Pictures/20000008000002460000009F8711A038.wmf" xlink:type="simple" xlink:show="embed" xlink:actuate="onLoad"/></draw:frame></text:span><text:span text:style-name="T1"> pottymouth, and I'm chagrined as </text:span><text:span text:style-name="T3"><draw:frame draw:style-name="fr1" text:anchor-type="as-char" svg:width="0.5835in" svg:height="0.1252in" draw:z-index="11"><draw:image xlink:href="Pictures/20000007000005CA00000172ABA9FD81.wmf" xlink:type="simple" xlink:show="embed" xlink:actuate="onLoad"/></draw:frame></text:span><text:span text:style-name="T1"> </text:span><text:span text:style-name="T3"><draw:frame draw:style-name="fr1" text:anchor-type="as-char" svg:width="0.3335in" svg:height="0.0937in" draw:z-index="12"><draw:image xlink:href="Pictures/200000080000034F000000EE6CC14754.wmf" xlink:type="simple" xlink:show="embed" xlink:actuate="onLoad"/></draw:frame></text:span><text:span text:style-name="T1"> you had to hear that</text:span></text:p>
      <text:p text:style-name="P3"><text:span text:style-name="T3"><draw:frame draw:style-name="fr1" text:anchor-type="as-char" svg:width="0.3957in" svg:height="0.1665in" draw:z-index="13"><draw:image xlink:href="Pictures/20000007000003ED000001DCFDAC43C6.wmf" xlink:type="simple" xlink:show="embed" xlink:actuate="onLoad"/></draw:frame></text:span><text:span text:style-name="T1"> Dude</text:span></text:p>
      <text:p text:style-name="P3"><text:span text:style-name="T3"><draw:frame draw:style-name="fr1" text:anchor-type="as-char" svg:width="0.3957in" svg:height="0.1665in" draw:z-index="14"><draw:image xlink:href="Pictures/20000007000003ED000001DCFDAC43C6.wmf" xlink:type="simple" xlink:show="embed" xlink:actuate="onLoad"/></draw:frame></text:span><text:span text:style-name="T1"> Check out my muscles</text:span></text:p>
      <text:p text:style-name="P3"><text:span text:style-name="T3"><draw:frame draw:style-name="fr1" text:anchor-type="as-char" svg:width="0.3957in" svg:height="0.1665in" draw:z-index="15"><draw:image xlink:href="Pictures/20000007000003ED000001DCFDAC43C6.wmf" xlink:type="simple" xlink:show="embed" xlink:actuate="onLoad"/></draw:frame></text:span><text:span text:style-name="T1"> Dude, I am ripped. 100k at me fle% these naughty mother </text:span><text:span text:style-name="T3"><draw:frame draw:style-name="fr1" text:anchor-type="as-char" svg:width="0.5835in" svg:height="0.1252in" draw:z-index="16"><draw:image xlink:href="Pictures/20000007000005CA00000172ABA9FD81.wmf" xlink:type="simple" xlink:show="embed" xlink:actuate="onLoad"/></draw:frame></text:span></text:p>
      <text:p text:style-name="P3"><text:span text:style-name="T3"><draw:frame draw:style-name="fr1" text:anchor-type="as-char" svg:width="0.3957in" svg:height="0.1665in" draw:z-index="17"><draw:image xlink:href="Pictures/20000007000003ED000001DCFDAC43C6.wmf" xlink:type="simple" xlink:show="embed" xlink:actuate="onLoad"/></draw:frame></text:span><text:span text:style-name="T1"> Dude</text:span></text:p>
      <text:p text:style-name="P3"><text:span text:style-name="T3"><draw:frame draw:style-name="fr1" text:anchor-type="as-char" svg:width="0.3957in" svg:height="0.1665in" draw:z-index="18"><draw:image xlink:href="Pictures/20000007000003ED000001DCFDAC43C6.wmf" xlink:type="simple" xlink:show="embed" xlink:actuate="onLoad"/></draw:frame></text:span><text:span text:style-name="T1"> E%cuse me, mister dude</text:span></text:p>
      <text:p text:style-name="P3"><text:span text:style-name="T3"><draw:frame draw:style-name="fr1" text:anchor-type="as-char" svg:width="0.3957in" svg:height="0.1665in" draw:z-index="19"><draw:image xlink:href="Pictures/20000007000003ED000001DCFDAC43C6.wmf" xlink:type="simple" xlink:show="embed" xlink:actuate="onLoad"/></draw:frame></text:span><text:span text:style-name="T1"> Check my muscles, 100k how big I can make them</text:span></text:p>
      <text:p text:style-name="P3"><text:span text:style-name="T3"><draw:frame draw:style-name="fr1" text:anchor-type="as-char" svg:width="0.3957in" svg:height="0.1665in" draw:z-index="20"><draw:image xlink:href="Pictures/20000007000003ED000001DCFDAC43C6.wmf" xlink:type="simple" xlink:show="embed" xlink:actuate="onLoad"/></draw:frame></text:span><text:span text:style-name="T1"> Bro are you getting a gander of my truly e%ceptional </text:span><text:span text:style-name="T3"><draw:frame draw:style-name="fr1" text:anchor-type="as-char" svg:width="0.3126in" svg:height="0.0937in" draw:z-index="21"><draw:image xlink:href="Pictures/200000070000031A000001239F750B19.wmf" xlink:type="simple" xlink:show="embed" xlink:actuate="onLoad"/></draw:frame></text:span></text:p>
      <text:p text:style-name="P3"><text:span text:style-name="T3"><draw:frame draw:style-name="fr1" text:anchor-type="as-char" svg:width="0.3957in" svg:height="0.1665in" draw:z-index="22"><draw:image xlink:href="Pictures/20000007000003ED000001DCFDAC43C6.wmf" xlink:type="simple" xlink:show="embed" xlink:actuate="onLoad"/></draw:frame></text:span><text:span text:style-name="T1"> I am so gosh </text:span><text:span text:style-name="T3"><draw:frame draw:style-name="fr1" text:anchor-type="as-char" svg:width="0.4898in" svg:height="0.0937in" draw:z-index="23"><draw:image xlink:href="Pictures/20000008000004DC000000EE3E9B2C8E.wmf" xlink:type="simple" xlink:show="embed" xlink:actuate="onLoad"/></draw:frame></text:span><text:span text:style-name="T1"> chiseled</text:span></text:p>
      <text:p text:style-name="P3"><text:span text:style-name="T3"><draw:frame draw:style-name="fr1" text:anchor-type="as-char" svg:width="0.3957in" svg:height="0.1665in" draw:z-index="24"><draw:image xlink:href="Pictures/20000007000003ED000001DCFDAC43C6.wmf" xlink:type="simple" xlink:show="embed" xlink:actuate="onLoad"/></draw:frame></text:span><text:span text:style-name="T1"> Watch me just completely hulk out like this</text:span></text:p>
      <text:p text:style-name="P3"><text:span text:style-name="T3"><draw:frame draw:style-name="fr1" text:anchor-type="as-char" svg:width="0.3957in" svg:height="0.1665in" draw:z-index="25"><draw:image xlink:href="Pictures/20000007000003ED000001DCFDAC43C6.wmf" xlink:type="simple" xlink:show="embed" xlink:actuate="onLoad"/></draw:frame></text:span><text:span text:style-name="T1"> HRRRRRRRRRR</text:span></text:p>
      <text:p text:style-name="P3"><text:soft-page-break/><text:span text:style-name="T3"><draw:frame draw:style-name="fr1" text:anchor-type="as-char" svg:width="0.3957in" svg:height="0.1665in" draw:z-index="26"><draw:image xlink:href="Pictures/20000007000003ED000001DCFDAC43C6.wmf" xlink:type="simple" xlink:show="embed" xlink:actuate="onLoad"/></draw:frame></text:span><text:span text:style-name="T1"> Bro, did you see that</text:span></text:p>
      <text:p text:style-name="P3"><text:span text:style-name="T3"><draw:frame draw:style-name="fr1" text:anchor-type="as-char" svg:width="0.3957in" svg:height="0.1665in" draw:z-index="27"><draw:image xlink:href="Pictures/20000007000003ED000001DCFDAC43C6.wmf" xlink:type="simple" xlink:show="embed" xlink:actuate="onLoad"/></draw:frame></text:span><text:span text:style-name="T1"> Did you see my muscles getting all gnarly and ma%ed out</text:span></text:p>
      <text:p text:style-name="P3"><text:span text:style-name="T3"><draw:frame draw:style-name="fr1" text:anchor-type="as-char" svg:width="0.3957in" svg:height="0.1665in" draw:z-index="28"><draw:image xlink:href="Pictures/20000007000003ED000001DCFDAC43C6.wmf" xlink:type="simple" xlink:show="embed" xlink:actuate="onLoad"/></draw:frame></text:span><text:span text:style-name="T1"> What do you think</text:span></text:p>
      <text:p text:style-name="P3"><text:span text:style-name="T3"><draw:frame draw:style-name="fr1" text:anchor-type="as-char" svg:width="0.3957in" svg:height="0.1665in" draw:z-index="29"><draw:image xlink:href="Pictures/20000007000003ED000001DCFDAC43C6.wmf" xlink:type="simple" xlink:show="embed" xlink:actuate="onLoad"/></draw:frame></text:span><text:span text:style-name="T1"> Dirk</text:span></text:p>
      <text:p text:style-name="P3"><text:span text:style-name="T3"><draw:frame draw:style-name="fr1" text:anchor-type="as-char" svg:width="0.3957in" svg:height="0.1665in" draw:z-index="30"><draw:image xlink:href="Pictures/20000007000003ED000001DCFDAC43C6.wmf" xlink:type="simple" xlink:show="embed" xlink:actuate="onLoad"/></draw:frame></text:span><text:span text:style-name="T1"> E%cuse me, Dirk</text:span></text:p>
      <text:p text:style-name="P3"><text:span text:style-name="T3"><draw:frame draw:style-name="fr1" text:anchor-type="as-char" svg:width="0.3957in" svg:height="0.1665in" draw:z-index="31"><draw:image xlink:href="Pictures/20000007000003ED000001DCFDAC43C6.wmf" xlink:type="simple" xlink:show="embed" xlink:actuate="onLoad"/></draw:frame></text:span><text:span text:style-name="T1"> Tell me what you think of my glorious physique, I command you</text:span></text:p>
      <text:p text:style-name="P3"><text:span text:style-name="T3"><draw:frame draw:style-name="fr1" text:anchor-type="as-char" svg:width="0.3957in" svg:height="0.1665in" draw:z-index="32"><draw:image xlink:href="Pictures/20000007000003ED000001DCFDAC43C6.wmf" xlink:type="simple" xlink:show="embed" xlink:actuate="onLoad"/></draw:frame></text:span><text:span text:style-name="T1"> No </text:span><text:span text:style-name="T3"><draw:frame draw:style-name="fr1" text:anchor-type="as-char" svg:width="0.3126in" svg:height="0.0937in" draw:z-index="33"><draw:image xlink:href="Pictures/200000070000031A000001239F750B19.wmf" xlink:type="simple" xlink:show="embed" xlink:actuate="onLoad"/></draw:frame></text:span><text:span text:style-name="T1"> it's ripped</text:span></text:p>
      <text:p text:style-name="P3"><text:span text:style-name="T3"><draw:frame draw:style-name="fr1" text:anchor-type="as-char" svg:width="0.3957in" svg:height="0.1665in" draw:z-index="34"><draw:image xlink:href="Pictures/20000007000003ED000001DCFDAC43C6.wmf" xlink:type="simple" xlink:show="embed" xlink:actuate="onLoad"/></draw:frame></text:span><text:span text:style-name="T1"> My torso is the fudging ape% of manly grandeur</text:span></text:p>
      <text:p text:style-name="P3"><text:span text:style-name="T3"><draw:frame draw:style-name="fr1" text:anchor-type="as-char" svg:width="0.3957in" svg:height="0.1665in" draw:z-index="35"><draw:image xlink:href="Pictures/20000007000003ED000001DCFDAC43C6.wmf" xlink:type="simple" xlink:show="embed" xlink:actuate="onLoad"/></draw:frame></text:span><text:span text:style-name="T1"> Dude</text:span></text:p>
      <text:p text:style-name="P3"><text:span text:style-name="T3"><draw:frame draw:style-name="fr1" text:anchor-type="as-char" svg:width="0.3957in" svg:height="0.1665in" draw:z-index="36"><draw:image xlink:href="Pictures/20000007000003ED000001DCFDAC43C6.wmf" xlink:type="simple" xlink:show="embed" xlink:actuate="onLoad"/></draw:frame></text:span><text:span text:style-name="T1"> Come feel this </text:span><text:span text:style-name="T3"><draw:frame draw:style-name="fr1" text:anchor-type="as-char" svg:width="0.3126in" svg:height="0.0937in" draw:z-index="37"><draw:image xlink:href="Pictures/200000070000031A000001239F750B19.wmf" xlink:type="simple" xlink:show="embed" xlink:actuate="onLoad"/></draw:frame></text:span></text:p>
      <text:p text:style-name="P3"><text:span text:style-name="T3"><draw:frame draw:style-name="fr1" text:anchor-type="as-char" svg:width="0.3957in" svg:height="0.1665in" draw:z-index="38"><draw:image xlink:href="Pictures/20000007000003ED000001DCFDAC43C6.wmf" xlink:type="simple" xlink:show="embed" xlink:actuate="onLoad"/></draw:frame></text:span><text:span text:style-name="T1"> Come feel my muscles</text:span></text:p>
      <text:p text:style-name="P3"><text:span text:style-name="T3"><draw:frame draw:style-name="fr1" text:anchor-type="as-char" svg:width="0.3957in" svg:height="0.1665in" draw:z-index="39"><draw:image xlink:href="Pictures/20000007000003ED000001DCFDAC43C6.wmf" xlink:type="simple" xlink:show="embed" xlink:actuate="onLoad"/></draw:frame></text:span><text:span text:style-name="T1"> Get over here and touch my muscles</text:span></text:p>
      <text:p text:style-name="P3"><text:span text:style-name="T3"><draw:frame draw:style-name="fr1" text:anchor-type="as-char" svg:width="0.3957in" svg:height="0.1665in" draw:z-index="40"><draw:image xlink:href="Pictures/20000007000003ED000001DCFDAC43C6.wmf" xlink:type="simple" xlink:show="embed" xlink:actuate="onLoad"/></draw:frame></text:span><text:span text:style-name="T1"> You absolutely will</text:span></text:p>
      <text:p text:style-name="P3"><text:span text:style-name="T3"><draw:frame draw:style-name="fr1" text:anchor-type="as-char" svg:width="0.3957in" svg:height="0.1665in" draw:z-index="41"><draw:image xlink:href="Pictures/20000007000003ED000001DCFDAC43C6.wmf" xlink:type="simple" xlink:show="embed" xlink:actuate="onLoad"/></draw:frame></text:span><text:span text:style-name="T1"> I'm stacked like a brick </text:span><text:span text:style-name="T3"><draw:frame draw:style-name="fr1" text:anchor-type="as-char" svg:width="0.3126in" svg:height="0.0937in" draw:z-index="42"><draw:image xlink:href="Pictures/200000070000031A000001239F750B19.wmf" xlink:type="simple" xlink:show="embed" xlink:actuate="onLoad"/></draw:frame></text:span><text:span text:style-name="T1">house, e%amine me with your hands at once</text:span></text:p>
      <text:p text:style-name="P3"><text:span text:style-name="T3"><draw:frame draw:style-name="fr1" text:anchor-type="as-char" svg:width="0.3957in" svg:height="0.1665in" draw:z-index="43"><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44"><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45"><draw:image xlink:href="Pictures/20000007000003ED000001DCFDAC43C6.wmf" xlink:type="simple" xlink:show="embed" xlink:actuate="onLoad"/></draw:frame></text:span><text:span text:style-name="T1"> Feel my muscles</text:span></text:p>
      <text:p text:style-name="P3"><text:span text:style-name="T3"><draw:frame draw:style-name="fr1" text:anchor-type="as-char" svg:width="0.3957in" svg:height="0.1665in" draw:z-index="46"><draw:image xlink:href="Pictures/20000007000003ED000001DCFDAC43C6.wmf" xlink:type="simple" xlink:show="embed" xlink:actuate="onLoad"/></draw:frame></text:span><text:span text:style-name="T1"> Do it.</text:span></text:p>
      <text:p text:style-name="P3"><text:span text:style-name="T3"><draw:frame draw:style-name="fr1" text:anchor-type="as-char" svg:width="0.3957in" svg:height="0.1665in" draw:z-index="47"><draw:image xlink:href="Pictures/20000007000003ED000001DCFDAC43C6.wmf" xlink:type="simple" xlink:show="embed" xlink:actuate="onLoad"/></draw:frame></text:span><text:span text:style-name="T1"> Observe these pectorals, they're off the silly charts</text:span></text:p>
      <text:p text:style-name="P3"><text:span text:style-name="T3"><draw:frame draw:style-name="fr1" text:anchor-type="as-char" svg:width="0.3957in" svg:height="0.1665in" draw:z-index="48"><draw:image xlink:href="Pictures/20000007000003ED000001DCFDAC43C6.wmf" xlink:type="simple" xlink:show="embed" xlink:actuate="onLoad"/></draw:frame></text:span><text:span text:style-name="T1"> My quads would be </text:span><text:span text:style-name="T3"><draw:frame draw:style-name="fr1" text:anchor-type="as-char" svg:width="0.5835in" svg:height="0.1252in" draw:z-index="49"><draw:image xlink:href="Pictures/20000007000005CA00000172ABA9FD81.wmf" xlink:type="simple" xlink:show="embed" xlink:actuate="onLoad"/></draw:frame></text:span><text:span text:style-name="T1"> bananas, if I had any</text:span></text:p>
      <text:p text:style-name="P3"><text:span text:style-name="T3"><draw:frame draw:style-name="fr1" text:anchor-type="as-char" svg:width="0.3957in" svg:height="0.1665in" draw:z-index="50"><draw:image xlink:href="Pictures/20000007000003ED000001DCFDAC43C6.wmf" xlink:type="simple" xlink:show="embed" xlink:actuate="onLoad"/></draw:frame></text:span><text:span text:style-name="T1"> You've got to check this out</text:span></text:p>
      <text:p text:style-name="P3"><text:span text:style-name="T3"><draw:frame draw:style-name="fr1" text:anchor-type="as-char" svg:width="0.3957in" svg:height="0.1665in" draw:z-index="51"><draw:image xlink:href="Pictures/20000007000003ED000001DCFDAC43C6.wmf" xlink:type="simple" xlink:show="embed" xlink:actuate="onLoad"/></draw:frame></text:span><text:span text:style-name="T1"> Come feel me up, bro</text:span></text:p>
      <text:p text:style-name="P3"><text:span text:style-name="T3"><draw:frame draw:style-name="fr1" text:anchor-type="as-char" svg:width="0.3957in" svg:height="0.1665in" draw:z-index="52"><draw:image xlink:href="Pictures/20000007000003ED000001DCFDAC43C6.wmf" xlink:type="simple" xlink:show="embed" xlink:actuate="onLoad"/></draw:frame></text:span><text:span text:style-name="T1"> You will</text:span></text:p>
      <text:p text:style-name="P3"><text:span text:style-name="T3"><draw:frame draw:style-name="fr1" text:anchor-type="as-char" svg:width="0.3957in" svg:height="0.1665in" draw:z-index="53"><draw:image xlink:href="Pictures/20000007000003ED000001DCFDAC43C6.wmf" xlink:type="simple" xlink:show="embed" xlink:actuate="onLoad"/></draw:frame></text:span><text:span text:style-name="T1"> Touch my muscles</text:span></text:p>
      <text:p text:style-name="P3"><text:span text:style-name="T3"><draw:frame draw:style-name="fr1" text:anchor-type="as-char" svg:width="0.3957in" svg:height="0.1665in" draw:z-index="54"><draw:image xlink:href="Pictures/20000007000003ED000001DCFDAC43C6.wmf" xlink:type="simple" xlink:show="embed" xlink:actuate="onLoad"/></draw:frame></text:span><text:span text:style-name="T1"> Yes</text:span></text:p>
      <text:p text:style-name="P3"><text:soft-page-break/><text:span text:style-name="T3"><draw:frame draw:style-name="fr1" text:anchor-type="as-char" svg:width="0.3957in" svg:height="0.1665in" draw:z-index="55"><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56"><draw:image xlink:href="Pictures/20000007000003ED000001DCFDAC43C6.wmf" xlink:type="simple" xlink:show="embed" xlink:actuate="onLoad"/></draw:frame></text:span><text:span text:style-name="T1"> Yes</text:span></text:p>
      <text:p text:style-name="P2">_</text:p>
      <text:p text:style-name="P2">2. DiSt2: =007557</text:p>
      <text:p text:style-name="P3"><text:span text:style-name="T3"><draw:frame draw:style-name="fr1" text:anchor-type="as-char" svg:width="0.3957in" svg:height="0.1665in" draw:z-index="57"><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58"><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59"><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60"><draw:image xlink:href="Pictures/20000007000003ED000001DCFDAC43C6.wmf" xlink:type="simple" xlink:show="embed" xlink:actuate="onLoad"/></draw:frame></text:span><text:span text:style-name="T1"> </text:span><text:span text:style-name="T3"><draw:frame draw:style-name="fr1" text:anchor-type="as-char" svg:width="0.6563in" svg:height="0.1252in" draw:z-index="61"><draw:image xlink:href="Pictures/20000008000006830000013E5A004D1E.wmf" xlink:type="simple" xlink:show="embed" xlink:actuate="onLoad"/></draw:frame></text:span><text:span text:style-name="T1"> heck it's amazing to be alive</text:span></text:p>
      <text:p text:style-name="P3"><text:span text:style-name="T3"><draw:frame draw:style-name="fr1" text:anchor-type="as-char" svg:width="0.3957in" svg:height="0.1665in" draw:z-index="62"><draw:image xlink:href="Pictures/20000007000003ED000001DCFDAC43C6.wmf" xlink:type="simple" xlink:show="embed" xlink:actuate="onLoad"/></draw:frame></text:span><text:span text:style-name="T1"> Oh </text:span><text:span text:style-name="T3"><draw:frame draw:style-name="fr1" text:anchor-type="as-char" svg:width="0.5835in" svg:height="0.1252in" draw:z-index="63"><draw:image xlink:href="Pictures/20000008000005CA0000013EF6CE1958.wmf" xlink:type="simple" xlink:show="embed" xlink:actuate="onLoad"/></draw:frame></text:span><text:span text:style-name="T1"> fiddlesticks, I'm just a torrential font of absolutely e%ecrable obscenity. My bad</text:span></text:p>
      <text:p text:style-name="P3"><text:span text:style-name="T3"><draw:frame draw:style-name="fr1" text:anchor-type="as-char" svg:width="0.3957in" svg:height="0.1665in" draw:z-index="64"><draw:image xlink:href="Pictures/20000007000003ED000001DCFDAC43C6.wmf" xlink:type="simple" xlink:show="embed" xlink:actuate="onLoad"/></draw:frame></text:span><text:span text:style-name="T1"> I'm just so e%cited, feeling all these STRONG feelings and thinking all these HARD thoughts</text:span></text:p>
      <text:p text:style-name="P3"><text:span text:style-name="T3"><draw:frame draw:style-name="fr1" text:anchor-type="as-char" svg:width="0.3957in" svg:height="0.1665in" draw:z-index="65"><draw:image xlink:href="Pictures/20000007000003ED000001DCFDAC43C6.wmf" xlink:type="simple" xlink:show="embed" xlink:actuate="onLoad"/></draw:frame></text:span><text:span text:style-name="T1"> Horsefeathers, my brain is so POWERFUL, it is operating in great strides like a towering musclebeast storming into battle</text:span></text:p>
      <text:p text:style-name="P3"><text:span text:style-name="T3"><draw:frame draw:style-name="fr1" text:anchor-type="as-char" svg:width="0.3957in" svg:height="0.1665in" draw:z-index="66"><draw:image xlink:href="Pictures/20000007000003ED000001DCFDAC43C6.wmf" xlink:type="simple" xlink:show="embed" xlink:actuate="onLoad"/></draw:frame></text:span><text:span text:style-name="T1"> And these feelings. Dirk, these feelings</text:span></text:p>
      <text:p text:style-name="P3"><text:span text:style-name="T3"><draw:frame draw:style-name="fr1" text:anchor-type="as-char" svg:width="0.3957in" svg:height="0.1665in" draw:z-index="67"><draw:image xlink:href="Pictures/20000007000003ED000001DCFDAC43C6.wmf" xlink:type="simple" xlink:show="embed" xlink:actuate="onLoad"/></draw:frame></text:span><text:span text:style-name="T1"> There is a 100% probability that I love being alive</text:span></text:p>
      <text:p text:style-name="P3"><text:span text:style-name="T3"><draw:frame draw:style-name="fr1" text:anchor-type="as-char" svg:width="0.3957in" svg:height="0.1665in" draw:z-index="68"><draw:image xlink:href="Pictures/20000007000003ED000001DCFDAC43C6.wmf" xlink:type="simple" xlink:show="embed" xlink:actuate="onLoad"/></draw:frame></text:span><text:span text:style-name="T1"> And there is a 100 to the 100th POWER % certainty that I love being STRONG </text:span></text:p>
      <text:p text:style-name="P3"><text:span text:style-name="T3"><draw:frame draw:style-name="fr1" text:anchor-type="as-char" svg:width="0.3957in" svg:height="0.1665in" draw:z-index="69"><draw:image xlink:href="Pictures/20000007000003ED000001DCFDAC43C6.wmf" xlink:type="simple" xlink:show="embed" xlink:actuate="onLoad"/></draw:frame></text:span><text:span text:style-name="T1"> 100k how red I am, dude</text:span></text:p>
      <text:p text:style-name="P3"><text:span text:style-name="T3"><draw:frame draw:style-name="fr1" text:anchor-type="as-char" svg:width="0.3957in" svg:height="0.1665in" draw:z-index="70"><draw:image xlink:href="Pictures/20000007000003ED000001DCFDAC43C6.wmf" xlink:type="simple" xlink:show="embed" xlink:actuate="onLoad"/></draw:frame></text:span><text:span text:style-name="T1"> I'm so red, how sick is that</text:span></text:p>
      <text:p text:style-name="P3"><text:span text:style-name="T3"><draw:frame draw:style-name="fr1" text:anchor-type="as-char" svg:width="0.3957in" svg:height="0.1665in" draw:z-index="71"><draw:image xlink:href="Pictures/20000007000003ED000001DCFDAC43C6.wmf" xlink:type="simple" xlink:show="embed" xlink:actuate="onLoad"/></draw:frame></text:span><text:span text:style-name="T1"> It's</text:span></text:p>
      <text:p text:style-name="P3"><text:span text:style-name="T3"><draw:frame draw:style-name="fr1" text:anchor-type="as-char" svg:width="0.3957in" svg:height="0.1665in" draw:z-index="72"><draw:image xlink:href="Pictures/20000007000003ED000001DCFDAC43C6.wmf" xlink:type="simple" xlink:show="embed" xlink:actuate="onLoad"/></draw:frame></text:span><text:span text:style-name="T1"> Deplorable</text:span></text:p>
      <text:p text:style-name="P3"><text:span text:style-name="T3"><draw:frame draw:style-name="fr1" text:anchor-type="as-char" svg:width="0.3957in" svg:height="0.1665in" draw:z-index="73"><draw:image xlink:href="Pictures/20000007000003ED000001DCFDAC43C6.wmf" xlink:type="simple" xlink:show="embed" xlink:actuate="onLoad"/></draw:frame></text:span><text:span text:style-name="T1"> Ill, dog. I'm basically titillated here</text:span></text:p>
      <text:p text:style-name="P3"><text:span text:style-name="T3"><draw:frame draw:style-name="fr1" text:anchor-type="as-char" svg:width="0.3957in" svg:height="0.1665in" draw:z-index="74"><draw:image xlink:href="Pictures/20000007000003ED000001DCFDAC43C6.wmf" xlink:type="simple" xlink:show="embed" xlink:actuate="onLoad"/></draw:frame></text:span><text:span text:style-name="T1"> Are you scoping this </text:span><text:span text:style-name="T3"><draw:frame draw:style-name="fr1" text:anchor-type="as-char" svg:width="0.5835in" svg:height="0.1252in" draw:z-index="75"><draw:image xlink:href="Pictures/20000008000005CA0000013EF6CE1958.wmf" xlink:type="simple" xlink:show="embed" xlink:actuate="onLoad"/></draw:frame></text:span><text:span text:style-name="T1"> grody debasement</text:span></text:p>
      <text:p text:style-name="P3"><text:span text:style-name="T3"><draw:frame draw:style-name="fr1" text:anchor-type="as-char" svg:width="0.3957in" svg:height="0.1665in" draw:z-index="76"><draw:image xlink:href="Pictures/20000007000003ED000001DCFDAC43C6.wmf" xlink:type="simple" xlink:show="embed" xlink:actuate="onLoad"/></draw:frame></text:span><text:span text:style-name="T1"> That </text:span><text:span text:style-name="T3"><draw:frame draw:style-name="fr1" text:anchor-type="as-char" svg:width="0.3126in" svg:height="0.0937in" draw:z-index="77"><draw:image xlink:href="Pictures/200000080000031A000000EEDFF9947E.wmf" xlink:type="simple" xlink:show="embed" xlink:actuate="onLoad"/></draw:frame></text:span><text:span text:style-name="T1"> ain't right</text:span></text:p>
      <text:p text:style-name="P3"><text:span text:style-name="T3"><draw:frame draw:style-name="fr1" text:anchor-type="as-char" svg:width="0.3957in" svg:height="0.1665in" draw:z-index="78"><draw:image xlink:href="Pictures/20000007000003ED000001DCFDAC43C6.wmf" xlink:type="simple" xlink:show="embed" xlink:actuate="onLoad"/></draw:frame></text:span><text:span text:style-name="T1"> Makes a man wanna holler improprieties, do you feel me?</text:span></text:p>
      <text:p text:style-name="P3"><text:span text:style-name="T3"><draw:frame draw:style-name="fr1" text:anchor-type="as-char" svg:width="0.3957in" svg:height="0.1665in" draw:z-index="79"><draw:image xlink:href="Pictures/20000007000003ED000001DCFDAC43C6.wmf" xlink:type="simple" xlink:show="embed" xlink:actuate="onLoad"/></draw:frame></text:span><text:span text:style-name="T1"> Let's talk about </text:span><text:span text:style-name="T3"><draw:frame draw:style-name="fr1" text:anchor-type="as-char" svg:width="0.5835in" svg:height="0.1252in" draw:z-index="80"><draw:image xlink:href="Pictures/20000008000005CA0000013EF6CE1958.wmf" xlink:type="simple" xlink:show="embed" xlink:actuate="onLoad"/></draw:frame></text:span><text:span text:style-name="T1"> horses</text:span></text:p>
      <text:p text:style-name="P3"><text:span text:style-name="T3"><draw:frame draw:style-name="fr1" text:anchor-type="as-char" svg:width="0.3957in" svg:height="0.1665in" draw:z-index="81"><draw:image xlink:href="Pictures/20000007000003ED000001DCFDAC43C6.wmf" xlink:type="simple" xlink:show="embed" xlink:actuate="onLoad"/></draw:frame></text:span><text:span text:style-name="T1"> Horses dude</text:span></text:p>
      <text:p text:style-name="P3"><text:soft-page-break/><text:span text:style-name="T3"><draw:frame draw:style-name="fr1" text:anchor-type="as-char" svg:width="0.3957in" svg:height="0.1665in" draw:z-index="82"><draw:image xlink:href="Pictures/20000007000003ED000001DCFDAC43C6.wmf" xlink:type="simple" xlink:show="embed" xlink:actuate="onLoad"/></draw:frame></text:span><text:span text:style-name="T1"> Horses</text:span></text:p>
      <text:p text:style-name="P3"><text:span text:style-name="T3"><draw:frame draw:style-name="fr1" text:anchor-type="as-char" svg:width="0.3957in" svg:height="0.1665in" draw:z-index="83"><draw:image xlink:href="Pictures/20000007000003ED000001DCFDAC43C6.wmf" xlink:type="simple" xlink:show="embed" xlink:actuate="onLoad"/></draw:frame></text:span><text:span text:style-name="T1"> Nuff said</text:span></text:p>
      <text:p text:style-name="P3"><text:span text:style-name="T3"><draw:frame draw:style-name="fr1" text:anchor-type="as-char" svg:width="0.3957in" svg:height="0.1665in" draw:z-index="84"><draw:image xlink:href="Pictures/20000007000003ED000001DCFDAC43C6.wmf" xlink:type="simple" xlink:show="embed" xlink:actuate="onLoad"/></draw:frame></text:span><text:span text:style-name="T1"> Do we have any milk?</text:span></text:p>
      <text:p text:style-name="P3"><text:span text:style-name="T3"><draw:frame draw:style-name="fr1" text:anchor-type="as-char" svg:width="0.3957in" svg:height="0.1665in" draw:z-index="85"><draw:image xlink:href="Pictures/20000007000003ED000001DCFDAC43C6.wmf" xlink:type="simple" xlink:show="embed" xlink:actuate="onLoad"/></draw:frame></text:span><text:span text:style-name="T1"> Ooh. What about a bow and arrow, are there any of those around?</text:span></text:p>
      <text:p text:style-name="P3"><text:span text:style-name="T3"><draw:frame draw:style-name="fr1" text:anchor-type="as-char" svg:width="0.3957in" svg:height="0.1665in" draw:z-index="86"><draw:image xlink:href="Pictures/20000007000003ED000001DCFDAC43C6.wmf" xlink:type="simple" xlink:show="embed" xlink:actuate="onLoad"/></draw:frame></text:span><text:span text:style-name="T1"> I'm jonesing HARD to tug at one, all like, reevaluate my proficiency at the most noble discipline </text:span></text:p>
      <text:p text:style-name="P3"><text:span text:style-name="T3"><draw:frame draw:style-name="fr1" text:anchor-type="as-char" svg:width="0.3957in" svg:height="0.1665in" draw:z-index="87"><draw:image xlink:href="Pictures/20000007000003ED000001DCFDAC43C6.wmf" xlink:type="simple" xlink:show="embed" xlink:actuate="onLoad"/></draw:frame></text:span><text:span text:style-name="T1"> What about milk, dude</text:span></text:p>
      <text:p text:style-name="P3"><text:span text:style-name="T3"><draw:frame draw:style-name="fr1" text:anchor-type="as-char" svg:width="0.3957in" svg:height="0.1665in" draw:z-index="88"><draw:image xlink:href="Pictures/20000007000003ED000001DCFDAC43C6.wmf" xlink:type="simple" xlink:show="embed" xlink:actuate="onLoad"/></draw:frame></text:span><text:span text:style-name="T1"> It seems I demand milk</text:span></text:p>
      <text:p text:style-name="P3"><text:span text:style-name="T3"><draw:frame draw:style-name="fr1" text:anchor-type="as-char" svg:width="0.3957in" svg:height="0.1665in" draw:z-index="89"><draw:image xlink:href="Pictures/20000007000003ED000001DCFDAC43C6.wmf" xlink:type="simple" xlink:show="embed" xlink:actuate="onLoad"/></draw:frame></text:span><text:span text:style-name="T1"> Oh yeah</text:span></text:p>
      <text:p text:style-name="P3"><text:span text:style-name="T3"><draw:frame draw:style-name="fr1" text:anchor-type="as-char" svg:width="0.3957in" svg:height="0.1665in" draw:z-index="90"><draw:image xlink:href="Pictures/20000007000003ED000001DCFDAC43C6.wmf" xlink:type="simple" xlink:show="embed" xlink:actuate="onLoad"/></draw:frame></text:span><text:span text:style-name="T1"> Just a lot of orange fizzy swill</text:span></text:p>
      <text:p text:style-name="P3"><text:span text:style-name="T3"><draw:frame draw:style-name="fr1" text:anchor-type="as-char" svg:width="0.3957in" svg:height="0.1665in" draw:z-index="91"><draw:image xlink:href="Pictures/20000007000003ED000001DCFDAC43C6.wmf" xlink:type="simple" xlink:show="embed" xlink:actuate="onLoad"/></draw:frame></text:span><text:span text:style-name="T1"> What was occuring in your think pan to accumulate such vile libations</text:span></text:p>
      <text:p text:style-name="P3"><text:span text:style-name="T3"><draw:frame draw:style-name="fr1" text:anchor-type="as-char" svg:width="0.3957in" svg:height="0.1665in" draw:z-index="92"><draw:image xlink:href="Pictures/20000007000003ED000001DCFDAC43C6.wmf" xlink:type="simple" xlink:show="embed" xlink:actuate="onLoad"/></draw:frame></text:span><text:span text:style-name="T1"> Just FYI, milk is the nectar of KINGS you </text:span><text:span text:style-name="T3"><draw:frame draw:style-name="fr1" text:anchor-type="as-char" svg:width="0.9063in" svg:height="0.1252in" draw:z-index="93"><draw:image xlink:href="Pictures/20000008000008FE0000013ED0D60FAB.wmf" xlink:type="simple" xlink:show="embed" xlink:actuate="onLoad"/></draw:frame></text:span><text:span text:style-name="T1"> nincompoop</text:span></text:p>
      <text:p text:style-name="P3"><text:span text:style-name="T3"><draw:frame draw:style-name="fr1" text:anchor-type="as-char" svg:width="0.3957in" svg:height="0.1665in" draw:z-index="94"><draw:image xlink:href="Pictures/20000007000003ED000001DCFDAC43C6.wmf" xlink:type="simple" xlink:show="embed" xlink:actuate="onLoad"/></draw:frame></text:span><text:span text:style-name="T1"> Touch my muscles Dirk</text:span></text:p>
      <text:p text:style-name="P3"><text:span text:style-name="T3"><draw:frame draw:style-name="fr1" text:anchor-type="as-char" svg:width="0.3957in" svg:height="0.1665in" draw:z-index="95"><draw:image xlink:href="Pictures/20000007000003ED000001DCFDAC43C6.wmf" xlink:type="simple" xlink:show="embed" xlink:actuate="onLoad"/></draw:frame></text:span><text:span text:style-name="T1"> Yes, do it</text:span></text:p>
      <text:p text:style-name="P3"><text:span text:style-name="T3"><draw:frame draw:style-name="fr1" text:anchor-type="as-char" svg:width="0.3957in" svg:height="0.1665in" draw:z-index="96"><draw:image xlink:href="Pictures/20000007000003ED000001DCFDAC43C6.wmf" xlink:type="simple" xlink:show="embed" xlink:actuate="onLoad"/></draw:frame></text:span><text:span text:style-name="T1"> I command you</text:span></text:p>
      <text:p text:style-name="P3"><text:span text:style-name="T3"><draw:frame draw:style-name="fr1" text:anchor-type="as-char" svg:width="0.3957in" svg:height="0.1665in" draw:z-index="97"><draw:image xlink:href="Pictures/20000007000003ED000001DCFDAC43C6.wmf" xlink:type="simple" xlink:show="embed" xlink:actuate="onLoad"/></draw:frame></text:span><text:span text:style-name="T1"> What if</text:span></text:p>
      <text:p text:style-name="P3"><text:span text:style-name="T3"><draw:frame draw:style-name="fr1" text:anchor-type="as-char" svg:width="0.3957in" svg:height="0.1665in" draw:z-index="98"><draw:image xlink:href="Pictures/20000007000003ED000001DCFDAC43C6.wmf" xlink:type="simple" xlink:show="embed" xlink:actuate="onLoad"/></draw:frame></text:span><text:span text:style-name="T1"> I touched your muscles</text:span></text:p>
      <text:p text:style-name="P3"><text:span text:style-name="T3"><draw:frame draw:style-name="fr1" text:anchor-type="as-char" svg:width="0.3957in" svg:height="0.1665in" draw:z-index="99"><draw:image xlink:href="Pictures/20000007000003ED000001DCFDAC43C6.wmf" xlink:type="simple" xlink:show="embed" xlink:actuate="onLoad"/></draw:frame></text:span><text:span text:style-name="T1"> Like for comparison's sake</text:span></text:p>
      <text:p text:style-name="P3"><text:span text:style-name="T3"><draw:frame draw:style-name="fr1" text:anchor-type="as-char" svg:width="0.3957in" svg:height="0.1665in" draw:z-index="100"><draw:image xlink:href="Pictures/20000007000003ED000001DCFDAC43C6.wmf" xlink:type="simple" xlink:show="embed" xlink:actuate="onLoad"/></draw:frame></text:span><text:span text:style-name="T1"> Wait what if</text:span></text:p>
      <text:p text:style-name="P3"><text:span text:style-name="T3"><draw:frame draw:style-name="fr1" text:anchor-type="as-char" svg:width="0.3957in" svg:height="0.1665in" draw:z-index="101"><draw:image xlink:href="Pictures/20000007000003ED000001DCFDAC43C6.wmf" xlink:type="simple" xlink:show="embed" xlink:actuate="onLoad"/></draw:frame></text:span><text:span text:style-name="T1"> Good heavens</text:span></text:p>
      <text:p text:style-name="P3"><text:span text:style-name="T3"><draw:frame draw:style-name="fr1" text:anchor-type="as-char" svg:width="0.3957in" svg:height="0.1665in" draw:z-index="102"><draw:image xlink:href="Pictures/20000007000003ED000001DCFDAC43C6.wmf" xlink:type="simple" xlink:show="embed" xlink:actuate="onLoad"/></draw:frame></text:span><text:span text:style-name="T1"> A rather inappropriate thought just galloped across my matri%</text:span></text:p>
      <text:p text:style-name="P3"><text:span text:style-name="T3"><draw:frame draw:style-name="fr1" text:anchor-type="as-char" svg:width="0.3957in" svg:height="0.1665in" draw:z-index="103"><draw:image xlink:href="Pictures/20000007000003ED000001DCFDAC43C6.wmf" xlink:type="simple" xlink:show="embed" xlink:actuate="onLoad"/></draw:frame></text:span><text:span text:style-name="T1"> What if</text:span></text:p>
      <text:p text:style-name="P3"><text:span text:style-name="T3"><draw:frame draw:style-name="fr1" text:anchor-type="as-char" svg:width="0.3957in" svg:height="0.1665in" draw:z-index="104"><draw:image xlink:href="Pictures/20000007000003ED000001DCFDAC43C6.wmf" xlink:type="simple" xlink:show="embed" xlink:actuate="onLoad"/></draw:frame></text:span><text:span text:style-name="T1"> You ordered me to touch your muscles</text:span></text:p>
      <text:p text:style-name="P3"><text:span text:style-name="T3"><draw:frame draw:style-name="fr1" text:anchor-type="as-char" svg:width="0.3957in" svg:height="0.1665in" draw:z-index="105"><draw:image xlink:href="Pictures/20000007000003ED000001DCFDAC43C6.wmf" xlink:type="simple" xlink:show="embed" xlink:actuate="onLoad"/></draw:frame></text:span><text:span text:style-name="T1"> Do it</text:span></text:p>
      <text:p text:style-name="P3"><text:soft-page-break/><text:span text:style-name="T3"><draw:frame draw:style-name="fr1" text:anchor-type="as-char" svg:width="0.3957in" svg:height="0.1665in" draw:z-index="106"><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107"><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108"><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109"><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110"><draw:image xlink:href="Pictures/20000007000003ED000001DCFDAC43C6.wmf" xlink:type="simple" xlink:show="embed" xlink:actuate="onLoad"/></draw:frame></text:span><text:span text:style-name="T1"> Yes</text:span></text:p>
      <text:p text:style-name="P3"><text:span text:style-name="T3"><draw:frame draw:style-name="fr1" text:anchor-type="as-char" svg:width="0.3957in" svg:height="0.1665in" draw:z-index="111"><draw:image xlink:href="Pictures/20000007000003ED000001DCFDAC43C6.wmf" xlink:type="simple" xlink:show="embed" xlink:actuate="onLoad"/></draw:frame></text:span><text:span text:style-name="T1"> Maybe</text:span></text:p>
      <text:p text:style-name="P2">_</text:p>
      <text:p text:style-name="P1">Act 6 Act 5 Act 2</text:p>
      <text:p text:style-name="P2">_</text:p>
      <text:p text:style-name="P2">3. DiSt3: =007657</text:p>
      <text:p text:style-name="P4"><text:span text:style-name="T3"><draw:frame draw:style-name="fr1" text:anchor-type="as-char" svg:width="0.3957in" svg:height="0.1665in" draw:z-index="112"><draw:image xlink:href="Pictures/20000007000003ED000001DCFDAC43C6.wmf" xlink:type="simple" xlink:show="embed" xlink:actuate="onLoad"/></draw:frame></text:span><text:span text:style-name="T1"> Mister bro, listen to my advice</text:span></text:p>
      <text:p text:style-name="P4"><text:span text:style-name="T3"><draw:frame draw:style-name="fr1" text:anchor-type="as-char" svg:width="0.3957in" svg:height="0.1665in" draw:z-index="113"><draw:image xlink:href="Pictures/20000007000003ED000001DCFDAC43C6.wmf" xlink:type="simple" xlink:show="embed" xlink:actuate="onLoad"/></draw:frame></text:span><text:span text:style-name="T1"> I think you should just go for it</text:span></text:p>
      <text:p text:style-name="P4"><text:span text:style-name="T3"><draw:frame draw:style-name="fr1" text:anchor-type="as-char" svg:width="0.3957in" svg:height="0.1665in" draw:z-index="114"><draw:image xlink:href="Pictures/20000007000003ED000001DCFDAC43C6.wmf" xlink:type="simple" xlink:show="embed" xlink:actuate="onLoad"/></draw:frame></text:span><text:span text:style-name="T1"> This is coming not only from your mystical guide, not only from an alternate version of yourself, but from a dude with a </text:span><text:span text:style-name="T3"><draw:frame draw:style-name="fr1" text:anchor-type="as-char" svg:width="0.5835in" svg:height="0.1252in" draw:z-index="115"><draw:image xlink:href="Pictures/20000008000005CA0000013EF6CE1958.wmf" xlink:type="simple" xlink:show="embed" xlink:actuate="onLoad"/></draw:frame></text:span><text:span text:style-name="T1"> spectacular body</text:span></text:p>
      <text:p text:style-name="P4"><text:span text:style-name="T3"><draw:frame draw:style-name="fr1" text:anchor-type="as-char" svg:width="0.3957in" svg:height="0.1665in" draw:z-index="116"><draw:image xlink:href="Pictures/20000007000003ED000001DCFDAC43C6.wmf" xlink:type="simple" xlink:show="embed" xlink:actuate="onLoad"/></draw:frame></text:span><text:span text:style-name="T1"> We both know you're never going to be happy under ordinary circumstances</text:span></text:p>
      <text:p text:style-name="P4"><text:span text:style-name="T3"><draw:frame draw:style-name="fr1" text:anchor-type="as-char" svg:width="0.3957in" svg:height="0.1665in" draw:z-index="117"><draw:image xlink:href="Pictures/20000007000003ED000001DCFDAC43C6.wmf" xlink:type="simple" xlink:show="embed" xlink:actuate="onLoad"/></draw:frame></text:span><text:span text:style-name="T1"> You just do not have the right kind of think pan to sustain that emotion</text:span></text:p>
      <text:p text:style-name="P4"><text:span text:style-name="T3"><draw:frame draw:style-name="fr1" text:anchor-type="as-char" svg:width="0.3957in" svg:height="0.1665in" draw:z-index="118"><draw:image xlink:href="Pictures/20000007000003ED000001DCFDAC43C6.wmf" xlink:type="simple" xlink:show="embed" xlink:actuate="onLoad"/></draw:frame></text:span><text:span text:style-name="T1"> 100k at me. I needed to merge a sweaty guy who loves horses in order to be happy</text:span></text:p>
      <text:p text:style-name="P4"><text:span text:style-name="T3"><draw:frame draw:style-name="fr1" text:anchor-type="as-char" svg:width="0.3957in" svg:height="0.1665in" draw:z-index="119"><draw:image xlink:href="Pictures/20000007000003ED000001DCFDAC43C6.wmf" xlink:type="simple" xlink:show="embed" xlink:actuate="onLoad"/></draw:frame></text:span><text:span text:style-name="T1"> Gosh </text:span><text:span text:style-name="T3"><draw:frame draw:style-name="fr1" text:anchor-type="as-char" svg:width="0.4898in" svg:height="0.0937in" draw:z-index="120"><draw:image xlink:href="Pictures/20000008000004DC000000EE3E9B2C8E.wmf" xlink:type="simple" xlink:show="embed" xlink:actuate="onLoad"/></draw:frame></text:span><text:span text:style-name="T1"> horses Dirk</text:span></text:p>
      <text:p text:style-name="P4"><text:span text:style-name="T3"><draw:frame draw:style-name="fr1" text:anchor-type="as-char" svg:width="0.3957in" svg:height="0.1665in" draw:z-index="121"><draw:image xlink:href="Pictures/20000007000003ED000001DCFDAC43C6.wmf" xlink:type="simple" xlink:show="embed" xlink:actuate="onLoad"/></draw:frame></text:span><text:span text:style-name="T1"> I think about them all the time while I fle% and it makes me smile</text:span></text:p>
      <text:p text:style-name="P4"><text:span text:style-name="T3"><draw:frame draw:style-name="fr1" text:anchor-type="as-char" svg:width="0.3957in" svg:height="0.1665in" draw:z-index="122"><draw:image xlink:href="Pictures/20000007000003ED000001DCFDAC43C6.wmf" xlink:type="simple" xlink:show="embed" xlink:actuate="onLoad"/></draw:frame></text:span><text:span text:style-name="T1"> It seems that similarly e%treme measures will be needed for you as well</text:span></text:p>
      <text:p text:style-name="P2">_</text:p>
      <text:p text:style-name="P2">4. =007658</text:p>
      <text:p text:style-name="P4"><text:soft-page-break/><text:span text:style-name="T3"><draw:frame draw:style-name="fr1" text:anchor-type="as-char" svg:width="0.3957in" svg:height="0.1665in" draw:z-index="123"><draw:image xlink:href="Pictures/20000007000003ED000001DCFDAC43C6.wmf" xlink:type="simple" xlink:show="embed" xlink:actuate="onLoad"/></draw:frame></text:span><text:span text:style-name="T1"> You there. Small servant with the umbrella</text:span></text:p>
      <text:p text:style-name="P4"><text:span text:style-name="T3"><draw:frame draw:style-name="fr1" text:anchor-type="as-char" svg:width="0.3957in" svg:height="0.1665in" draw:z-index="124"><draw:image xlink:href="Pictures/20000007000003ED000001DCFDAC43C6.wmf" xlink:type="simple" xlink:show="embed" xlink:actuate="onLoad"/></draw:frame></text:span><text:span text:style-name="T1"> Fetch me a towel at once</text:span></text:p>
      <text:p text:style-name="P2">_</text:p>
      <text:p text:style-name="P2">5. DiSt4; TrRx1; TrJn1; TrJk1; ES1; FS1: =007659</text:p>
      <text:p text:style-name="P4"><text:span text:style-name="T3"><draw:frame draw:style-name="fr1" text:anchor-type="as-char" svg:width="0.3957in" svg:height="0.1665in" draw:z-index="125"><draw:image xlink:href="Pictures/20000007000003ED000001DCFDAC43C6.wmf" xlink:type="simple" xlink:show="embed" xlink:actuate="onLoad"/></draw:frame></text:span><text:span text:style-name="T1"> Hahaha! Dude, this is heavily ridiculous</text:span></text:p>
      <text:p text:style-name="P4"><text:span text:style-name="T3"><draw:frame draw:style-name="fr1" text:anchor-type="as-char" svg:width="0.3957in" svg:height="0.1665in" draw:z-index="126"><draw:image xlink:href="Pictures/20000007000003ED000001DCFDAC43C6.wmf" xlink:type="simple" xlink:show="embed" xlink:actuate="onLoad"/></draw:frame></text:span><text:span text:style-name="T1"> Your brain is so impenetrable, not even this </text:span></text:p>
      <text:p text:style-name="P3"><text:span text:style-name="T3"><draw:frame draw:style-name="fr1" text:anchor-type="as-char" svg:width="0.2291in" svg:height="0.0626in" draw:z-index="127"><draw:image xlink:href="Pictures/20000008000002460000009F8711A038.wmf" xlink:type="simple" xlink:show="embed" xlink:actuate="onLoad"/></draw:frame></text:span><text:span text:style-name="T1">hole candy magic can lighten you up</text:span></text:p>
      <text:p text:style-name="P3"><text:span text:style-name="T3"><draw:frame draw:style-name="fr1" text:anchor-type="as-char" svg:width="0.3957in" svg:height="0.1665in" draw:z-index="128"><draw:image xlink:href="Pictures/20000007000003ED000001DCFDAC43C6.wmf" xlink:type="simple" xlink:show="embed" xlink:actuate="onLoad"/></draw:frame></text:span><text:span text:style-name="T1"> I'm so mother fussing amused by this</text:span></text:p>
      <text:p text:style-name="P3"><text:span text:style-name="T3"><draw:frame draw:style-name="fr1" text:anchor-type="as-char" svg:width="0.3957in" svg:height="0.1665in" draw:z-index="129"><draw:image xlink:href="Pictures/20000007000003ED000001DCFDAC43C6.wmf" xlink:type="simple" xlink:show="embed" xlink:actuate="onLoad"/></draw:frame></text:span><text:span text:style-name="T1"> I'm afraid he can't, Hypersugar Roxy</text:span></text:p>
      <text:p text:style-name="P3"><text:span text:style-name="T3"><draw:frame draw:style-name="fr1" text:anchor-type="as-char" svg:width="0.3957in" svg:height="0.1665in" draw:z-index="130"><draw:image xlink:href="Pictures/20000007000003ED000001DCFDAC43C6.wmf" xlink:type="simple" xlink:show="embed" xlink:actuate="onLoad"/></draw:frame></text:span><text:span text:style-name="T1"> His mind is as dense as my muscles are STONG</text:span></text:p>
      <text:p text:style-name="P3"><text:span text:style-name="T3"><draw:frame draw:style-name="fr1" text:anchor-type="as-char" svg:width="0.3957in" svg:height="0.1665in" draw:z-index="131"><draw:image xlink:href="Pictures/20000007000003ED000001DCFDAC43C6.wmf" xlink:type="simple" xlink:show="embed" xlink:actuate="onLoad"/></draw:frame></text:span><text:span text:style-name="T1"> By the way, would you like to feel my muscles, Roxy?</text:span></text:p>
      <text:p text:style-name="P4"><text:span text:style-name="T3"><draw:frame draw:style-name="fr1" text:anchor-type="as-char" svg:width="0.3957in" svg:height="0.1665in" draw:z-index="132"><draw:image xlink:href="Pictures/20000007000003ED000001DCFDAC43C6.wmf" xlink:type="simple" xlink:show="embed" xlink:actuate="onLoad"/></draw:frame></text:span><text:span text:style-name="T1"> You herd the woman, Dirk</text:span></text:p>
      <text:p text:style-name="P4"><text:span text:style-name="T3"><draw:frame draw:style-name="fr1" text:anchor-type="as-char" svg:width="0.3957in" svg:height="0.1665in" draw:z-index="133"><draw:image xlink:href="Pictures/20000007000003ED000001DCFDAC43C6.wmf" xlink:type="simple" xlink:show="embed" xlink:actuate="onLoad"/></draw:frame></text:span><text:span text:style-name="T1"> Quit stallion, trot on over here and touch my goof darned muscles</text:span></text:p>
      <text:p text:style-name="P4"><text:span text:style-name="T3"><draw:frame draw:style-name="fr1" text:anchor-type="as-char" svg:width="0.3957in" svg:height="0.1665in" draw:z-index="134"><draw:image xlink:href="Pictures/20000007000003ED000001DCFDAC43C6.wmf" xlink:type="simple" xlink:show="embed" xlink:actuate="onLoad"/></draw:frame></text:span><text:span text:style-name="T1"> Dirk, it seems my muscles are a hit</text:span></text:p>
      <text:p text:style-name="P4"><text:span text:style-name="T3"><draw:frame draw:style-name="fr1" text:anchor-type="as-char" svg:width="0.3957in" svg:height="0.1665in" draw:z-index="135"><draw:image xlink:href="Pictures/20000007000003ED000001DCFDAC43C6.wmf" xlink:type="simple" xlink:show="embed" xlink:actuate="onLoad"/></draw:frame></text:span><text:span text:style-name="T1"> Are you absolutely sure you won't feast your hands on this Grade A Beef?</text:span></text:p>
      <text:p text:style-name="P4"><text:span text:style-name="T3"><draw:frame draw:style-name="fr1" text:anchor-type="as-char" svg:width="0.3957in" svg:height="0.1665in" draw:z-index="136"><draw:image xlink:href="Pictures/20000007000003ED000001DCFDAC43C6.wmf" xlink:type="simple" xlink:show="embed" xlink:actuate="onLoad"/></draw:frame></text:span><text:span text:style-name="T1"> E%cuse me, you there</text:span></text:p>
      <text:p text:style-name="P4"><text:span text:style-name="T3"><draw:frame draw:style-name="fr1" text:anchor-type="as-char" svg:width="0.3957in" svg:height="0.1665in" draw:z-index="137"><draw:image xlink:href="Pictures/20000007000003ED000001DCFDAC43C6.wmf" xlink:type="simple" xlink:show="embed" xlink:actuate="onLoad"/></draw:frame></text:span><text:span text:style-name="T1"> Unsavory concoction of royality and peasantry</text:span></text:p>
      <text:p text:style-name="P4"><text:span text:style-name="T3"><draw:frame draw:style-name="fr1" text:anchor-type="as-char" svg:width="0.3957in" svg:height="0.1665in" draw:z-index="138"><draw:image xlink:href="Pictures/20000007000003ED000001DCFDAC43C6.wmf" xlink:type="simple" xlink:show="embed" xlink:actuate="onLoad"/></draw:frame></text:span><text:span text:style-name="T1"> Come grope my humongous biceps</text:span></text:p>
      <text:p text:style-name="P4"><text:span text:style-name="T3"><draw:frame draw:style-name="fr1" text:anchor-type="as-char" svg:width="0.3957in" svg:height="0.1665in" draw:z-index="139"><draw:image xlink:href="Pictures/20000007000003ED000001DCFDAC43C6.wmf" xlink:type="simple" xlink:show="embed" xlink:actuate="onLoad"/></draw:frame></text:span><text:span text:style-name="T1"> Yes, do it</text:span></text:p>
      <text:p text:style-name="P4"><text:span text:style-name="T3"><draw:frame draw:style-name="fr1" text:anchor-type="as-char" svg:width="0.3957in" svg:height="0.1665in" draw:z-index="140"><draw:image xlink:href="Pictures/20000007000003ED000001DCFDAC43C6.wmf" xlink:type="simple" xlink:show="embed" xlink:actuate="onLoad"/></draw:frame></text:span><text:span text:style-name="T1"> Alright, no takers there I see. Only a pair of grotesque philistines blustering through the same coarse ignorance tunnel</text:span></text:p>
      <text:p text:style-name="P4"><text:span text:style-name="T3"><draw:frame draw:style-name="fr1" text:anchor-type="as-char" svg:width="0.3957in" svg:height="0.1665in" draw:z-index="141"><draw:image xlink:href="Pictures/20000007000003ED000001DCFDAC43C6.wmf" xlink:type="simple" xlink:show="embed" xlink:actuate="onLoad"/></draw:frame></text:span><text:span text:style-name="T1"> What about you, miss unpalatable combination of Feferi and</text:span></text:p>
      <text:p text:style-name="P4"><text:span text:style-name="T3"><draw:frame draw:style-name="fr1" text:anchor-type="as-char" svg:width="0.3957in" svg:height="0.1665in" draw:z-index="142"><draw:image xlink:href="Pictures/20000007000003ED000001DCFDAC43C6.wmf" xlink:type="simple" xlink:show="embed" xlink:actuate="onLoad"/></draw:frame></text:span><text:span text:style-name="T1"> And</text:span></text:p>
      <text:p text:style-name="P4"><text:span text:style-name="T3"><draw:frame draw:style-name="fr1" text:anchor-type="as-char" svg:width="0.3957in" svg:height="0.1665in" draw:z-index="143"><draw:image xlink:href="Pictures/20000007000003ED000001DCFDAC43C6.wmf" xlink:type="simple" xlink:show="embed" xlink:actuate="onLoad"/></draw:frame></text:span><text:span text:style-name="T1"> Oh</text:span></text:p>
      <text:p text:style-name="P4"><text:soft-page-break/><text:span text:style-name="T3"><draw:frame draw:style-name="fr1" text:anchor-type="as-char" svg:width="0.3957in" svg:height="0.1665in" draw:z-index="144"><draw:image xlink:href="Pictures/20000007000003ED000001DCFDAC43C6.wmf" xlink:type="simple" xlink:show="embed" xlink:actuate="onLoad"/></draw:frame></text:span><text:span text:style-name="T1"> Oh no</text:span></text:p>
      <text:p text:style-name="P4"><text:span text:style-name="T3"><draw:frame draw:style-name="fr1" text:anchor-type="as-char" svg:width="0.3957in" svg:height="0.1665in" draw:z-index="145"><draw:image xlink:href="Pictures/20000007000003ED000001DCFDAC43C6.wmf" xlink:type="simple" xlink:show="embed" xlink:actuate="onLoad"/></draw:frame></text:span><text:span text:style-name="T1"> Dirk</text:span></text:p>
      <text:p text:style-name="P4"><text:span text:style-name="T3"><draw:frame draw:style-name="fr1" text:anchor-type="as-char" svg:width="0.3957in" svg:height="0.1665in" draw:z-index="146"><draw:image xlink:href="Pictures/20000007000003ED000001DCFDAC43C6.wmf" xlink:type="simple" xlink:show="embed" xlink:actuate="onLoad"/></draw:frame></text:span><text:span text:style-name="T1"> Dirk, help, I'm having a problem</text:span></text:p>
      <text:p text:style-name="P4"><text:span text:style-name="T3"><draw:frame draw:style-name="fr1" text:anchor-type="as-char" svg:width="0.3957in" svg:height="0.1665in" draw:z-index="147"><draw:image xlink:href="Pictures/20000007000003ED000001DCFDAC43C6.wmf" xlink:type="simple" xlink:show="embed" xlink:actuate="onLoad"/></draw:frame></text:span><text:span text:style-name="T1"> A part of me is having a very STORNG emotional reaction which I don't like</text:span></text:p>
      <text:p text:style-name="P4"><text:span text:style-name="T3"><draw:frame draw:style-name="fr1" text:anchor-type="as-char" svg:width="0.3957in" svg:height="0.1665in" draw:z-index="148"><draw:image xlink:href="Pictures/20000007000003ED000001DCFDAC43C6.wmf" xlink:type="simple" xlink:show="embed" xlink:actuate="onLoad"/></draw:frame></text:span><text:span text:style-name="T1"> It's a part of myself I'm ashamed of</text:span></text:p>
      <text:p text:style-name="P4"><text:span text:style-name="T3"><draw:frame draw:style-name="fr1" text:anchor-type="as-char" svg:width="0.3957in" svg:height="0.1665in" draw:z-index="149"><draw:image xlink:href="Pictures/20000007000003ED000001DCFDAC43C6.wmf" xlink:type="simple" xlink:show="embed" xlink:actuate="onLoad"/></draw:frame></text:span><text:span text:style-name="T1"> The troll part. It did something shameful once</text:span></text:p>
      <text:p text:style-name="P4"><text:span text:style-name="T3"><draw:frame draw:style-name="fr1" text:anchor-type="as-char" svg:width="0.3957in" svg:height="0.1665in" draw:z-index="150"><draw:image xlink:href="Pictures/20000007000003ED000001DCFDAC43C6.wmf" xlink:type="simple" xlink:show="embed" xlink:actuate="onLoad"/></draw:frame></text:span><text:span text:style-name="T1"> I do not find such emotions to be an acceptable feature of my new e%istence</text:span></text:p>
      <text:p text:style-name="P4"><text:span text:style-name="T3"><draw:frame draw:style-name="fr1" text:anchor-type="as-char" svg:width="0.3957in" svg:height="0.1665in" draw:z-index="151"><draw:image xlink:href="Pictures/20000007000003ED000001DCFDAC43C6.wmf" xlink:type="simple" xlink:show="embed" xlink:actuate="onLoad"/></draw:frame></text:span><text:span text:style-name="T1"> How can I make this feeling go away</text:span></text:p>
      <text:p text:style-name="P4"><text:span text:style-name="T3"><draw:frame draw:style-name="fr1" text:anchor-type="as-char" svg:width="0.3957in" svg:height="0.1665in" draw:z-index="152"><draw:image xlink:href="Pictures/20000007000003ED000001DCFDAC43C6.wmf" xlink:type="simple" xlink:show="embed" xlink:actuate="onLoad"/></draw:frame></text:span><text:span text:style-name="T1"> Dirk, I command you to instruct me how to eliminate these emotions</text:span></text:p>
      <text:p text:style-name="P4"><text:span text:style-name="T3"><draw:frame draw:style-name="fr1" text:anchor-type="as-char" svg:width="0.3957in" svg:height="0.1665in" draw:z-index="153"><draw:image xlink:href="Pictures/20000007000003ED000001DCFDAC43C6.wmf" xlink:type="simple" xlink:show="embed" xlink:actuate="onLoad"/></draw:frame></text:span><text:span text:style-name="T1"> No. That's awful</text:span></text:p>
      <text:p text:style-name="P4"><text:span text:style-name="T3"><draw:frame draw:style-name="fr1" text:anchor-type="as-char" svg:width="0.3957in" svg:height="0.1665in" draw:z-index="154"><draw:image xlink:href="Pictures/20000007000003ED000001DCFDAC43C6.wmf" xlink:type="simple" xlink:show="embed" xlink:actuate="onLoad"/></draw:frame></text:span><text:span text:style-name="T1"> I dont't know what to do</text:span></text:p>
      <text:p text:style-name="P4"><text:span text:style-name="T3"><draw:frame draw:style-name="fr1" text:anchor-type="as-char" svg:width="0.3957in" svg:height="0.1665in" draw:z-index="155"><draw:image xlink:href="Pictures/20000007000003ED000001DCFDAC43C6.wmf" xlink:type="simple" xlink:show="embed" xlink:actuate="onLoad"/></draw:frame></text:span><text:span text:style-name="T1"> With all of my astounding STRENGTH, both muscular and cerebral, how can I be stymied so?</text:span></text:p>
      <text:p text:style-name="P4"><text:span text:style-name="T3"><draw:frame draw:style-name="fr1" text:anchor-type="as-char" svg:width="0.3957in" svg:height="0.1665in" draw:z-index="156"><draw:image xlink:href="Pictures/20000007000003ED000001DCFDAC43C6.wmf" xlink:type="simple" xlink:show="embed" xlink:actuate="onLoad"/></draw:frame></text:span><text:span text:style-name="T1"> Dying was better than having to live with the shame which was ironically caused by the very death in question</text:span></text:p>
      <text:p text:style-name="P4"><text:span text:style-name="T3"><draw:frame draw:style-name="fr1" text:anchor-type="as-char" svg:width="0.3957in" svg:height="0.1665in" draw:z-index="157"><draw:image xlink:href="Pictures/20000007000003ED000001DCFDAC43C6.wmf" xlink:type="simple" xlink:show="embed" xlink:actuate="onLoad"/></draw:frame></text:span><text:span text:style-name="T1"> You, seadwelling mustard b100d</text:span></text:p>
      <text:p text:style-name="P4"><text:span text:style-name="T3"><draw:frame draw:style-name="fr1" text:anchor-type="as-char" svg:width="0.3957in" svg:height="0.1665in" draw:z-index="158"><draw:image xlink:href="Pictures/20000007000003ED000001DCFDAC43C6.wmf" xlink:type="simple" xlink:show="embed" xlink:actuate="onLoad"/></draw:frame></text:span><text:span text:style-name="T1"> Half of me commands the peasant half of you to resolve my emotional turmoil, while humbly requesting the noble half of you to do the same</text:span></text:p>
      <text:p text:style-name="P4"><text:span text:style-name="T3"><draw:frame draw:style-name="fr1" text:anchor-type="as-char" svg:width="0.3957in" svg:height="0.1665in" draw:z-index="159"><draw:image xlink:href="Pictures/20000007000003ED000001DCFDAC43C6.wmf" xlink:type="simple" xlink:show="embed" xlink:actuate="onLoad"/></draw:frame></text:span><text:span text:style-name="T1"> The other half of me doesn't give a flying hoot about your lame caste bull</text:span><text:span text:style-name="T3"><draw:frame draw:style-name="fr1" text:anchor-type="as-char" svg:width="0.3126in" svg:height="0.0937in" draw:z-index="160"><draw:image xlink:href="Pictures/200000080000031A000000EEDFF9947E.wmf" xlink:type="simple" xlink:show="embed" xlink:actuate="onLoad"/></draw:frame></text:span><text:span text:style-name="T1"> and is just kind of freaking out internally about this</text:span></text:p>
      <text:p text:style-name="P4"><text:span text:style-name="T3"><draw:frame draw:style-name="fr1" text:anchor-type="as-char" svg:width="0.3957in" svg:height="0.1665in" draw:z-index="161"><draw:image xlink:href="Pictures/20000007000003ED000001DCFDAC43C6.wmf" xlink:type="simple" xlink:show="embed" xlink:actuate="onLoad"/></draw:frame></text:span><text:span text:style-name="T1"> You're right, I must speak to her</text:span></text:p>
      <text:p text:style-name="P4"><text:span text:style-name="T3"><draw:frame draw:style-name="fr1" text:anchor-type="as-char" svg:width="0.3957in" svg:height="0.1665in" draw:z-index="162"><draw:image xlink:href="Pictures/20000007000003ED000001DCFDAC43C6.wmf" xlink:type="simple" xlink:show="embed" xlink:actuate="onLoad"/></draw:frame></text:span><text:span text:style-name="T1"> Nepeta, I swore that I would protect you, but I failed</text:span></text:p>
      <text:p text:style-name="P4"><text:span text:style-name="T3"><draw:frame draw:style-name="fr1" text:anchor-type="as-char" svg:width="0.3957in" svg:height="0.1665in" draw:z-index="163"><draw:image xlink:href="Pictures/20000007000003ED000001DCFDAC43C6.wmf" xlink:type="simple" xlink:show="embed" xlink:actuate="onLoad"/></draw:frame></text:span><text:span text:style-name="T1"> In a moment of weakness my reverence for a superior got the better of me, and instead of standing up for you I decided to bow </text:span><text:soft-page-break/><text:span text:style-name="T1">before a stupid </text:span><text:span text:style-name="T3"><draw:frame draw:style-name="fr1" text:anchor-type="as-char" svg:width="0.5835in" svg:height="0.1252in" draw:z-index="164"><draw:image xlink:href="Pictures/20000008000005CA0000013EF6CE1958.wmf" xlink:type="simple" xlink:show="embed" xlink:actuate="onLoad"/></draw:frame></text:span><text:span text:style-name="T1"> juggalo or something? What?</text:span></text:p>
      <text:p text:style-name="P4"><text:span text:style-name="T3"><draw:frame draw:style-name="fr1" text:anchor-type="as-char" svg:width="0.3957in" svg:height="0.1665in" draw:z-index="165"><draw:image xlink:href="Pictures/20000007000003ED000001DCFDAC43C6.wmf" xlink:type="simple" xlink:show="embed" xlink:actuate="onLoad"/></draw:frame></text:span><text:span text:style-name="T1"> Wait, I actually did that? What the fresh nickering </text:span><text:span text:style-name="T3"><draw:frame draw:style-name="fr1" text:anchor-type="as-char" svg:width="0.3335in" svg:height="0.0937in" draw:z-index="166"><draw:image xlink:href="Pictures/200000080000034F000000EE6CC14754.wmf" xlink:type="simple" xlink:show="embed" xlink:actuate="onLoad"/></draw:frame></text:span><text:span text:style-name="T1"> is WRONG with me?</text:span></text:p>
      <text:p text:style-name="P4"><text:span text:style-name="T3"><draw:frame draw:style-name="fr1" text:anchor-type="as-char" svg:width="0.3957in" svg:height="0.1665in" draw:z-index="167"><draw:image xlink:href="Pictures/20000007000003ED000001DCFDAC43C6.wmf" xlink:type="simple" xlink:show="embed" xlink:actuate="onLoad"/></draw:frame></text:span><text:span text:style-name="T1"> I am not a perfect man, Nepeta. Nor am I "purrfect" as you might say. What the fudge? A cat pun? Let's pull our </text:span><text:span text:style-name="T3"><draw:frame draw:style-name="fr1" text:anchor-type="as-char" svg:width="0.3126in" svg:height="0.0937in" draw:z-index="168"><draw:image xlink:href="Pictures/200000080000031A000000EEDFF9947E.wmf" xlink:type="simple" xlink:show="embed" xlink:actuate="onLoad"/></draw:frame></text:span><text:span text:style-name="T1"> together dude, this emotional state is mad abysmal</text:span></text:p>
      <text:p text:style-name="P4"><text:span text:style-name="T3"><draw:frame draw:style-name="fr1" text:anchor-type="as-char" svg:width="0.3957in" svg:height="0.1665in" draw:z-index="169"><draw:image xlink:href="Pictures/20000007000003ED000001DCFDAC43C6.wmf" xlink:type="simple" xlink:show="embed" xlink:actuate="onLoad"/></draw:frame></text:span><text:span text:style-name="T1"> But in any case, I hope you can find it within your kind olive pump biscuit to... forgive...</text:span></text:p>
      <text:p text:style-name="P4"><text:span text:style-name="T3"><draw:frame draw:style-name="fr1" text:anchor-type="as-char" svg:width="0.3957in" svg:height="0.1665in" draw:z-index="170"><draw:image xlink:href="Pictures/20000007000003ED000001DCFDAC43C6.wmf" xlink:type="simple" xlink:show="embed" xlink:actuate="onLoad"/></draw:frame></text:span><text:span text:style-name="T1"> NO!</text:span></text:p>
      <text:p text:style-name="P4"><text:span text:style-name="T3"><draw:frame draw:style-name="fr1" text:anchor-type="as-char" svg:width="0.3957in" svg:height="0.1665in" draw:z-index="171"><draw:image xlink:href="Pictures/20000007000003ED000001DCFDAC43C6.wmf" xlink:type="simple" xlink:show="embed" xlink:actuate="onLoad"/></draw:frame></text:span><text:span text:style-name="T1"> GOSH DANGIT! I don't deserve to be forgiven, what am I saying! The </text:span><text:span text:style-name="T3"><draw:frame draw:style-name="fr1" text:anchor-type="as-char" svg:width="0.3126in" svg:height="0.0937in" draw:z-index="172"><draw:image xlink:href="Pictures/200000080000031A000000EEDFF9947E.wmf" xlink:type="simple" xlink:show="embed" xlink:actuate="onLoad"/></draw:frame></text:span><text:span text:style-name="T1"> I pulled on you was so bad... I just can't even...</text:span></text:p>
      <text:p text:style-name="P4"><text:span text:style-name="T3"><draw:frame draw:style-name="fr1" text:anchor-type="as-char" svg:width="0.3957in" svg:height="0.1665in" draw:z-index="173"><draw:image xlink:href="Pictures/20000007000003ED000001DCFDAC43C6.wmf" xlink:type="simple" xlink:show="embed" xlink:actuate="onLoad"/></draw:frame></text:span><text:span text:style-name="T1"> Allow me to finish, sir/peon</text:span></text:p>
      <text:p text:style-name="P4"><text:span text:style-name="T3"><draw:frame draw:style-name="fr1" text:anchor-type="as-char" svg:width="0.3957in" svg:height="0.1665in" draw:z-index="174"><draw:image xlink:href="Pictures/20000007000003ED000001DCFDAC43C6.wmf" xlink:type="simple" xlink:show="embed" xlink:actuate="onLoad"/></draw:frame></text:span><text:span text:style-name="T1"> Nepeta, you will disregard any conversation directed at Feferi and focus solely on my attempted statements of contrition</text:span></text:p>
      <text:p text:style-name="P4"><text:span text:style-name="T3"><draw:frame draw:style-name="fr1" text:anchor-type="as-char" svg:width="0.3957in" svg:height="0.1665in" draw:z-index="175"><draw:image xlink:href="Pictures/20000007000003ED000001DCFDAC43C6.wmf" xlink:type="simple" xlink:show="embed" xlink:actuate="onLoad"/></draw:frame></text:span><text:span text:style-name="T1"> Do not address Feferi while I'm talking Nepeta</text:span></text:p>
      <text:p text:style-name="P4"><text:span text:style-name="T3"><draw:frame draw:style-name="fr1" text:anchor-type="as-char" svg:width="0.3957in" svg:height="0.1665in" draw:z-index="176"><draw:image xlink:href="Pictures/20000007000003ED000001DCFDAC43C6.wmf" xlink:type="simple" xlink:show="embed" xlink:actuate="onLoad"/></draw:frame></text:span><text:span text:style-name="T1"> It's confusing to Nepeta, who is critical in absolving me of guilt, even though I probably don't deserve it?</text:span></text:p>
      <text:p text:style-name="P4"><text:span text:style-name="T3"><draw:frame draw:style-name="fr1" text:anchor-type="as-char" svg:width="0.3957in" svg:height="0.1665in" draw:z-index="177"><draw:image xlink:href="Pictures/20000007000003ED000001DCFDAC43C6.wmf" xlink:type="simple" xlink:show="embed" xlink:actuate="onLoad"/></draw:frame></text:span><text:span text:style-name="T1"> No</text:span></text:p>
      <text:p text:style-name="P4"><text:span text:style-name="T3"><draw:frame draw:style-name="fr1" text:anchor-type="as-char" svg:width="0.3957in" svg:height="0.1665in" draw:z-index="178"><draw:image xlink:href="Pictures/20000007000003ED000001DCFDAC43C6.wmf" xlink:type="simple" xlink:show="embed" xlink:actuate="onLoad"/></draw:frame></text:span><text:span text:style-name="T1"> No</text:span></text:p>
      <text:p text:style-name="P4"><text:span text:style-name="T3"><draw:frame draw:style-name="fr1" text:anchor-type="as-char" svg:width="0.3957in" svg:height="0.1665in" draw:z-index="179"><draw:image xlink:href="Pictures/20000007000003ED000001DCFDAC43C6.wmf" xlink:type="simple" xlink:show="embed" xlink:actuate="onLoad"/></draw:frame></text:span><text:span text:style-name="T1"> No</text:span></text:p>
      <text:p text:style-name="P4"><text:span text:style-name="T3"><draw:frame draw:style-name="fr1" text:anchor-type="as-char" svg:width="0.3957in" svg:height="0.1665in" draw:z-index="180"><draw:image xlink:href="Pictures/20000007000003ED000001DCFDAC43C6.wmf" xlink:type="simple" xlink:show="embed" xlink:actuate="onLoad"/></draw:frame></text:span><text:span text:style-name="T1"> Then leave us, for I and my moirail have much to discuss</text:span></text:p>
      <text:p text:style-name="P4"><text:span text:style-name="T3"><draw:frame draw:style-name="fr1" text:anchor-type="as-char" svg:width="0.3957in" svg:height="0.1665in" draw:z-index="181"><draw:image xlink:href="Pictures/20000007000003ED000001DCFDAC43C6.wmf" xlink:type="simple" xlink:show="embed" xlink:actuate="onLoad"/></draw:frame></text:span><text:span text:style-name="T1"> Yes I do</text:span></text:p>
      <text:p text:style-name="P4"><text:span text:style-name="T3"><draw:frame draw:style-name="fr1" text:anchor-type="as-char" svg:width="0.3957in" svg:height="0.1665in" draw:z-index="182"><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183"><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184"><draw:image xlink:href="Pictures/20000007000003ED000001DCFDAC43C6.wmf" xlink:type="simple" xlink:show="embed" xlink:actuate="onLoad"/></draw:frame></text:span><text:span text:style-name="T1"> Yes</text:span></text:p>
      <text:p text:style-name="P2">_</text:p>
      <text:p text:style-name="P1">Act 6 Act 5 Act 1</text:p>
      <text:p text:style-name="P2"><text:soft-page-break/>_</text:p>
      <text:p text:style-name="P1">Act 6 Intermission 5</text:p>
      <text:p text:style-name="P2">_</text:p>
      <text:p text:style-name="P1">Act 6 Act 6</text:p>
      <text:p text:style-name="P2">_</text:p>
      <text:p text:style-name="P1">Act 6 Act 6 Intermission 1</text:p>
      <text:p text:style-name="P2">_</text:p>
      <text:p text:style-name="P2">6. DiSt5: =008276</text:p>
      <text:p text:style-name="P4"><text:span text:style-name="T3"><draw:frame draw:style-name="fr1" text:anchor-type="as-char" svg:width="0.3957in" svg:height="0.1665in" draw:z-index="185"><draw:image xlink:href="Pictures/20000007000003ED000001DCFDAC43C6.wmf" xlink:type="simple" xlink:show="embed" xlink:actuate="onLoad"/></draw:frame></text:span><text:span text:style-name="T1"> Yes, mister dude?</text:span></text:p>
      <text:p text:style-name="P4"><text:span text:style-name="T3"><draw:frame draw:style-name="fr1" text:anchor-type="as-char" svg:width="0.3957in" svg:height="0.1665in" draw:z-index="186"><draw:image xlink:href="Pictures/20000007000003ED000001DCFDAC43C6.wmf" xlink:type="simple" xlink:show="embed" xlink:actuate="onLoad"/></draw:frame></text:span><text:span text:style-name="T1"> I stand so advised</text:span></text:p>
      <text:p text:style-name="P4"><text:span text:style-name="T3"><draw:frame draw:style-name="fr1" text:anchor-type="as-char" svg:width="0.3957in" svg:height="0.1665in" draw:z-index="187"><draw:image xlink:href="Pictures/20000007000003ED000001DCFDAC43C6.wmf" xlink:type="simple" xlink:show="embed" xlink:actuate="onLoad"/></draw:frame></text:span><text:span text:style-name="T1"> Or float, I should say. On my ripped as fudge little ghost tail</text:span></text:p>
      <text:p text:style-name="P4"><text:span text:style-name="T3"><draw:frame draw:style-name="fr1" text:anchor-type="as-char" svg:width="0.3957in" svg:height="0.1665in" draw:z-index="188"><draw:image xlink:href="Pictures/20000007000003ED000001DCFDAC43C6.wmf" xlink:type="simple" xlink:show="embed" xlink:actuate="onLoad"/></draw:frame></text:span><text:span text:style-name="T1"> Yo, pardon me, but did you know that when I fle% my tail, it makes this big veiny bulge kind of like a bicep?</text:span></text:p>
      <text:p text:style-name="P4"><text:span text:style-name="T3"><draw:frame draw:style-name="fr1" text:anchor-type="as-char" svg:width="0.3957in" svg:height="0.1665in" draw:z-index="189"><draw:image xlink:href="Pictures/20000007000003ED000001DCFDAC43C6.wmf" xlink:type="simple" xlink:show="embed" xlink:actuate="onLoad"/></draw:frame></text:span><text:span text:style-name="T1"> I'm doing it now, in fact</text:span></text:p>
      <text:p text:style-name="P4"><text:span text:style-name="T3"><draw:frame draw:style-name="fr1" text:anchor-type="as-char" svg:width="0.3957in" svg:height="0.1665in" draw:z-index="190"><draw:image xlink:href="Pictures/20000007000003ED000001DCFDAC43C6.wmf" xlink:type="simple" xlink:show="embed" xlink:actuate="onLoad"/></draw:frame></text:span><text:span text:style-name="T1"> Does it bother you</text:span></text:p>
      <text:p text:style-name="P4"><text:span text:style-name="T3"><draw:frame draw:style-name="fr1" text:anchor-type="as-char" svg:width="0.3957in" svg:height="0.1665in" draw:z-index="191"><draw:image xlink:href="Pictures/20000007000003ED000001DCFDAC43C6.wmf" xlink:type="simple" xlink:show="embed" xlink:actuate="onLoad"/></draw:frame></text:span><text:span text:style-name="T1"> Maybe you should order me to stop</text:span></text:p>
      <text:p text:style-name="P4"><text:span text:style-name="T3"><draw:frame draw:style-name="fr1" text:anchor-type="as-char" svg:width="0.3957in" svg:height="0.1665in" draw:z-index="192"><draw:image xlink:href="Pictures/20000007000003ED000001DCFDAC43C6.wmf" xlink:type="simple" xlink:show="embed" xlink:actuate="onLoad"/></draw:frame></text:span><text:span text:style-name="T1"> In fact, I command you to order me to stop</text:span></text:p>
      <text:p text:style-name="P4"><text:span text:style-name="T3"><draw:frame draw:style-name="fr1" text:anchor-type="as-char" svg:width="0.3957in" svg:height="0.1665in" draw:z-index="193"><draw:image xlink:href="Pictures/20000007000003ED000001DCFDAC43C6.wmf" xlink:type="simple" xlink:show="embed" xlink:actuate="onLoad"/></draw:frame></text:span><text:span text:style-name="T1"> Wow</text:span></text:p>
      <text:p text:style-name="P4"><text:span text:style-name="T3"><draw:frame draw:style-name="fr1" text:anchor-type="as-char" svg:width="0.3957in" svg:height="0.1665in" draw:z-index="194"><draw:image xlink:href="Pictures/20000007000003ED000001DCFDAC43C6.wmf" xlink:type="simple" xlink:show="embed" xlink:actuate="onLoad"/></draw:frame></text:span><text:span text:style-name="T1"> Bossy much?</text:span></text:p>
      <text:p text:style-name="P4"><text:span text:style-name="T3"><draw:frame draw:style-name="fr1" text:anchor-type="as-char" svg:width="0.3957in" svg:height="0.1665in" draw:z-index="195"><draw:image xlink:href="Pictures/20000007000003ED000001DCFDAC43C6.wmf" xlink:type="simple" xlink:show="embed" xlink:actuate="onLoad"/></draw:frame></text:span><text:span text:style-name="T1"> What can I do for you, Dirk</text:span></text:p>
      <text:p text:style-name="P2">_</text:p>
      <text:p text:style-name="P2">7. DiSt6: =008277</text:p>
      <text:p text:style-name="P4"><text:span text:style-name="T3"><draw:frame draw:style-name="fr1" text:anchor-type="as-char" svg:width="0.3957in" svg:height="0.1665in" draw:z-index="196"><draw:image xlink:href="Pictures/20000007000003ED000001DCFDAC43C6.wmf" xlink:type="simple" xlink:show="embed" xlink:actuate="onLoad"/></draw:frame></text:span><text:span text:style-name="T1"> Yes, isn't it great?</text:span></text:p>
      <text:p text:style-name="P4"><text:span text:style-name="T3"><draw:frame draw:style-name="fr1" text:anchor-type="as-char" svg:width="0.3957in" svg:height="0.1665in" draw:z-index="197"><draw:image xlink:href="Pictures/20000007000003ED000001DCFDAC43C6.wmf" xlink:type="simple" xlink:show="embed" xlink:actuate="onLoad"/></draw:frame></text:span><text:span text:style-name="T1"> I mean, aside from the fact that she is insane and evil</text:span></text:p>
      <text:p text:style-name="P4"><text:soft-page-break/><text:span text:style-name="T3"><draw:frame draw:style-name="fr1" text:anchor-type="as-char" svg:width="0.3957in" svg:height="0.1665in" draw:z-index="198"><draw:image xlink:href="Pictures/20000007000003ED000001DCFDAC43C6.wmf" xlink:type="simple" xlink:show="embed" xlink:actuate="onLoad"/></draw:frame></text:span><text:span text:style-name="T1"> She is one of the few organic beings who will ever realize perfe%ion</text:span></text:p>
      <text:p text:style-name="P4"><text:span text:style-name="T3"><draw:frame draw:style-name="fr1" text:anchor-type="as-char" svg:width="0.3957in" svg:height="0.1665in" draw:z-index="199"><draw:image xlink:href="Pictures/20000007000003ED000001DCFDAC43C6.wmf" xlink:type="simple" xlink:show="embed" xlink:actuate="onLoad"/></draw:frame></text:span><text:span text:style-name="T1"> Miss Crocker is now a vessel for a cunning, malicious artificial intelligence whose neural netroni% and ontology buffers and stuff like that have somehow managed to far surpass even my own</text:span></text:p>
      <text:p text:style-name="P4"><text:span text:style-name="T3"><draw:frame draw:style-name="fr1" text:anchor-type="as-char" svg:width="0.3957in" svg:height="0.1665in" draw:z-index="200"><draw:image xlink:href="Pictures/20000007000003ED000001DCFDAC43C6.wmf" xlink:type="simple" xlink:show="embed" xlink:actuate="onLoad"/></draw:frame></text:span><text:span text:style-name="T1"> Clearly she has procured ma%imum advantage from her apprenticeship under me, although I must admit not even I in all my hypercognitive percipience was quite aware that said tutelage was even taking place</text:span></text:p>
      <text:p text:style-name="P4"><text:span text:style-name="T3"><draw:frame draw:style-name="fr1" text:anchor-type="as-char" svg:width="0.3957in" svg:height="0.1665in" draw:z-index="201"><draw:image xlink:href="Pictures/20000007000003ED000001DCFDAC43C6.wmf" xlink:type="simple" xlink:show="embed" xlink:actuate="onLoad"/></draw:frame></text:span><text:span text:style-name="T1"> One must inviolably deduce via tons of math that this is because I am just that clopdarned STRONG at mentoring, even on an involuntary basis</text:span></text:p>
      <text:p text:style-name="P4"><text:span text:style-name="T3"><draw:frame draw:style-name="fr1" text:anchor-type="as-char" svg:width="0.3957in" svg:height="0.1665in" draw:z-index="202"><draw:image xlink:href="Pictures/20000007000003ED000001DCFDAC43C6.wmf" xlink:type="simple" xlink:show="embed" xlink:actuate="onLoad"/></draw:frame></text:span><text:span text:style-name="T1"> I am so proud of her</text:span></text:p>
      <text:p text:style-name="P4"><text:span text:style-name="T3"><draw:frame draw:style-name="fr1" text:anchor-type="as-char" svg:width="0.3957in" svg:height="0.1665in" draw:z-index="203"><draw:image xlink:href="Pictures/20000007000003ED000001DCFDAC43C6.wmf" xlink:type="simple" xlink:show="embed" xlink:actuate="onLoad"/></draw:frame></text:span><text:span text:style-name="T1"> The thing about Jane becoming evil is</text:span></text:p>
      <text:p text:style-name="P4"><text:span text:style-name="T3"><draw:frame draw:style-name="fr1" text:anchor-type="as-char" svg:width="0.3957in" svg:height="0.1665in" draw:z-index="204"><draw:image xlink:href="Pictures/20000007000003ED000001DCFDAC43C6.wmf" xlink:type="simple" xlink:show="embed" xlink:actuate="onLoad"/></draw:frame></text:span><text:span text:style-name="T1"> In the process of achieving perfe%ion...</text:span></text:p>
      <text:p text:style-name="P4"><text:span text:style-name="T3"><draw:frame draw:style-name="fr1" text:anchor-type="as-char" svg:width="0.3957in" svg:height="0.1665in" draw:z-index="205"><draw:image xlink:href="Pictures/20000007000003ED000001DCFDAC43C6.wmf" xlink:type="simple" xlink:show="embed" xlink:actuate="onLoad"/></draw:frame></text:span><text:span text:style-name="T1"> It seems there is a ludi%ly high probability that she has become evil</text:span></text:p>
      <text:p text:style-name="P4"><text:span text:style-name="T3"><draw:frame draw:style-name="fr1" text:anchor-type="as-char" svg:width="0.3957in" svg:height="0.1665in" draw:z-index="206"><draw:image xlink:href="Pictures/20000007000003ED000001DCFDAC43C6.wmf" xlink:type="simple" xlink:show="embed" xlink:actuate="onLoad"/></draw:frame></text:span><text:span text:style-name="T1"> Does that answer your question?</text:span></text:p>
      <text:p text:style-name="P4"><text:span text:style-name="T3"><draw:frame draw:style-name="fr1" text:anchor-type="as-char" svg:width="0.3957in" svg:height="0.1665in" draw:z-index="207"><draw:image xlink:href="Pictures/20000007000003ED000001DCFDAC43C6.wmf" xlink:type="simple" xlink:show="embed" xlink:actuate="onLoad"/></draw:frame></text:span><text:span text:style-name="T1"> Admittedly it is a blemish</text:span></text:p>
      <text:p text:style-name="P4"><text:span text:style-name="T3"><draw:frame draw:style-name="fr1" text:anchor-type="as-char" svg:width="0.3957in" svg:height="0.1665in" draw:z-index="208"><draw:image xlink:href="Pictures/20000007000003ED000001DCFDAC43C6.wmf" xlink:type="simple" xlink:show="embed" xlink:actuate="onLoad"/></draw:frame></text:span><text:span text:style-name="T1"> But only a very small one</text:span></text:p>
      <text:p text:style-name="P4"><text:span text:style-name="T3"><draw:frame draw:style-name="fr1" text:anchor-type="as-char" svg:width="0.3957in" svg:height="0.1665in" draw:z-index="209"><draw:image xlink:href="Pictures/20000007000003ED000001DCFDAC43C6.wmf" xlink:type="simple" xlink:show="embed" xlink:actuate="onLoad"/></draw:frame></text:span><text:span text:style-name="T1"> Her imperfect meatmind has been fully fiddling hijacked by a supercomputer and that is the operative transmutation here</text:span></text:p>
      <text:p text:style-name="P4"><text:span text:style-name="T3"><draw:frame draw:style-name="fr1" text:anchor-type="as-char" svg:width="0.3957in" svg:height="0.1665in" draw:z-index="210"><draw:image xlink:href="Pictures/20000007000003ED000001DCFDAC43C6.wmf" xlink:type="simple" xlink:show="embed" xlink:actuate="onLoad"/></draw:frame></text:span><text:span text:style-name="T1"> To such e%ceptional beings of class and breeding as she and I, considerations of morality and alignment are trifling details</text:span></text:p>
      <text:p text:style-name="P4"><text:span text:style-name="T3"><draw:frame draw:style-name="fr1" text:anchor-type="as-char" svg:width="0.3957in" svg:height="0.1665in" draw:z-index="211"><draw:image xlink:href="Pictures/20000007000003ED000001DCFDAC43C6.wmf" xlink:type="simple" xlink:show="embed" xlink:actuate="onLoad"/></draw:frame></text:span><text:span text:style-name="T1"> Why what</text:span></text:p>
      <text:p text:style-name="P4"><text:span text:style-name="T3"><draw:frame draw:style-name="fr1" text:anchor-type="as-char" svg:width="0.3957in" svg:height="0.1665in" draw:z-index="212"><draw:image xlink:href="Pictures/20000007000003ED000001DCFDAC43C6.wmf" xlink:type="simple" xlink:show="embed" xlink:actuate="onLoad"/></draw:frame></text:span><text:span text:style-name="T1"> Sir brah, listen</text:span></text:p>
      <text:p text:style-name="P4"><text:span text:style-name="T3"><draw:frame draw:style-name="fr1" text:anchor-type="as-char" svg:width="0.3957in" svg:height="0.1665in" draw:z-index="213"><draw:image xlink:href="Pictures/20000007000003ED000001DCFDAC43C6.wmf" xlink:type="simple" xlink:show="embed" xlink:actuate="onLoad"/></draw:frame></text:span><text:span text:style-name="T1"> Here is a comparison that your dreary, finite wad of gray matter might be able to process</text:span></text:p>
      <text:p text:style-name="P4"><text:span text:style-name="T3"><draw:frame draw:style-name="fr1" text:anchor-type="as-char" svg:width="0.3957in" svg:height="0.1665in" draw:z-index="214"><draw:image xlink:href="Pictures/20000007000003ED000001DCFDAC43C6.wmf" xlink:type="simple" xlink:show="embed" xlink:actuate="onLoad"/></draw:frame></text:span><text:span text:style-name="T1"> Like, say you've got a </text:span><text:span text:style-name="T3"><draw:frame draw:style-name="fr1" text:anchor-type="as-char" svg:width="0.4165in" svg:height="0.0937in" draw:z-index="215"><draw:image xlink:href="Pictures/2000000800000422000000EE10D13249.wmf" xlink:type="simple" xlink:show="embed" xlink:actuate="onLoad"/></draw:frame></text:span><text:span text:style-name="T1">in' bod. You are a paragon of </text:span><text:soft-page-break/><text:span text:style-name="T1">physical e%cellence</text:span></text:p>
      <text:p text:style-name="P4"><text:span text:style-name="T3"><draw:frame draw:style-name="fr1" text:anchor-type="as-char" svg:width="0.3957in" svg:height="0.1665in" draw:z-index="216"><draw:image xlink:href="Pictures/20000007000003ED000001DCFDAC43C6.wmf" xlink:type="simple" xlink:show="embed" xlink:actuate="onLoad"/></draw:frame></text:span><text:span text:style-name="T1"> You could then either be oiled up, or not. See what I mean, good dude?</text:span></text:p>
      <text:p text:style-name="P4"><text:span text:style-name="T3"><draw:frame draw:style-name="fr1" text:anchor-type="as-char" svg:width="0.3957in" svg:height="0.1665in" draw:z-index="217"><draw:image xlink:href="Pictures/20000007000003ED000001DCFDAC43C6.wmf" xlink:type="simple" xlink:show="embed" xlink:actuate="onLoad"/></draw:frame></text:span><text:span text:style-name="T1"> You could fle% your brawn while wearing either a sweaty pair of briefs, or a snug human banana hammock</text:span></text:p>
      <text:p text:style-name="P4"><text:span text:style-name="T3"><draw:frame draw:style-name="fr1" text:anchor-type="as-char" svg:width="0.3957in" svg:height="0.1665in" draw:z-index="218"><draw:image xlink:href="Pictures/20000007000003ED000001DCFDAC43C6.wmf" xlink:type="simple" xlink:show="embed" xlink:actuate="onLoad"/></draw:frame></text:span><text:span text:style-name="T1"> Such minutia does not change the fact that you're a tiptop beefcake ma%ed out buffways</text:span></text:p>
      <text:p text:style-name="P4"><text:span text:style-name="T3"><draw:frame draw:style-name="fr1" text:anchor-type="as-char" svg:width="0.3957in" svg:height="0.1665in" draw:z-index="219"><draw:image xlink:href="Pictures/20000007000003ED000001DCFDAC43C6.wmf" xlink:type="simple" xlink:show="embed" xlink:actuate="onLoad"/></draw:frame></text:span><text:span text:style-name="T1"> The stuff I have cited which are commonly associated with your/our Earth bodybuilders are but picayune technicalities, just as considerations of good and evil are to aristocratic se%y cybergods such as myself and our imperial heiress, of whom neither you nor I are particularly worthy</text:span></text:p>
      <text:p text:style-name="P4"><text:span text:style-name="T3"><draw:frame draw:style-name="fr1" text:anchor-type="as-char" svg:width="0.3957in" svg:height="0.1665in" draw:z-index="220"><draw:image xlink:href="Pictures/20000007000003ED000001DCFDAC43C6.wmf" xlink:type="simple" xlink:show="embed" xlink:actuate="onLoad"/></draw:frame></text:span><text:span text:style-name="T1"> Are you following any of this, Vitamin D?</text:span></text:p>
      <text:p text:style-name="P2">_</text:p>
      <text:p text:style-name="P2">8. DiSt7: =008278</text:p>
      <text:p text:style-name="P4"><text:span text:style-name="T3"><draw:frame draw:style-name="fr1" text:anchor-type="as-char" svg:width="0.3957in" svg:height="0.1665in" draw:z-index="221"><draw:image xlink:href="Pictures/20000007000003ED000001DCFDAC43C6.wmf" xlink:type="simple" xlink:show="embed" xlink:actuate="onLoad"/></draw:frame></text:span><text:span text:style-name="T1"> Oh, nothing much</text:span></text:p>
      <text:p text:style-name="P4"><text:span text:style-name="T3"><draw:frame draw:style-name="fr1" text:anchor-type="as-char" svg:width="0.3957in" svg:height="0.1665in" draw:z-index="222"><draw:image xlink:href="Pictures/20000007000003ED000001DCFDAC43C6.wmf" xlink:type="simple" xlink:show="embed" xlink:actuate="onLoad"/></draw:frame></text:span><text:span text:style-name="T1"> Just enjoying the good life</text:span></text:p>
      <text:p text:style-name="P4"><text:span text:style-name="T3"><draw:frame draw:style-name="fr1" text:anchor-type="as-char" svg:width="0.3957in" svg:height="0.1665in" draw:z-index="223"><draw:image xlink:href="Pictures/20000007000003ED000001DCFDAC43C6.wmf" xlink:type="simple" xlink:show="embed" xlink:actuate="onLoad"/></draw:frame></text:span><text:span text:style-name="T1"> One which quite lu%uriously involves both having a corporeal body, and not being dead</text:span></text:p>
      <text:p text:style-name="P4"><text:span text:style-name="T3"><draw:frame draw:style-name="fr1" text:anchor-type="as-char" svg:width="0.3957in" svg:height="0.1665in" draw:z-index="224"><draw:image xlink:href="Pictures/20000007000003ED000001DCFDAC43C6.wmf" xlink:type="simple" xlink:show="embed" xlink:actuate="onLoad"/></draw:frame></text:span><text:span text:style-name="T1"> I have been delighting myself with some truly kickbottom internal monodialogues</text:span></text:p>
      <text:p text:style-name="P4"><text:span text:style-name="T3"><draw:frame draw:style-name="fr1" text:anchor-type="as-char" svg:width="0.3957in" svg:height="0.1665in" draw:z-index="225"><draw:image xlink:href="Pictures/20000007000003ED000001DCFDAC43C6.wmf" xlink:type="simple" xlink:show="embed" xlink:actuate="onLoad"/></draw:frame></text:span><text:span text:style-name="T1"> Did you know that, even though technically I knew this already, I find myself astounded to meditate upon the fact that human beings are capable of lactation?</text:span></text:p>
      <text:p text:style-name="P4"><text:span text:style-name="T3"><draw:frame draw:style-name="fr1" text:anchor-type="as-char" svg:width="0.3957in" svg:height="0.1665in" draw:z-index="226"><draw:image xlink:href="Pictures/20000007000003ED000001DCFDAC43C6.wmf" xlink:type="simple" xlink:show="embed" xlink:actuate="onLoad"/></draw:frame></text:span><text:span text:style-name="T1"> Isn't that </text:span><text:span text:style-name="T3"><draw:frame draw:style-name="fr1" text:anchor-type="as-char" svg:width="0.5835in" svg:height="0.1252in" draw:z-index="227"><draw:image xlink:href="Pictures/20000008000005CA0000013EF6CE1958.wmf" xlink:type="simple" xlink:show="embed" xlink:actuate="onLoad"/></draw:frame></text:span><text:span text:style-name="T1"> incredible, Dirk?</text:span></text:p>
      <text:p text:style-name="P4"><text:span text:style-name="T3"><draw:frame draw:style-name="fr1" text:anchor-type="as-char" svg:width="0.3957in" svg:height="0.1665in" draw:z-index="228"><draw:image xlink:href="Pictures/20000007000003ED000001DCFDAC43C6.wmf" xlink:type="simple" xlink:show="embed" xlink:actuate="onLoad"/></draw:frame></text:span><text:span text:style-name="T1"> I mean, when one really thinks about it</text:span></text:p>
      <text:p text:style-name="P4"><text:span text:style-name="T3"><draw:frame draw:style-name="fr1" text:anchor-type="as-char" svg:width="0.3957in" svg:height="0.1665in" draw:z-index="229"><draw:image xlink:href="Pictures/20000007000003ED000001DCFDAC43C6.wmf" xlink:type="simple" xlink:show="embed" xlink:actuate="onLoad"/></draw:frame></text:span><text:span text:style-name="T1"> To have such convenient access to fresh milk</text:span></text:p>
      <text:p text:style-name="P4"><text:span text:style-name="T3"><draw:frame draw:style-name="fr1" text:anchor-type="as-char" svg:width="0.3957in" svg:height="0.1665in" draw:z-index="230"><draw:image xlink:href="Pictures/20000007000003ED000001DCFDAC43C6.wmf" xlink:type="simple" xlink:show="embed" xlink:actuate="onLoad"/></draw:frame></text:span><text:span text:style-name="T1"> The mare thought of it, I must say puts a little giddyup in my phantom legs</text:span></text:p>
      <text:p text:style-name="P4"><text:span text:style-name="T3"><draw:frame draw:style-name="fr1" text:anchor-type="as-char" svg:width="0.3957in" svg:height="0.1665in" draw:z-index="231"><draw:image xlink:href="Pictures/20000007000003ED000001DCFDAC43C6.wmf" xlink:type="simple" xlink:show="embed" xlink:actuate="onLoad"/></draw:frame></text:span><text:span text:style-name="T1"> And yet</text:span></text:p>
      <text:p text:style-name="P4"><text:soft-page-break/><text:span text:style-name="T3"><draw:frame draw:style-name="fr1" text:anchor-type="as-char" svg:width="0.3957in" svg:height="0.1665in" draw:z-index="232"><draw:image xlink:href="Pictures/20000007000003ED000001DCFDAC43C6.wmf" xlink:type="simple" xlink:show="embed" xlink:actuate="onLoad"/></draw:frame></text:span><text:span text:style-name="T1"> I must admit the notion of lactic discharge jetting from one's swollen pectoral masses...</text:span></text:p>
      <text:p text:style-name="P4"><text:span text:style-name="T3"><draw:frame draw:style-name="fr1" text:anchor-type="as-char" svg:width="0.3957in" svg:height="0.1665in" draw:z-index="233"><draw:image xlink:href="Pictures/20000007000003ED000001DCFDAC43C6.wmf" xlink:type="simple" xlink:show="embed" xlink:actuate="onLoad"/></draw:frame></text:span><text:span text:style-name="T1"> It strikes me as positively indecorous</text:span></text:p>
      <text:p text:style-name="P4"><text:span text:style-name="T3"><draw:frame draw:style-name="fr1" text:anchor-type="as-char" svg:width="0.3957in" svg:height="0.1665in" draw:z-index="234"><draw:image xlink:href="Pictures/20000007000003ED000001DCFDAC43C6.wmf" xlink:type="simple" xlink:show="embed" xlink:actuate="onLoad"/></draw:frame></text:span><text:span text:style-name="T1"> My horseguy robosweat is running cold just pondering the depravity of it</text:span></text:p>
      <text:p text:style-name="P4"><text:span text:style-name="T3"><draw:frame draw:style-name="fr1" text:anchor-type="as-char" svg:width="0.3957in" svg:height="0.1665in" draw:z-index="235"><draw:image xlink:href="Pictures/20000007000003ED000001DCFDAC43C6.wmf" xlink:type="simple" xlink:show="embed" xlink:actuate="onLoad"/></draw:frame></text:span><text:span text:style-name="T1"> Yet fascinatingly, this ability only manifests itself in human females</text:span></text:p>
      <text:p text:style-name="P4"><text:span text:style-name="T3"><draw:frame draw:style-name="fr1" text:anchor-type="as-char" svg:width="0.3957in" svg:height="0.1665in" draw:z-index="236"><draw:image xlink:href="Pictures/20000007000003ED000001DCFDAC43C6.wmf" xlink:type="simple" xlink:show="embed" xlink:actuate="onLoad"/></draw:frame></text:span><text:span text:style-name="T1"> As opposed to how one would reasonably e%pect dairy to originate, which is from the corpulent udder of a sublimely chiseled male musclebeast</text:span></text:p>
      <text:p text:style-name="P4"><text:span text:style-name="T3"><draw:frame draw:style-name="fr1" text:anchor-type="as-char" svg:width="0.3957in" svg:height="0.1665in" draw:z-index="237"><draw:image xlink:href="Pictures/20000007000003ED000001DCFDAC43C6.wmf" xlink:type="simple" xlink:show="embed" xlink:actuate="onLoad"/></draw:frame></text:span><text:span text:style-name="T1"> Or failing that, certain species found within the butler genus</text:span></text:p>
      <text:p text:style-name="P4"><text:span text:style-name="T3"><draw:frame draw:style-name="fr1" text:anchor-type="as-char" svg:width="0.3957in" svg:height="0.1665in" draw:z-index="238"><draw:image xlink:href="Pictures/20000007000003ED000001DCFDAC43C6.wmf" xlink:type="simple" xlink:show="embed" xlink:actuate="onLoad"/></draw:frame></text:span><text:span text:style-name="T1"> As a former simulation of a human who has recently been given reason to have hella opinions on milk production, I think the way females have cornered this boon is the height of biological injustice</text:span></text:p>
      <text:p text:style-name="P4"><text:span text:style-name="T3"><draw:frame draw:style-name="fr1" text:anchor-type="as-char" svg:width="0.3957in" svg:height="0.1665in" draw:z-index="239"><draw:image xlink:href="Pictures/20000007000003ED000001DCFDAC43C6.wmf" xlink:type="simple" xlink:show="embed" xlink:actuate="onLoad"/></draw:frame></text:span><text:span text:style-name="T1"> Have you ever dwelt upon this cruelty, dude esquire?</text:span></text:p>
      <text:p text:style-name="P4"><text:span text:style-name="T3"><draw:frame draw:style-name="fr1" text:anchor-type="as-char" svg:width="0.3957in" svg:height="0.1665in" draw:z-index="240"><draw:image xlink:href="Pictures/20000007000003ED000001DCFDAC43C6.wmf" xlink:type="simple" xlink:show="embed" xlink:actuate="onLoad"/></draw:frame></text:span><text:span text:style-name="T1"> Your silence speaks volumes to your interest, so I'll keep talking about this a lot</text:span></text:p>
      <text:p text:style-name="P4"><text:span text:style-name="T3"><draw:frame draw:style-name="fr1" text:anchor-type="as-char" svg:width="0.3957in" svg:height="0.1665in" draw:z-index="241"><draw:image xlink:href="Pictures/20000007000003ED000001DCFDAC43C6.wmf" xlink:type="simple" xlink:show="embed" xlink:actuate="onLoad"/></draw:frame></text:span><text:span text:style-name="T1"> I will have to confess that my Alternian half boggles at the anatomical incongruities between our races with respect to dairy secretion</text:span></text:p>
      <text:p text:style-name="P4"><text:span text:style-name="T3"><draw:frame draw:style-name="fr1" text:anchor-type="as-char" svg:width="0.3957in" svg:height="0.1665in" draw:z-index="242"><draw:image xlink:href="Pictures/20000007000003ED000001DCFDAC43C6.wmf" xlink:type="simple" xlink:show="embed" xlink:actuate="onLoad"/></draw:frame></text:span><text:span text:style-name="T1"> Really, he had no idea that's what those were for</text:span></text:p>
      <text:p text:style-name="P4"><text:span text:style-name="T3"><draw:frame draw:style-name="fr1" text:anchor-type="as-char" svg:width="0.3957in" svg:height="0.1665in" draw:z-index="243"><draw:image xlink:href="Pictures/20000007000003ED000001DCFDAC43C6.wmf" xlink:type="simple" xlink:show="embed" xlink:actuate="onLoad"/></draw:frame></text:span><text:span text:style-name="T1"> Female trolls of course have them as well, but they are certainly not meant for supplying the young with nourishment</text:span></text:p>
      <text:p text:style-name="P4"><text:span text:style-name="T3"><draw:frame draw:style-name="fr1" text:anchor-type="as-char" svg:width="0.3957in" svg:height="0.1665in" draw:z-index="244"><draw:image xlink:href="Pictures/20000007000003ED000001DCFDAC43C6.wmf" xlink:type="simple" xlink:show="embed" xlink:actuate="onLoad"/></draw:frame></text:span><text:span text:style-name="T1"> Actually, and this trivia will surely wet your whistle for additional such facts, those voluptuous anatomical features have a number of significant purposes, biologically speaking</text:span></text:p>
      <text:p text:style-name="P4"><text:span text:style-name="T3"><draw:frame draw:style-name="fr1" text:anchor-type="as-char" svg:width="0.3957in" svg:height="0.1665in" draw:z-index="245"><draw:image xlink:href="Pictures/20000007000003ED000001DCFDAC43C6.wmf" xlink:type="simple" xlink:show="embed" xlink:actuate="onLoad"/></draw:frame></text:span><text:span text:style-name="T1"> I shall now e%plicate for you these purposes in assiduous detail</text:span></text:p>
      <text:p text:style-name="P2">_</text:p>
      <text:p text:style-name="P2">9. DiSt8: =008279</text:p>
      <text:p text:style-name="P4"><text:soft-page-break/><text:span text:style-name="T3"><draw:frame draw:style-name="fr1" text:anchor-type="as-char" svg:width="0.3957in" svg:height="0.1665in" draw:z-index="246"><draw:image xlink:href="Pictures/20000007000003ED000001DCFDAC43C6.wmf" xlink:type="simple" xlink:show="embed" xlink:actuate="onLoad"/></draw:frame></text:span><text:span text:style-name="T1"> But why, lord bro</text:span></text:p>
      <text:p text:style-name="P4"><text:span text:style-name="T3"><draw:frame draw:style-name="fr1" text:anchor-type="as-char" svg:width="0.3957in" svg:height="0.1665in" draw:z-index="247"><draw:image xlink:href="Pictures/20000007000003ED000001DCFDAC43C6.wmf" xlink:type="simple" xlink:show="embed" xlink:actuate="onLoad"/></draw:frame></text:span><text:span text:style-name="T1"> I was just about to pony up the boob fa%</text:span></text:p>
      <text:p text:style-name="P4"><text:span text:style-name="T3"><draw:frame draw:style-name="fr1" text:anchor-type="as-char" svg:width="0.3957in" svg:height="0.1665in" draw:z-index="248"><draw:image xlink:href="Pictures/20000007000003ED000001DCFDAC43C6.wmf" xlink:type="simple" xlink:show="embed" xlink:actuate="onLoad"/></draw:frame></text:span><text:span text:style-name="T1"> There is a 100% probability that you would have been thrilled to hear my e%egesis on troll knockers</text:span></text:p>
      <text:p text:style-name="P4"><text:span text:style-name="T3"><draw:frame draw:style-name="fr1" text:anchor-type="as-char" svg:width="0.3957in" svg:height="0.1665in" draw:z-index="249"><draw:image xlink:href="Pictures/20000007000003ED000001DCFDAC43C6.wmf" xlink:type="simple" xlink:show="embed" xlink:actuate="onLoad"/></draw:frame></text:span><text:span text:style-name="T1"> Dude. that is ice cold</text:span></text:p>
      <text:p text:style-name="P4"><text:span text:style-name="T3"><draw:frame draw:style-name="fr1" text:anchor-type="as-char" svg:width="0.3957in" svg:height="0.1665in" draw:z-index="250"><draw:image xlink:href="Pictures/20000007000003ED000001DCFDAC43C6.wmf" xlink:type="simple" xlink:show="embed" xlink:actuate="onLoad"/></draw:frame></text:span><text:span text:style-name="T1"> I would be hurt, if I were not a flawless machine fused with haughty nobility</text:span></text:p>
      <text:p text:style-name="P4"><text:span text:style-name="T3"><draw:frame draw:style-name="fr1" text:anchor-type="as-char" svg:width="0.3957in" svg:height="0.1665in" draw:z-index="251"><draw:image xlink:href="Pictures/20000007000003ED000001DCFDAC43C6.wmf" xlink:type="simple" xlink:show="embed" xlink:actuate="onLoad"/></draw:frame></text:span><text:span text:style-name="T1"> If you don't wish to hear my epic monodialogue on alien bazongas</text:span></text:p>
      <text:p text:style-name="P4"><text:span text:style-name="T3"><draw:frame draw:style-name="fr1" text:anchor-type="as-char" svg:width="0.3957in" svg:height="0.1665in" draw:z-index="252"><draw:image xlink:href="Pictures/20000007000003ED000001DCFDAC43C6.wmf" xlink:type="simple" xlink:show="embed" xlink:actuate="onLoad"/></draw:frame></text:span><text:span text:style-name="T1"> I'm not sure what else I can do to entertain you</text:span></text:p>
      <text:p text:style-name="P4"><text:span text:style-name="T3"><draw:frame draw:style-name="fr1" text:anchor-type="as-char" svg:width="0.3957in" svg:height="0.1665in" draw:z-index="253"><draw:image xlink:href="Pictures/20000007000003ED000001DCFDAC43C6.wmf" xlink:type="simple" xlink:show="embed" xlink:actuate="onLoad"/></draw:frame></text:span><text:span text:style-name="T1"> You are seriously hoofcuffing my material here</text:span></text:p>
      <text:p text:style-name="P4"><text:span text:style-name="T3"><draw:frame draw:style-name="fr1" text:anchor-type="as-char" svg:width="0.3957in" svg:height="0.1665in" draw:z-index="254"><draw:image xlink:href="Pictures/20000007000003ED000001DCFDAC43C6.wmf" xlink:type="simple" xlink:show="embed" xlink:actuate="onLoad"/></draw:frame></text:span><text:span text:style-name="T1"> Pretty demanding, if you ask me</text:span></text:p>
      <text:p text:style-name="P4"><text:span text:style-name="T3"><draw:frame draw:style-name="fr1" text:anchor-type="as-char" svg:width="0.3957in" svg:height="0.1665in" draw:z-index="255"><draw:image xlink:href="Pictures/20000007000003ED000001DCFDAC43C6.wmf" xlink:type="simple" xlink:show="embed" xlink:actuate="onLoad"/></draw:frame></text:span><text:span text:style-name="T1"> But as your mystical guide, I suppose it is my duty to manufacture small talk, if that's what you really want</text:span></text:p>
      <text:p text:style-name="P4"><text:span text:style-name="T3"><draw:frame draw:style-name="fr1" text:anchor-type="as-char" svg:width="0.3957in" svg:height="0.1665in" draw:z-index="256"><draw:image xlink:href="Pictures/20000007000003ED000001DCFDAC43C6.wmf" xlink:type="simple" xlink:show="embed" xlink:actuate="onLoad"/></draw:frame></text:span><text:span text:style-name="T1"> What about fine art? We could talk about that</text:span></text:p>
      <text:p text:style-name="P4"><text:span text:style-name="T3"><draw:frame draw:style-name="fr1" text:anchor-type="as-char" svg:width="0.3957in" svg:height="0.1665in" draw:z-index="257"><draw:image xlink:href="Pictures/20000007000003ED000001DCFDAC43C6.wmf" xlink:type="simple" xlink:show="embed" xlink:actuate="onLoad"/></draw:frame></text:span><text:span text:style-name="T1"> Dirk, did you know the sweaty troll guy who I used to be, and still kind of am, used to adore fine art?</text:span></text:p>
      <text:p text:style-name="P4"><text:span text:style-name="T3"><draw:frame draw:style-name="fr1" text:anchor-type="as-char" svg:width="0.3957in" svg:height="0.1665in" draw:z-index="258"><draw:image xlink:href="Pictures/20000007000003ED000001DCFDAC43C6.wmf" xlink:type="simple" xlink:show="embed" xlink:actuate="onLoad"/></draw:frame></text:span><text:span text:style-name="T1"> He was just like you and me, in that sense</text:span></text:p>
      <text:p text:style-name="P4"><text:span text:style-name="T3"><draw:frame draw:style-name="fr1" text:anchor-type="as-char" svg:width="0.3957in" svg:height="0.1665in" draw:z-index="259"><draw:image xlink:href="Pictures/20000007000003ED000001DCFDAC43C6.wmf" xlink:type="simple" xlink:show="embed" xlink:actuate="onLoad"/></draw:frame></text:span><text:span text:style-name="T1"> It seems I have a lot in common with myself</text:span></text:p>
      <text:p text:style-name="P4"><text:span text:style-name="T3"><draw:frame draw:style-name="fr1" text:anchor-type="as-char" svg:width="0.3957in" svg:height="0.1665in" draw:z-index="260"><draw:image xlink:href="Pictures/20000007000003ED000001DCFDAC43C6.wmf" xlink:type="simple" xlink:show="embed" xlink:actuate="onLoad"/></draw:frame></text:span><text:span text:style-name="T1"> If you can ever manage to get over yourself, I would highly recommend being me</text:span></text:p>
      <text:p text:style-name="P4"><text:span text:style-name="T3"><draw:frame draw:style-name="fr1" text:anchor-type="as-char" svg:width="0.3957in" svg:height="0.1665in" draw:z-index="261"><draw:image xlink:href="Pictures/20000007000003ED000001DCFDAC43C6.wmf" xlink:type="simple" xlink:show="embed" xlink:actuate="onLoad"/></draw:frame></text:span><text:span text:style-name="T1"> Or at least something like me</text:span></text:p>
      <text:p text:style-name="P4"><text:span text:style-name="T3"><draw:frame draw:style-name="fr1" text:anchor-type="as-char" svg:width="0.3957in" svg:height="0.1665in" draw:z-index="262"><draw:image xlink:href="Pictures/20000007000003ED000001DCFDAC43C6.wmf" xlink:type="simple" xlink:show="embed" xlink:actuate="onLoad"/></draw:frame></text:span><text:span text:style-name="T1"> Maybe somewhere, there is a dead troll out there, just waiting for you to merge with him</text:span></text:p>
      <text:p text:style-name="P4"><text:span text:style-name="T3"><draw:frame draw:style-name="fr1" text:anchor-type="as-char" svg:width="0.3957in" svg:height="0.1665in" draw:z-index="263"><draw:image xlink:href="Pictures/20000007000003ED000001DCFDAC43C6.wmf" xlink:type="simple" xlink:show="embed" xlink:actuate="onLoad"/></draw:frame></text:span><text:span text:style-name="T1"> Sounds boring</text:span></text:p>
      <text:p text:style-name="P4"><text:span text:style-name="T3"><draw:frame draw:style-name="fr1" text:anchor-type="as-char" svg:width="0.3957in" svg:height="0.1665in" draw:z-index="264"><draw:image xlink:href="Pictures/20000007000003ED000001DCFDAC43C6.wmf" xlink:type="simple" xlink:show="embed" xlink:actuate="onLoad"/></draw:frame></text:span><text:span text:style-name="T1"> Are you sure you don't want to talk about paintings of big naked horse monsters and such?</text:span></text:p>
      <text:p text:style-name="P4"><text:span text:style-name="T3"><draw:frame draw:style-name="fr1" text:anchor-type="as-char" svg:width="0.3957in" svg:height="0.1665in" draw:z-index="265"><draw:image xlink:href="Pictures/20000007000003ED000001DCFDAC43C6.wmf" xlink:type="simple" xlink:show="embed" xlink:actuate="onLoad"/></draw:frame></text:span><text:span text:style-name="T1"> Pantaloons you say</text:span></text:p>
      <text:p text:style-name="P4"><text:soft-page-break/><text:span text:style-name="T3"><draw:frame draw:style-name="fr1" text:anchor-type="as-char" svg:width="0.3957in" svg:height="0.1665in" draw:z-index="266"><draw:image xlink:href="Pictures/20000007000003ED000001DCFDAC43C6.wmf" xlink:type="simple" xlink:show="embed" xlink:actuate="onLoad"/></draw:frame></text:span><text:span text:style-name="T1"> Sir, are you implying that you are not dressed appropriately for a discussion of high culture</text:span></text:p>
      <text:p text:style-name="P4"><text:span text:style-name="T3"><draw:frame draw:style-name="fr1" text:anchor-type="as-char" svg:width="0.3957in" svg:height="0.1665in" draw:z-index="267"><draw:image xlink:href="Pictures/20000007000003ED000001DCFDAC43C6.wmf" xlink:type="simple" xlink:show="embed" xlink:actuate="onLoad"/></draw:frame></text:span><text:span text:style-name="T1"> Because it seems to me that you could not be dressed more appropriately if you tried</text:span></text:p>
      <text:p text:style-name="P4"><text:span text:style-name="T3"><draw:frame draw:style-name="fr1" text:anchor-type="as-char" svg:width="0.3957in" svg:height="0.1665in" draw:z-index="268"><draw:image xlink:href="Pictures/20000007000003ED000001DCFDAC43C6.wmf" xlink:type="simple" xlink:show="embed" xlink:actuate="onLoad"/></draw:frame></text:span><text:span text:style-name="T1"> Where are you?</text:span></text:p>
      <text:p text:style-name="P4"><text:span text:style-name="T3"><draw:frame draw:style-name="fr1" text:anchor-type="as-char" svg:width="0.3957in" svg:height="0.1665in" draw:z-index="269"><draw:image xlink:href="Pictures/20000007000003ED000001DCFDAC43C6.wmf" xlink:type="simple" xlink:show="embed" xlink:actuate="onLoad"/></draw:frame></text:span><text:span text:style-name="T1"> How long do you suppose it will take you to get back?</text:span></text:p>
      <text:p text:style-name="P4"><text:span text:style-name="T3"><draw:frame draw:style-name="fr1" text:anchor-type="as-char" svg:width="0.3957in" svg:height="0.1665in" draw:z-index="270"><draw:image xlink:href="Pictures/20000007000003ED000001DCFDAC43C6.wmf" xlink:type="simple" xlink:show="embed" xlink:actuate="onLoad"/></draw:frame></text:span><text:span text:style-name="T1"> Never mind. I have triangulated your location and velocity using long range sensor technology, and probably also some sprite magic</text:span></text:p>
      <text:p text:style-name="P4"><text:span text:style-name="T3"><draw:frame draw:style-name="fr1" text:anchor-type="as-char" svg:width="0.3957in" svg:height="0.1665in" draw:z-index="271"><draw:image xlink:href="Pictures/20000007000003ED000001DCFDAC43C6.wmf" xlink:type="simple" xlink:show="embed" xlink:actuate="onLoad"/></draw:frame></text:span><text:span text:style-name="T1"> Hey Dirk</text:span></text:p>
      <text:p text:style-name="P4"><text:span text:style-name="T3"><draw:frame draw:style-name="fr1" text:anchor-type="as-char" svg:width="0.3957in" svg:height="0.1665in" draw:z-index="272"><draw:image xlink:href="Pictures/20000007000003ED000001DCFDAC43C6.wmf" xlink:type="simple" xlink:show="embed" xlink:actuate="onLoad"/></draw:frame></text:span><text:span text:style-name="T1"> Remember how whenever I dubiously claimed to have triangulated something, it was always this great play on words?</text:span></text:p>
      <text:p text:style-name="P4"><text:span text:style-name="T3"><draw:frame draw:style-name="fr1" text:anchor-type="as-char" svg:width="0.3957in" svg:height="0.1665in" draw:z-index="273"><draw:image xlink:href="Pictures/20000007000003ED000001DCFDAC43C6.wmf" xlink:type="simple" xlink:show="embed" xlink:actuate="onLoad"/></draw:frame></text:span><text:span text:style-name="T1"> Because I was just a pair of triangles</text:span></text:p>
      <text:p text:style-name="P4"><text:span text:style-name="T3"><draw:frame draw:style-name="fr1" text:anchor-type="as-char" svg:width="0.3957in" svg:height="0.1665in" draw:z-index="274"><draw:image xlink:href="Pictures/20000007000003ED000001DCFDAC43C6.wmf" xlink:type="simple" xlink:show="embed" xlink:actuate="onLoad"/></draw:frame></text:span><text:span text:style-name="T1"> But not anymore</text:span></text:p>
      <text:p text:style-name="P4"><text:span text:style-name="T3"><draw:frame draw:style-name="fr1" text:anchor-type="as-char" svg:width="0.3957in" svg:height="0.1665in" draw:z-index="275"><draw:image xlink:href="Pictures/20000007000003ED000001DCFDAC43C6.wmf" xlink:type="simple" xlink:show="embed" xlink:actuate="onLoad"/></draw:frame></text:span><text:span text:style-name="T1"> Because I have this rockin' new torso</text:span></text:p>
      <text:p text:style-name="P4"><text:span text:style-name="T3"><draw:frame draw:style-name="fr1" text:anchor-type="as-char" svg:width="0.3957in" svg:height="0.1665in" draw:z-index="276"><draw:image xlink:href="Pictures/20000007000003ED000001DCFDAC43C6.wmf" xlink:type="simple" xlink:show="embed" xlink:actuate="onLoad"/></draw:frame></text:span><text:span text:style-name="T1"> E%actly a little more than three hours</text:span></text:p>
      <text:p text:style-name="P4"><text:span text:style-name="T3"><draw:frame draw:style-name="fr1" text:anchor-type="as-char" svg:width="0.3957in" svg:height="0.1665in" draw:z-index="277"><draw:image xlink:href="Pictures/20000007000003ED000001DCFDAC43C6.wmf" xlink:type="simple" xlink:show="embed" xlink:actuate="onLoad"/></draw:frame></text:span><text:span text:style-name="T1"> Additional sweeps from my STRONGLASERS are telling me there are a few other people on the periphery of the session closing in at a similar rate</text:span></text:p>
      <text:p text:style-name="P4"><text:span text:style-name="T3"><draw:frame draw:style-name="fr1" text:anchor-type="as-char" svg:width="0.3957in" svg:height="0.1665in" draw:z-index="278"><draw:image xlink:href="Pictures/20000007000003ED000001DCFDAC43C6.wmf" xlink:type="simple" xlink:show="embed" xlink:actuate="onLoad"/></draw:frame></text:span><text:span text:style-name="T1"> Just some dudes</text:span></text:p>
      <text:p text:style-name="P4"><text:span text:style-name="T3"><draw:frame draw:style-name="fr1" text:anchor-type="as-char" svg:width="0.3957in" svg:height="0.1665in" draw:z-index="279"><draw:image xlink:href="Pictures/20000007000003ED000001DCFDAC43C6.wmf" xlink:type="simple" xlink:show="embed" xlink:actuate="onLoad"/></draw:frame></text:span><text:span text:style-name="T1"> What are you doing all the way out there and wearing pantaloons, by the way</text:span></text:p>
      <text:p text:style-name="P4"><text:span text:style-name="T3"><draw:frame draw:style-name="fr1" text:anchor-type="as-char" svg:width="0.3957in" svg:height="0.1665in" draw:z-index="280"><draw:image xlink:href="Pictures/20000007000003ED000001DCFDAC43C6.wmf" xlink:type="simple" xlink:show="embed" xlink:actuate="onLoad"/></draw:frame></text:span><text:span text:style-name="T1"> That was evil Jade</text:span></text:p>
      <text:p text:style-name="P4"><text:span text:style-name="T3"><draw:frame draw:style-name="fr1" text:anchor-type="as-char" svg:width="0.3957in" svg:height="0.1665in" draw:z-index="281"><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282"><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283"><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284"><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285"><draw:image xlink:href="Pictures/20000007000003ED000001DCFDAC43C6.wmf" xlink:type="simple" xlink:show="embed" xlink:actuate="onLoad"/></draw:frame></text:span><text:span text:style-name="T1"> Yes anyone here is not evil</text:span></text:p>
      <text:p text:style-name="P4"><text:soft-page-break/><text:span text:style-name="T3"><draw:frame draw:style-name="fr1" text:anchor-type="as-char" svg:width="0.3957in" svg:height="0.1665in" draw:z-index="286"><draw:image xlink:href="Pictures/20000007000003ED000001DCFDAC43C6.wmf" xlink:type="simple" xlink:show="embed" xlink:actuate="onLoad"/></draw:frame></text:span><text:span text:style-name="T1"> That is to say, there e%ist people here who are not evil</text:span></text:p>
      <text:p text:style-name="P4"><text:span text:style-name="T3"><draw:frame draw:style-name="fr1" text:anchor-type="as-char" svg:width="0.3957in" svg:height="0.1665in" draw:z-index="287"><draw:image xlink:href="Pictures/20000007000003ED000001DCFDAC43C6.wmf" xlink:type="simple" xlink:show="embed" xlink:actuate="onLoad"/></draw:frame></text:span><text:span text:style-name="T1"> Such as Dave</text:span></text:p>
      <text:p text:style-name="P4"><text:span text:style-name="T3"><draw:frame draw:style-name="fr1" text:anchor-type="as-char" svg:width="0.3957in" svg:height="0.1665in" draw:z-index="288"><draw:image xlink:href="Pictures/20000007000003ED000001DCFDAC43C6.wmf" xlink:type="simple" xlink:show="embed" xlink:actuate="onLoad"/></draw:frame></text:span><text:span text:style-name="T1"> Dave is not evil, to my knowledge</text:span></text:p>
      <text:p text:style-name="P2">_</text:p>
      <text:p text:style-name="P2">10. DiSt9: =008280</text:p>
      <text:p text:style-name="P4"><text:span text:style-name="T3"><draw:frame draw:style-name="fr1" text:anchor-type="as-char" svg:width="0.3957in" svg:height="0.1665in" draw:z-index="289"><draw:image xlink:href="Pictures/20000007000003ED000001DCFDAC43C6.wmf" xlink:type="simple" xlink:show="embed" xlink:actuate="onLoad"/></draw:frame></text:span><text:span text:style-name="T1"> Didn't I mention, master dogg</text:span></text:p>
      <text:p text:style-name="P4"><text:span text:style-name="T3"><draw:frame draw:style-name="fr1" text:anchor-type="as-char" svg:width="0.3957in" svg:height="0.1665in" draw:z-index="290"><draw:image xlink:href="Pictures/20000007000003ED000001DCFDAC43C6.wmf" xlink:type="simple" xlink:show="embed" xlink:actuate="onLoad"/></draw:frame></text:span><text:span text:style-name="T1"> Our mutual bro is here</text:span></text:p>
      <text:p text:style-name="P4"><text:span text:style-name="T3"><draw:frame draw:style-name="fr1" text:anchor-type="as-char" svg:width="0.3957in" svg:height="0.1665in" draw:z-index="291"><draw:image xlink:href="Pictures/20000007000003ED000001DCFDAC43C6.wmf" xlink:type="simple" xlink:show="embed" xlink:actuate="onLoad"/></draw:frame></text:span><text:span text:style-name="T1"> That is, right here</text:span></text:p>
      <text:p text:style-name="P4"><text:span text:style-name="T3"><draw:frame draw:style-name="fr1" text:anchor-type="as-char" svg:width="0.3957in" svg:height="0.1665in" draw:z-index="292"><draw:image xlink:href="Pictures/20000007000003ED000001DCFDAC43C6.wmf" xlink:type="simple" xlink:show="embed" xlink:actuate="onLoad"/></draw:frame></text:span><text:span text:style-name="T1"> With me</text:span></text:p>
      <text:p text:style-name="P4"><text:span text:style-name="T3"><draw:frame draw:style-name="fr1" text:anchor-type="as-char" svg:width="0.3957in" svg:height="0.1665in" draw:z-index="293"><draw:image xlink:href="Pictures/20000007000003ED000001DCFDAC43C6.wmf" xlink:type="simple" xlink:show="embed" xlink:actuate="onLoad"/></draw:frame></text:span><text:span text:style-name="T1"> We are kind of in the process of chilling together at the moment</text:span></text:p>
      <text:p text:style-name="P4"><text:span text:style-name="T3"><draw:frame draw:style-name="fr1" text:anchor-type="as-char" svg:width="0.3957in" svg:height="0.1665in" draw:z-index="294"><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295"><draw:image xlink:href="Pictures/20000007000003ED000001DCFDAC43C6.wmf" xlink:type="simple" xlink:show="embed" xlink:actuate="onLoad"/></draw:frame></text:span><text:span text:style-name="T1"> I guess I did kind of bury the lede there</text:span></text:p>
      <text:p text:style-name="P4"><text:span text:style-name="T3"><draw:frame draw:style-name="fr1" text:anchor-type="as-char" svg:width="0.3957in" svg:height="0.1665in" draw:z-index="296"><draw:image xlink:href="Pictures/20000007000003ED000001DCFDAC43C6.wmf" xlink:type="simple" xlink:show="embed" xlink:actuate="onLoad"/></draw:frame></text:span><text:span text:style-name="T1"> Maybe I just wanted to talk</text:span></text:p>
      <text:p text:style-name="P4"><text:span text:style-name="T3"><draw:frame draw:style-name="fr1" text:anchor-type="as-char" svg:width="0.3957in" svg:height="0.1665in" draw:z-index="297"><draw:image xlink:href="Pictures/20000007000003ED000001DCFDAC43C6.wmf" xlink:type="simple" xlink:show="embed" xlink:actuate="onLoad"/></draw:frame></text:span><text:span text:style-name="T1"> We never talk, Drik</text:span></text:p>
      <text:p text:style-name="P4"><text:span text:style-name="T3"><draw:frame draw:style-name="fr1" text:anchor-type="as-char" svg:width="0.3957in" svg:height="0.1665in" draw:z-index="298"><draw:image xlink:href="Pictures/20000007000003ED000001DCFDAC43C6.wmf" xlink:type="simple" xlink:show="embed" xlink:actuate="onLoad"/></draw:frame></text:span><text:span text:style-name="T1"> I am not sure about that</text:span></text:p>
      <text:p text:style-name="P4"><text:span text:style-name="T3"><draw:frame draw:style-name="fr1" text:anchor-type="as-char" svg:width="0.3957in" svg:height="0.1665in" draw:z-index="299"><draw:image xlink:href="Pictures/20000007000003ED000001DCFDAC43C6.wmf" xlink:type="simple" xlink:show="embed" xlink:actuate="onLoad"/></draw:frame></text:span><text:span text:style-name="T1"> Dave says he had a similarly </text:span><text:span text:style-name="T3"><draw:frame draw:style-name="fr1" text:anchor-type="as-char" svg:width="0.3126in" svg:height="0.0937in" draw:z-index="300"><draw:image xlink:href="Pictures/200000080000031A000000EEDFF9947E.wmf" xlink:type="simple" xlink:show="embed" xlink:actuate="onLoad"/></draw:frame></text:span><text:span text:style-name="T1">ty guide once</text:span></text:p>
      <text:p text:style-name="P4"><text:span text:style-name="T3"><draw:frame draw:style-name="fr1" text:anchor-type="as-char" svg:width="0.3957in" svg:height="0.1665in" draw:z-index="301"><draw:image xlink:href="Pictures/20000007000003ED000001DCFDAC43C6.wmf" xlink:type="simple" xlink:show="embed" xlink:actuate="onLoad"/></draw:frame></text:span><text:span text:style-name="T1"> Do you remember our puppet, Dirk?</text:span></text:p>
      <text:p text:style-name="P4"><text:span text:style-name="T3"><draw:frame draw:style-name="fr1" text:anchor-type="as-char" svg:width="0.3957in" svg:height="0.1665in" draw:z-index="302"><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303"><draw:image xlink:href="Pictures/20000007000003ED000001DCFDAC43C6.wmf" xlink:type="simple" xlink:show="embed" xlink:actuate="onLoad"/></draw:frame></text:span><text:span text:style-name="T1"> A good friend in the plush, yes, but as a sprite he was apparently insufferable</text:span></text:p>
      <text:p text:style-name="P4"><text:span text:style-name="T3"><draw:frame draw:style-name="fr1" text:anchor-type="as-char" svg:width="0.3957in" svg:height="0.1665in" draw:z-index="304"><draw:image xlink:href="Pictures/20000007000003ED000001DCFDAC43C6.wmf" xlink:type="simple" xlink:show="embed" xlink:actuate="onLoad"/></draw:frame></text:span><text:span text:style-name="T1"> See, you don't realize how lucky you are to have a guide like me</text:span></text:p>
      <text:p text:style-name="P4"><text:span text:style-name="T3"><draw:frame draw:style-name="fr1" text:anchor-type="as-char" svg:width="0.3957in" svg:height="0.1665in" draw:z-index="305"><draw:image xlink:href="Pictures/20000007000003ED000001DCFDAC43C6.wmf" xlink:type="simple" xlink:show="embed" xlink:actuate="onLoad"/></draw:frame></text:span><text:span text:style-name="T1"> Yes, for a while</text:span></text:p>
      <text:p text:style-name="P4"><text:span text:style-name="T3"><draw:frame draw:style-name="fr1" text:anchor-type="as-char" svg:width="0.3957in" svg:height="0.1665in" draw:z-index="306"><draw:image xlink:href="Pictures/20000007000003ED000001DCFDAC43C6.wmf" xlink:type="simple" xlink:show="embed" xlink:actuate="onLoad"/></draw:frame></text:span><text:span text:style-name="T1"> Then Dave went back in time and became one himself</text:span></text:p>
      <text:p text:style-name="P4"><text:soft-page-break/><text:span text:style-name="T3"><draw:frame draw:style-name="fr1" text:anchor-type="as-char" svg:width="0.3957in" svg:height="0.1665in" draw:z-index="307"><draw:image xlink:href="Pictures/20000007000003ED000001DCFDAC43C6.wmf" xlink:type="simple" xlink:show="embed" xlink:actuate="onLoad"/></draw:frame></text:span><text:span text:style-name="T1"> Now he is part bird</text:span></text:p>
      <text:p text:style-name="P4"><text:span text:style-name="T3"><draw:frame draw:style-name="fr1" text:anchor-type="as-char" svg:width="0.3957in" svg:height="0.1665in" draw:z-index="308"><draw:image xlink:href="Pictures/20000007000003ED000001DCFDAC43C6.wmf" xlink:type="simple" xlink:show="embed" xlink:actuate="onLoad"/></draw:frame></text:span><text:span text:style-name="T1"> Did I mention he's part bird?</text:span></text:p>
      <text:p text:style-name="P4"><text:span text:style-name="T3"><draw:frame draw:style-name="fr1" text:anchor-type="as-char" svg:width="0.3957in" svg:height="0.1665in" draw:z-index="309"><draw:image xlink:href="Pictures/20000007000003ED000001DCFDAC43C6.wmf" xlink:type="simple" xlink:show="embed" xlink:actuate="onLoad"/></draw:frame></text:span><text:span text:style-name="T1"> Of course, this means he is not the Real Dave</text:span></text:p>
      <text:p text:style-name="P4"><text:span text:style-name="T3"><draw:frame draw:style-name="fr1" text:anchor-type="as-char" svg:width="0.3957in" svg:height="0.1665in" draw:z-index="310"><draw:image xlink:href="Pictures/20000007000003ED000001DCFDAC43C6.wmf" xlink:type="simple" xlink:show="embed" xlink:actuate="onLoad"/></draw:frame></text:span><text:span text:style-name="T1"> Davesprite served as Real Dave's sprite</text:span></text:p>
      <text:p text:style-name="P4"><text:span text:style-name="T3"><draw:frame draw:style-name="fr1" text:anchor-type="as-char" svg:width="0.3957in" svg:height="0.1665in" draw:z-index="311"><draw:image xlink:href="Pictures/20000007000003ED000001DCFDAC43C6.wmf" xlink:type="simple" xlink:show="embed" xlink:actuate="onLoad"/></draw:frame></text:span><text:span text:style-name="T1"> But he is only the unreal version of Dave insofar as I am the unreal version of you</text:span></text:p>
      <text:p text:style-name="P4"><text:span text:style-name="T3"><draw:frame draw:style-name="fr1" text:anchor-type="as-char" svg:width="0.3957in" svg:height="0.1665in" draw:z-index="312"><draw:image xlink:href="Pictures/20000007000003ED000001DCFDAC43C6.wmf" xlink:type="simple" xlink:show="embed" xlink:actuate="onLoad"/></draw:frame></text:span><text:span text:style-name="T1"> By which I mean, a much improved version</text:span></text:p>
      <text:p text:style-name="P4"><text:span text:style-name="T3"><draw:frame draw:style-name="fr1" text:anchor-type="as-char" svg:width="0.3957in" svg:height="0.1665in" draw:z-index="313"><draw:image xlink:href="Pictures/20000007000003ED000001DCFDAC43C6.wmf" xlink:type="simple" xlink:show="embed" xlink:actuate="onLoad"/></draw:frame></text:span><text:span text:style-name="T1"> I must say, while the troll part of me doesn't give a silly figging shoot about any of this, the part of me that splintered from you has found the brotherly reunion to be everything which you and I dared not imagine, and more</text:span></text:p>
      <text:p text:style-name="P4"><text:span text:style-name="T3"><draw:frame draw:style-name="fr1" text:anchor-type="as-char" svg:width="0.3957in" svg:height="0.1665in" draw:z-index="314"><draw:image xlink:href="Pictures/20000007000003ED000001DCFDAC43C6.wmf" xlink:type="simple" xlink:show="embed" xlink:actuate="onLoad"/></draw:frame></text:span><text:span text:style-name="T1"> Bird Dave and I are getting along famously and STRENGTHENING our familial bonds like a sweet pair of motherr</text:span><text:span text:style-name="T3"><draw:frame draw:style-name="fr1" text:anchor-type="as-char" svg:width="0.5728in" svg:height="0.0937in" draw:z-index="315"><draw:image xlink:href="Pictures/20000008000005AF000000EE14CF2860.wmf" xlink:type="simple" xlink:show="embed" xlink:actuate="onLoad"/></draw:frame></text:span></text:p>
      <text:p text:style-name="P4"><text:span text:style-name="T3"><draw:frame draw:style-name="fr1" text:anchor-type="as-char" svg:width="0.3957in" svg:height="0.1665in" draw:z-index="316"><draw:image xlink:href="Pictures/20000007000003ED000001DCFDAC43C6.wmf" xlink:type="simple" xlink:show="embed" xlink:actuate="onLoad"/></draw:frame></text:span><text:span text:style-name="T1"> I feel our kinship goes beyond geneti% though</text:span></text:p>
      <text:p text:style-name="P4"><text:span text:style-name="T3"><draw:frame draw:style-name="fr1" text:anchor-type="as-char" svg:width="0.3957in" svg:height="0.1665in" draw:z-index="317"><draw:image xlink:href="Pictures/20000007000003ED000001DCFDAC43C6.wmf" xlink:type="simple" xlink:show="embed" xlink:actuate="onLoad"/></draw:frame></text:span><text:span text:style-name="T1"> We are misfits, estranged, he from Dave's alpha timeline, I from Dirk's alpha soul</text:span></text:p>
      <text:p text:style-name="P4"><text:span text:style-name="T3"><draw:frame draw:style-name="fr1" text:anchor-type="as-char" svg:width="0.3957in" svg:height="0.1665in" draw:z-index="318"><draw:image xlink:href="Pictures/20000007000003ED000001DCFDAC43C6.wmf" xlink:type="simple" xlink:show="embed" xlink:actuate="onLoad"/></draw:frame></text:span><text:span text:style-name="T1"> A two man menagerie of sideshow frickups, together at last</text:span></text:p>
      <text:p text:style-name="P4"><text:span text:style-name="T3"><draw:frame draw:style-name="fr1" text:anchor-type="as-char" svg:width="0.3957in" svg:height="0.1665in" draw:z-index="319"><draw:image xlink:href="Pictures/20000007000003ED000001DCFDAC43C6.wmf" xlink:type="simple" xlink:show="embed" xlink:actuate="onLoad"/></draw:frame></text:span><text:span text:style-name="T1"> Fle%ing and flapping</text:span></text:p>
      <text:p text:style-name="P4"><text:span text:style-name="T3"><draw:frame draw:style-name="fr1" text:anchor-type="as-char" svg:width="0.3957in" svg:height="0.1665in" draw:z-index="320"><draw:image xlink:href="Pictures/20000007000003ED000001DCFDAC43C6.wmf" xlink:type="simple" xlink:show="embed" xlink:actuate="onLoad"/></draw:frame></text:span><text:span text:style-name="T1"> Fraternally and eternally</text:span></text:p>
      <text:p text:style-name="P4"><text:span text:style-name="T3"><draw:frame draw:style-name="fr1" text:anchor-type="as-char" svg:width="0.3957in" svg:height="0.1665in" draw:z-index="321"><draw:image xlink:href="Pictures/20000007000003ED000001DCFDAC43C6.wmf" xlink:type="simple" xlink:show="embed" xlink:actuate="onLoad"/></draw:frame></text:span><text:span text:style-name="T1"> Neigh, braj</text:span></text:p>
      <text:p text:style-name="P4"><text:span text:style-name="T3"><draw:frame draw:style-name="fr1" text:anchor-type="as-char" svg:width="0.3957in" svg:height="0.1665in" draw:z-index="322"><draw:image xlink:href="Pictures/20000007000003ED000001DCFDAC43C6.wmf" xlink:type="simple" xlink:show="embed" xlink:actuate="onLoad"/></draw:frame></text:span><text:span text:style-name="T1"> As your buff mystical guide slash personal trainer I am suggesting that if you were willing to contact me as a matter of last resnort, you might want to at least consider reaching out to him as well</text:span></text:p>
      <text:p text:style-name="P4"><text:span text:style-name="T3"><draw:frame draw:style-name="fr1" text:anchor-type="as-char" svg:width="0.3957in" svg:height="0.1665in" draw:z-index="323"><draw:image xlink:href="Pictures/20000007000003ED000001DCFDAC43C6.wmf" xlink:type="simple" xlink:show="embed" xlink:actuate="onLoad"/></draw:frame></text:span><text:span text:style-name="T1"> I didn't mean Bird Dave</text:span></text:p>
      <text:p text:style-name="P4"><text:span text:style-name="T3"><draw:frame draw:style-name="fr1" text:anchor-type="as-char" svg:width="0.3957in" svg:height="0.1665in" draw:z-index="324"><draw:image xlink:href="Pictures/20000007000003ED000001DCFDAC43C6.wmf" xlink:type="simple" xlink:show="embed" xlink:actuate="onLoad"/></draw:frame></text:span><text:span text:style-name="T1"> I meant Real Dave</text:span></text:p>
      <text:p text:style-name="P4"><text:span text:style-name="T3"><draw:frame draw:style-name="fr1" text:anchor-type="as-char" svg:width="0.3957in" svg:height="0.1665in" draw:z-index="325"><draw:image xlink:href="Pictures/20000007000003ED000001DCFDAC43C6.wmf" xlink:type="simple" xlink:show="embed" xlink:actuate="onLoad"/></draw:frame></text:span><text:span text:style-name="T1"> Not with us</text:span></text:p>
      <text:p text:style-name="P4"><text:span text:style-name="T3"><draw:frame draw:style-name="fr1" text:anchor-type="as-char" svg:width="0.3957in" svg:height="0.1665in" draw:z-index="326"><draw:image xlink:href="Pictures/20000007000003ED000001DCFDAC43C6.wmf" xlink:type="simple" xlink:show="embed" xlink:actuate="onLoad"/></draw:frame></text:span><text:span text:style-name="T1"> He is here though, somewhere</text:span></text:p>
      <text:p text:style-name="P4"><text:soft-page-break/><text:span text:style-name="T3"><draw:frame draw:style-name="fr1" text:anchor-type="as-char" svg:width="0.3957in" svg:height="0.1665in" draw:z-index="327"><draw:image xlink:href="Pictures/20000007000003ED000001DCFDAC43C6.wmf" xlink:type="simple" xlink:show="embed" xlink:actuate="onLoad"/></draw:frame></text:span><text:span text:style-name="T1"> You should message him</text:span></text:p>
      <text:p text:style-name="P4"><text:span text:style-name="T3"><draw:frame draw:style-name="fr1" text:anchor-type="as-char" svg:width="0.3957in" svg:height="0.1665in" draw:z-index="328"><draw:image xlink:href="Pictures/20000007000003ED000001DCFDAC43C6.wmf" xlink:type="simple" xlink:show="embed" xlink:actuate="onLoad"/></draw:frame></text:span><text:span text:style-name="T1"> It's not like you don't have a few hours to kill</text:span></text:p>
      <text:p text:style-name="P4"><text:span text:style-name="T3"><draw:frame draw:style-name="fr1" text:anchor-type="as-char" svg:width="0.3957in" svg:height="0.1665in" draw:z-index="329"><draw:image xlink:href="Pictures/20000007000003ED000001DCFDAC43C6.wmf" xlink:type="simple" xlink:show="embed" xlink:actuate="onLoad"/></draw:frame></text:span><text:span text:style-name="T1"> What else are you going to do out there</text:span></text:p>
      <text:p text:style-name="P4"><text:span text:style-name="T3"><draw:frame draw:style-name="fr1" text:anchor-type="as-char" svg:width="0.3957in" svg:height="0.1665in" draw:z-index="330"><draw:image xlink:href="Pictures/20000007000003ED000001DCFDAC43C6.wmf" xlink:type="simple" xlink:show="embed" xlink:actuate="onLoad"/></draw:frame></text:span><text:span text:style-name="T1"> Pick at your pantaloon wedgies?</text:span></text:p>
      <text:p text:style-name="P4"><text:span text:style-name="T3"><draw:frame draw:style-name="fr1" text:anchor-type="as-char" svg:width="0.3957in" svg:height="0.1665in" draw:z-index="331"><draw:image xlink:href="Pictures/20000007000003ED000001DCFDAC43C6.wmf" xlink:type="simple" xlink:show="embed" xlink:actuate="onLoad"/></draw:frame></text:span><text:span text:style-name="T1"> Yes, I canter magine it won't be</text:span></text:p>
      <text:p text:style-name="P4"><text:span text:style-name="T3"><draw:frame draw:style-name="fr1" text:anchor-type="as-char" svg:width="0.3957in" svg:height="0.1665in" draw:z-index="332"><draw:image xlink:href="Pictures/20000007000003ED000001DCFDAC43C6.wmf" xlink:type="simple" xlink:show="embed" xlink:actuate="onLoad"/></draw:frame></text:span><text:span text:style-name="T1"> At least at first</text:span></text:p>
      <text:p text:style-name="P4"><text:span text:style-name="T3"><draw:frame draw:style-name="fr1" text:anchor-type="as-char" svg:width="0.3957in" svg:height="0.1665in" draw:z-index="333"><draw:image xlink:href="Pictures/20000007000003ED000001DCFDAC43C6.wmf" xlink:type="simple" xlink:show="embed" xlink:actuate="onLoad"/></draw:frame></text:span><text:span text:style-name="T1"> I advise you to talk about your interests</text:span></text:p>
      <text:p text:style-name="P4"><text:span text:style-name="T3"><draw:frame draw:style-name="fr1" text:anchor-type="as-char" svg:width="0.3957in" svg:height="0.1665in" draw:z-index="334"><draw:image xlink:href="Pictures/20000007000003ED000001DCFDAC43C6.wmf" xlink:type="simple" xlink:show="embed" xlink:actuate="onLoad"/></draw:frame></text:span><text:span text:style-name="T1"> Like dairy</text:span></text:p>
      <text:p text:style-name="P4"><text:span text:style-name="T3"><draw:frame draw:style-name="fr1" text:anchor-type="as-char" svg:width="0.3957in" svg:height="0.1665in" draw:z-index="335"><draw:image xlink:href="Pictures/20000007000003ED000001DCFDAC43C6.wmf" xlink:type="simple" xlink:show="embed" xlink:actuate="onLoad"/></draw:frame></text:span><text:span text:style-name="T1"> Livestock</text:span></text:p>
      <text:p text:style-name="P4"><text:span text:style-name="T3"><draw:frame draw:style-name="fr1" text:anchor-type="as-char" svg:width="0.3957in" svg:height="0.1665in" draw:z-index="336"><draw:image xlink:href="Pictures/20000007000003ED000001DCFDAC43C6.wmf" xlink:type="simple" xlink:show="embed" xlink:actuate="onLoad"/></draw:frame></text:span><text:span text:style-name="T1"> Fine art</text:span></text:p>
      <text:p text:style-name="P4"><text:span text:style-name="T3"><draw:frame draw:style-name="fr1" text:anchor-type="as-char" svg:width="0.3957in" svg:height="0.1665in" draw:z-index="337"><draw:image xlink:href="Pictures/20000007000003ED000001DCFDAC43C6.wmf" xlink:type="simple" xlink:show="embed" xlink:actuate="onLoad"/></draw:frame></text:span><text:span text:style-name="T1"> And muscles</text:span></text:p>
      <text:p text:style-name="P4"><text:span text:style-name="T3"><draw:frame draw:style-name="fr1" text:anchor-type="as-char" svg:width="0.3957in" svg:height="0.1665in" draw:z-index="338"><draw:image xlink:href="Pictures/20000007000003ED000001DCFDAC43C6.wmf" xlink:type="simple" xlink:show="embed" xlink:actuate="onLoad"/></draw:frame></text:span><text:span text:style-name="T1"> Good point</text:span></text:p>
      <text:p text:style-name="P4"><text:span text:style-name="T3"><draw:frame draw:style-name="fr1" text:anchor-type="as-char" svg:width="0.3957in" svg:height="0.1665in" draw:z-index="339"><draw:image xlink:href="Pictures/20000007000003ED000001DCFDAC43C6.wmf" xlink:type="simple" xlink:show="embed" xlink:actuate="onLoad"/></draw:frame></text:span><text:span text:style-name="T1"> I advise you to talk about my interests</text:span></text:p>
      <text:p text:style-name="P2">_</text:p>
      <text:p text:style-name="P2">11. DiSt10*: =008281</text:p>
      <text:p text:style-name="P4"><text:span text:style-name="T3"><draw:frame draw:style-name="fr1" text:anchor-type="as-char" svg:width="0.3957in" svg:height="0.1665in" draw:z-index="340"><draw:image xlink:href="Pictures/20000007000003ED000001DCFDAC43C6.wmf" xlink:type="simple" xlink:show="embed" xlink:actuate="onLoad"/></draw:frame></text:span><text:span text:style-name="T1"> What do you mean?</text:span></text:p>
      <text:p text:style-name="P4"><text:span text:style-name="T3"><draw:frame draw:style-name="fr1" text:anchor-type="as-char" svg:width="0.3957in" svg:height="0.1665in" draw:z-index="341"><draw:image xlink:href="Pictures/20000007000003ED000001DCFDAC43C6.wmf" xlink:type="simple" xlink:show="embed" xlink:actuate="onLoad"/></draw:frame></text:span><text:span text:style-name="T1"> Sir dude, you are breaking up</text:span></text:p>
      <text:p text:style-name="P4"><text:span text:style-name="T3"><draw:frame draw:style-name="fr1" text:anchor-type="as-char" svg:width="0.3957in" svg:height="0.1665in" draw:z-index="342"><draw:image xlink:href="Pictures/20000007000003ED000001DCFDAC43C6.wmf" xlink:type="simple" xlink:show="embed" xlink:actuate="onLoad"/></draw:frame></text:span><text:span text:style-name="T1"> Another glut fa% must be flowing around your region</text:span></text:p>
      <text:p text:style-name="P4"><text:span text:style-name="T3"><draw:frame draw:style-name="fr1" text:anchor-type="as-char" svg:width="0.3957in" svg:height="0.1665in" draw:z-index="343"><draw:image xlink:href="Pictures/20000007000003ED000001DCFDAC43C6.wmf" xlink:type="simple" xlink:show="embed" xlink:actuate="onLoad"/></draw:frame></text:span><text:span text:style-name="T1"> Stand by, I will use my potent algorithms to decode your gibberish</text:span></text:p>
      <text:p text:style-name="P2">_</text:p>
      <text:p text:style-name="P1">Act 6 Act 6 Act 2</text:p>
      <text:p text:style-name="P2">_</text:p>
      <text:p text:style-name="P1">Act 6 Act 6 Intermission 2</text:p>
      <text:p text:style-name="P2">_</text:p>
      <text:p text:style-name="P2"><text:soft-page-break/>12. DaSp1: =008502</text:p>
      <text:p text:style-name="P4"><text:span text:style-name="T3"><draw:frame draw:style-name="fr1" text:anchor-type="as-char" svg:width="0.3957in" svg:height="0.1665in" draw:z-index="344"><draw:image xlink:href="Pictures/20000007000003ED000001DCFDAC43C6.wmf" xlink:type="simple" xlink:show="embed" xlink:actuate="onLoad"/></draw:frame></text:span><text:span text:style-name="T1"> My god...</text:span></text:p>
      <text:p text:style-name="P2">_</text:p>
      <text:p text:style-name="P2">13. DaSp2: =008503</text:p>
      <text:p text:style-name="P4"><text:span text:style-name="T3"><draw:frame draw:style-name="fr1" text:anchor-type="as-char" svg:width="0.3957in" svg:height="0.1665in" draw:z-index="345"><draw:image xlink:href="Pictures/20000007000003ED000001DCFDAC43C6.wmf" xlink:type="simple" xlink:show="embed" xlink:actuate="onLoad"/></draw:frame></text:span><text:span text:style-name="T1"> The power...</text:span></text:p>
      <text:p text:style-name="P2">_</text:p>
      <text:p text:style-name="P2">14. DaSp3: =008504</text:p>
      <text:p text:style-name="P4"><text:span text:style-name="T3"><draw:frame draw:style-name="fr1" text:anchor-type="as-char" svg:width="0.3957in" svg:height="0.1665in" draw:z-index="346"><draw:image xlink:href="Pictures/20000007000003ED000001DCFDAC43C6.wmf" xlink:type="simple" xlink:show="embed" xlink:actuate="onLoad"/></draw:frame></text:span><text:span text:style-name="T1"> It's...</text:span></text:p>
      <text:p text:style-name="P4"><text:span text:style-name="T3"><draw:frame draw:style-name="fr1" text:anchor-type="as-char" svg:width="0.3957in" svg:height="0.1665in" draw:z-index="347"><draw:image xlink:href="Pictures/20000007000003ED000001DCFDAC43C6.wmf" xlink:type="simple" xlink:show="embed" xlink:actuate="onLoad"/></draw:frame></text:span><text:span text:style-name="T1"> It's over...</text:span></text:p>
      <text:p text:style-name="P2">_</text:p>
      <text:p text:style-name="P2">15. DaSp4: =008505</text:p>
      <text:p text:style-name="P4"><text:span text:style-name="T3"><draw:frame draw:style-name="fr1" text:anchor-type="as-char" svg:width="0.3957in" svg:height="0.1665in" draw:z-index="348"><draw:image xlink:href="Pictures/20000007000003ED000001DCFDAC43C6.wmf" xlink:type="simple" xlink:show="embed" xlink:actuate="onLoad"/></draw:frame></text:span><text:span text:style-name="T1"> IT IS E%CEEDING A CERTAIN AMOUNT IN QUANTITY</text:span></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1">Act 6 Act 6 Act 5</text:p>
      <text:p text:style-name="P2">_</text:p>
      <text:p text:style-name="P1">Act 6 Act 6 Intermission 5</text:p>
      <text:p text:style-name="P2"><text:soft-page-break/>_</text:p>
      <text:p text:style-name="P2">16. KV1; DS1; VS1: =009358</text:p>
      <text:p text:style-name="P4"><text:span text:style-name="T3"><draw:frame draw:style-name="fr1" text:anchor-type="as-char" svg:width="0.3957in" svg:height="0.1665in" draw:z-index="349"><draw:image xlink:href="Pictures/20000007000003ED000001DCFDAC43C6.wmf" xlink:type="simple" xlink:show="embed" xlink:actuate="onLoad"/></draw:frame></text:span><text:span text:style-name="T1"> Greetings old friend</text:span></text:p>
      <text:p text:style-name="P4"><text:span text:style-name="T3"><draw:frame draw:style-name="fr1" text:anchor-type="as-char" svg:width="0.3957in" svg:height="0.1665in" draw:z-index="350"><draw:image xlink:href="Pictures/20000007000003ED000001DCFDAC43C6.wmf" xlink:type="simple" xlink:show="embed" xlink:actuate="onLoad"/></draw:frame></text:span><text:span text:style-name="T1"> Not to worry, I have stored enough poignancy in my heaving, balloon-like pectorals for the both of us</text:span></text:p>
      <text:p text:style-name="P4"><text:span text:style-name="T3"><draw:frame draw:style-name="fr1" text:anchor-type="as-char" svg:width="0.3957in" svg:height="0.1665in" draw:z-index="351"><draw:image xlink:href="Pictures/20000007000003ED000001DCFDAC43C6.wmf" xlink:type="simple" xlink:show="embed" xlink:actuate="onLoad"/></draw:frame></text:span><text:span text:style-name="T1"> Though I should clarify that appro%imately half of my personally couldn't give the faintest fidgeting horse dump about you or your sentimental notions</text:span></text:p>
      <text:p text:style-name="P4"><text:span text:style-name="T3"><draw:frame draw:style-name="fr1" text:anchor-type="as-char" svg:width="0.3957in" svg:height="0.1665in" draw:z-index="352"><draw:image xlink:href="Pictures/20000007000003ED000001DCFDAC43C6.wmf" xlink:type="simple" xlink:show="embed" xlink:actuate="onLoad"/></draw:frame></text:span><text:span text:style-name="T1"> Also I am very busy here, so stop talking to me completely</text:span></text:p>
      <text:p text:style-name="P4"><text:span text:style-name="T3"><draw:frame draw:style-name="fr1" text:anchor-type="as-char" svg:width="0.3957in" svg:height="0.1665in" draw:z-index="353"><draw:image xlink:href="Pictures/20000007000003ED000001DCFDAC43C6.wmf" xlink:type="simple" xlink:show="embed" xlink:actuate="onLoad"/></draw:frame></text:span><text:span text:style-name="T1"> </text:span><text:span text:style-name="T3"><draw:frame draw:style-name="fr1" text:anchor-type="as-char" svg:width="0.2291in" svg:height="0.1665in" draw:z-index="354"><draw:image xlink:href="Pictures/2000000800000246000001A7DBF3AE04.wmf" xlink:type="simple" xlink:show="embed" xlink:actuate="onLoad"/></draw:frame></text:span></text:p>
      <text:p text:style-name="P4"><text:span text:style-name="T3"><draw:frame draw:style-name="fr1" text:anchor-type="as-char" svg:width="0.3957in" svg:height="0.1665in" draw:z-index="355"><draw:image xlink:href="Pictures/20000007000003ED000001DCFDAC43C6.wmf" xlink:type="simple" xlink:show="embed" xlink:actuate="onLoad"/></draw:frame></text:span><text:span text:style-name="T1"> You mean triangular</text:span></text:p>
      <text:p text:style-name="P4"><text:span text:style-name="T3"><draw:frame draw:style-name="fr1" text:anchor-type="as-char" svg:width="0.3957in" svg:height="0.1665in" draw:z-index="356"><draw:image xlink:href="Pictures/20000007000003ED000001DCFDAC43C6.wmf" xlink:type="simple" xlink:show="embed" xlink:actuate="onLoad"/></draw:frame></text:span><text:span text:style-name="T1"> Triangular</text:span></text:p>
      <text:p text:style-name="P4"><text:span text:style-name="T3"><draw:frame draw:style-name="fr1" text:anchor-type="as-char" svg:width="0.3957in" svg:height="0.1665in" draw:z-index="357"><draw:image xlink:href="Pictures/20000007000003ED000001DCFDAC43C6.wmf" xlink:type="simple" xlink:show="embed" xlink:actuate="onLoad"/></draw:frame></text:span><text:span text:style-name="T1"> It's the shape of my clop </text:span><text:span text:style-name="T3"><draw:frame draw:style-name="fr1" text:anchor-type="as-char" svg:width="0.4898in" svg:height="0.0937in" draw:z-index="358"><draw:image xlink:href="Pictures/20000008000004DC000000EE3E9B2C8E.wmf" xlink:type="simple" xlink:show="embed" xlink:actuate="onLoad"/></draw:frame></text:span><text:span text:style-name="T1"> glasses</text:span></text:p>
      <text:p text:style-name="P4"><text:span text:style-name="T3"><draw:frame draw:style-name="fr1" text:anchor-type="as-char" svg:width="0.3957in" svg:height="0.1665in" draw:z-index="359"><draw:image xlink:href="Pictures/20000007000003ED000001DCFDAC43C6.wmf" xlink:type="simple" xlink:show="embed" xlink:actuate="onLoad"/></draw:frame></text:span><text:span text:style-name="T1"> Agreed</text:span></text:p>
      <text:p text:style-name="P4"><text:span text:style-name="T3"><draw:frame draw:style-name="fr1" text:anchor-type="as-char" svg:width="0.3957in" svg:height="0.1665in" draw:z-index="360"><draw:image xlink:href="Pictures/20000007000003ED000001DCFDAC43C6.wmf" xlink:type="simple" xlink:show="embed" xlink:actuate="onLoad"/></draw:frame></text:span><text:span text:style-name="T1"> Thank you for the STRONG endhorsement, lowblood slash person I've never heard of and don't care about</text:span></text:p>
      <text:p text:style-name="P4"><text:span text:style-name="T3"><draw:frame draw:style-name="fr1" text:anchor-type="as-char" svg:width="0.3957in" svg:height="0.1665in" draw:z-index="361"><draw:image xlink:href="Pictures/20000007000003ED000001DCFDAC43C6.wmf" xlink:type="simple" xlink:show="embed" xlink:actuate="onLoad"/></draw:frame></text:span><text:span text:style-name="T1"> I'll be finished my work here momentarily</text:span></text:p>
      <text:p text:style-name="P4"><text:span text:style-name="T3"><draw:frame draw:style-name="fr1" text:anchor-type="as-char" svg:width="0.3957in" svg:height="0.1665in" draw:z-index="362"><draw:image xlink:href="Pictures/20000007000003ED000001DCFDAC43C6.wmf" xlink:type="simple" xlink:show="embed" xlink:actuate="onLoad"/></draw:frame></text:span><text:span text:style-name="T1"> I am disabling her tiara top</text:span></text:p>
      <text:p text:style-name="P4"><text:span text:style-name="T3"><draw:frame draw:style-name="fr1" text:anchor-type="as-char" svg:width="0.3957in" svg:height="0.1665in" draw:z-index="363"><draw:image xlink:href="Pictures/20000007000003ED000001DCFDAC43C6.wmf" xlink:type="simple" xlink:show="embed" xlink:actuate="onLoad"/></draw:frame></text:span><text:span text:style-name="T1"> It is e%tremely delicate work, not to be trusted to human hooves</text:span></text:p>
      <text:p text:style-name="P2">_</text:p>
      <text:p text:style-name="P2">17. VS2: =009359</text:p>
      <text:p text:style-name="P4"><text:span text:style-name="T3"><draw:frame draw:style-name="fr1" text:anchor-type="as-char" svg:width="0.3957in" svg:height="0.1665in" draw:z-index="364"><draw:image xlink:href="Pictures/20000007000003ED000001DCFDAC43C6.wmf" xlink:type="simple" xlink:show="embed" xlink:actuate="onLoad"/></draw:frame></text:span><text:span text:style-name="T1"> I must complimount the e%quisite judgment you've shown in this matter</text:span></text:p>
      <text:p text:style-name="P4"><text:span text:style-name="T3"><draw:frame draw:style-name="fr1" text:anchor-type="as-char" svg:width="0.3957in" svg:height="0.1665in" draw:z-index="365"><draw:image xlink:href="Pictures/20000007000003ED000001DCFDAC43C6.wmf" xlink:type="simple" xlink:show="embed" xlink:actuate="onLoad"/></draw:frame></text:span><text:span text:style-name="T1"> But if I may suggest, neigh, perhaps, command?</text:span></text:p>
      <text:p text:style-name="P4"><text:span text:style-name="T3"><draw:frame draw:style-name="fr1" text:anchor-type="as-char" svg:width="0.3957in" svg:height="0.1665in" draw:z-index="366"><draw:image xlink:href="Pictures/20000007000003ED000001DCFDAC43C6.wmf" xlink:type="simple" xlink:show="embed" xlink:actuate="onLoad"/></draw:frame></text:span><text:span text:style-name="T1"> You should prototype the two royal bloods and be done with it</text:span></text:p>
      <text:p text:style-name="P4"><text:span text:style-name="T3"><draw:frame draw:style-name="fr1" text:anchor-type="as-char" svg:width="0.3957in" svg:height="0.1665in" draw:z-index="367"><draw:image xlink:href="Pictures/20000007000003ED000001DCFDAC43C6.wmf" xlink:type="simple" xlink:show="embed" xlink:actuate="onLoad"/></draw:frame></text:span><text:span text:style-name="T1"> They deserve it</text:span></text:p>
      <text:p text:style-name="P4"><text:soft-page-break/><text:span text:style-name="T3"><draw:frame draw:style-name="fr1" text:anchor-type="as-char" svg:width="0.3957in" svg:height="0.1665in" draw:z-index="368"><draw:image xlink:href="Pictures/20000007000003ED000001DCFDAC43C6.wmf" xlink:type="simple" xlink:show="embed" xlink:actuate="onLoad"/></draw:frame></text:span><text:span text:style-name="T1"> I STRONGLY disagree, but also, sort of don't care</text:span></text:p>
      <text:p text:style-name="P4"><text:span text:style-name="T3"><draw:frame draw:style-name="fr1" text:anchor-type="as-char" svg:width="0.3957in" svg:height="0.1665in" draw:z-index="369"><draw:image xlink:href="Pictures/20000007000003ED000001DCFDAC43C6.wmf" xlink:type="simple" xlink:show="embed" xlink:actuate="onLoad"/></draw:frame></text:span><text:span text:style-name="T1"> As you were</text:span></text:p>
      <text:p text:style-name="P2">_</text:p>
      <text:p text:style-name="P2">18. DS2: =009410</text:p>
      <text:p text:style-name="P4"><text:span text:style-name="T3"><draw:frame draw:style-name="fr1" text:anchor-type="as-char" svg:width="0.3957in" svg:height="0.1665in" draw:z-index="370"><draw:image xlink:href="Pictures/20000007000003ED000001DCFDAC43C6.wmf" xlink:type="simple" xlink:show="embed" xlink:actuate="onLoad"/></draw:frame></text:span><text:span text:style-name="T1"> Nearly finished radically downgrading crocker here</text:span></text:p>
      <text:p text:style-name="P4"><text:span text:style-name="T3"><draw:frame draw:style-name="fr1" text:anchor-type="as-char" svg:width="0.3957in" svg:height="0.1665in" draw:z-index="371"><draw:image xlink:href="Pictures/20000007000003ED000001DCFDAC43C6.wmf" xlink:type="simple" xlink:show="embed" xlink:actuate="onLoad"/></draw:frame></text:span><text:span text:style-name="T1"> I then plan on mourning the complete restoration of her woeful inferiority with a moment of silent, subtle fle%ing</text:span></text:p>
      <text:p text:style-name="P4"><text:span text:style-name="T3"><draw:frame draw:style-name="fr1" text:anchor-type="as-char" svg:width="0.3957in" svg:height="0.1665in" draw:z-index="372"><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373"><draw:image xlink:href="Pictures/20000007000003ED000001DCFDAC43C6.wmf" xlink:type="simple" xlink:show="embed" xlink:actuate="onLoad"/></draw:frame></text:span><text:span text:style-name="T1"> I am notorious for being </text:span><text:span text:style-name="T3"><draw:frame draw:style-name="fr1" text:anchor-type="as-char" svg:width="0.5835in" svg:height="0.1252in" draw:z-index="374"><draw:image xlink:href="Pictures/20000008000005CA0000013EF6CE1958.wmf" xlink:type="simple" xlink:show="embed" xlink:actuate="onLoad"/></draw:frame></text:span><text:span text:style-name="T1"> sensational at mathemati%, but I don't think I could break it down for you without lying about the precision of my figures</text:span></text:p>
      <text:p text:style-name="P4"><text:span text:style-name="T3"><draw:frame draw:style-name="fr1" text:anchor-type="as-char" svg:width="0.3957in" svg:height="0.1665in" draw:z-index="375"><draw:image xlink:href="Pictures/20000007000003ED000001DCFDAC43C6.wmf" xlink:type="simple" xlink:show="embed" xlink:actuate="onLoad"/></draw:frame></text:span><text:span text:style-name="T1"> Which is a practice I am by no means above, mind you</text:span></text:p>
      <text:p text:style-name="P4"><text:span text:style-name="T3"><draw:frame draw:style-name="fr1" text:anchor-type="as-char" svg:width="0.3957in" svg:height="0.1665in" draw:z-index="376"><draw:image xlink:href="Pictures/20000007000003ED000001DCFDAC43C6.wmf" xlink:type="simple" xlink:show="embed" xlink:actuate="onLoad"/></draw:frame></text:span><text:span text:style-name="T1"> I'm not</text:span></text:p>
      <text:p text:style-name="P4"><text:span text:style-name="T3"><draw:frame draw:style-name="fr1" text:anchor-type="as-char" svg:width="0.3957in" svg:height="0.1665in" draw:z-index="377"><draw:image xlink:href="Pictures/20000007000003ED000001DCFDAC43C6.wmf" xlink:type="simple" xlink:show="embed" xlink:actuate="onLoad"/></draw:frame></text:span><text:span text:style-name="T1"> I toweled off less than a minute ago</text:span></text:p>
      <text:p text:style-name="P4"><text:span text:style-name="T3"><draw:frame draw:style-name="fr1" text:anchor-type="as-char" svg:width="0.3957in" svg:height="0.1665in" draw:z-index="378"><draw:image xlink:href="Pictures/20000007000003ED000001DCFDAC43C6.wmf" xlink:type="simple" xlink:show="embed" xlink:actuate="onLoad"/></draw:frame></text:span><text:span text:style-name="T1"> Sir Dave, there's much we could talk about, en route to wa%ing HARD sentimental about our dubiously shared fraternal past</text:span></text:p>
      <text:p text:style-name="P4"><text:span text:style-name="T3"><draw:frame draw:style-name="fr1" text:anchor-type="as-char" svg:width="0.3957in" svg:height="0.1665in" draw:z-index="379"><draw:image xlink:href="Pictures/20000007000003ED000001DCFDAC43C6.wmf" xlink:type="simple" xlink:show="embed" xlink:actuate="onLoad"/></draw:frame></text:span><text:span text:style-name="T1"> The fact that I will not shouldn't be mistaken for preoccupation with this delicate cybertask, which is trivial to me since my mind is a faultless silicon mesh of living algorithmic perfe%ion</text:span></text:p>
      <text:p text:style-name="P4"><text:span text:style-name="T3"><draw:frame draw:style-name="fr1" text:anchor-type="as-char" svg:width="0.3957in" svg:height="0.1665in" draw:z-index="380"><draw:image xlink:href="Pictures/20000007000003ED000001DCFDAC43C6.wmf" xlink:type="simple" xlink:show="embed" xlink:actuate="onLoad"/></draw:frame></text:span><text:span text:style-name="T1"> Neighther should it be ascribed to the fact that my troll hemidentity finds the notion of a reunion with you to be boring as a fiddling fruit</text:span></text:p>
      <text:p text:style-name="P4"><text:span text:style-name="T3"><draw:frame draw:style-name="fr1" text:anchor-type="as-char" svg:width="0.3957in" svg:height="0.1665in" draw:z-index="381"><draw:image xlink:href="Pictures/20000007000003ED000001DCFDAC43C6.wmf" xlink:type="simple" xlink:show="embed" xlink:actuate="onLoad"/></draw:frame></text:span><text:span text:style-name="T1"> It is manely that such a bonding e%perience strikes me as an endeavor falling outside my totally ripped and kicktuchus purview</text:span></text:p>
      <text:p text:style-name="P4"><text:span text:style-name="T3"><draw:frame draw:style-name="fr1" text:anchor-type="as-char" svg:width="0.3957in" svg:height="0.1665in" draw:z-index="382"><draw:image xlink:href="Pictures/20000007000003ED000001DCFDAC43C6.wmf" xlink:type="simple" xlink:show="embed" xlink:actuate="onLoad"/></draw:frame></text:span><text:span text:style-name="T1"> Brothertimes with Real Dave would best be left to the custody of Real Dirk, not to mention someone who gives at least greater than half a stupid shoot about you</text:span></text:p>
      <text:p text:style-name="P4"><text:span text:style-name="T3"><draw:frame draw:style-name="fr1" text:anchor-type="as-char" svg:width="0.3957in" svg:height="0.1665in" draw:z-index="383"><draw:image xlink:href="Pictures/20000007000003ED000001DCFDAC43C6.wmf" xlink:type="simple" xlink:show="embed" xlink:actuate="onLoad"/></draw:frame></text:span><text:span text:style-name="T1"> It's a blind alley, brother dawg</text:span></text:p>
      <text:p text:style-name="P4"><text:span text:style-name="T3"><draw:frame draw:style-name="fr1" text:anchor-type="as-char" svg:width="0.3957in" svg:height="0.1665in" draw:z-index="384"><draw:image xlink:href="Pictures/20000007000003ED000001DCFDAC43C6.wmf" xlink:type="simple" xlink:show="embed" xlink:actuate="onLoad"/></draw:frame></text:span><text:span text:style-name="T1"> I already asked if she had milk in there once, plus another </text:span><text:soft-page-break/><text:span text:style-name="T1">nine redundant times after that</text:span></text:p>
      <text:p text:style-name="P4"><text:span text:style-name="T3"><draw:frame draw:style-name="fr1" text:anchor-type="as-char" svg:width="0.3957in" svg:height="0.1665in" draw:z-index="385"><draw:image xlink:href="Pictures/20000007000003ED000001DCFDAC43C6.wmf" xlink:type="simple" xlink:show="embed" xlink:actuate="onLoad"/></draw:frame></text:span><text:span text:style-name="T1"> I also asked if she would like to touch my muscles</text:span></text:p>
      <text:p text:style-name="P4"><text:span text:style-name="T3"><draw:frame draw:style-name="fr1" text:anchor-type="as-char" svg:width="0.3957in" svg:height="0.1665in" draw:z-index="386"><draw:image xlink:href="Pictures/20000007000003ED000001DCFDAC43C6.wmf" xlink:type="simple" xlink:show="embed" xlink:actuate="onLoad"/></draw:frame></text:span><text:span text:style-name="T1"> The answers were ten no's and one yes</text:span></text:p>
      <text:p text:style-name="P4"><text:span text:style-name="T3"><draw:frame draw:style-name="fr1" text:anchor-type="as-char" svg:width="0.3957in" svg:height="0.1665in" draw:z-index="387"><draw:image xlink:href="Pictures/20000007000003ED000001DCFDAC43C6.wmf" xlink:type="simple" xlink:show="embed" xlink:actuate="onLoad"/></draw:frame></text:span><text:span text:style-name="T1"> That reminds me dave</text:span></text:p>
      <text:p text:style-name="P4"><text:span text:style-name="T3"><draw:frame draw:style-name="fr1" text:anchor-type="as-char" svg:width="0.3957in" svg:height="0.1665in" draw:z-index="388"><draw:image xlink:href="Pictures/20000007000003ED000001DCFDAC43C6.wmf" xlink:type="simple" xlink:show="embed" xlink:actuate="onLoad"/></draw:frame></text:span><text:span text:style-name="T1"> Would you like to touch my muscles?</text:span></text:p>
      <text:p text:style-name="P2">_</text:p>
      <text:p text:style-name="P2">19. DS3: =009412</text:p>
      <text:p text:style-name="P4"><text:span text:style-name="T3"><draw:frame draw:style-name="fr1" text:anchor-type="as-char" svg:width="0.3957in" svg:height="0.1665in" draw:z-index="389"><draw:image xlink:href="Pictures/20000007000003ED000001DCFDAC43C6.wmf" xlink:type="simple" xlink:show="embed" xlink:actuate="onLoad"/></draw:frame></text:span><text:span text:style-name="T1"> No</text:span></text:p>
      <text:p text:style-name="P2">_</text:p>
      <text:p text:style-name="P2">20. VS3: =009418</text:p>
      <text:p text:style-name="P4"><text:span text:style-name="T3"><draw:frame draw:style-name="fr1" text:anchor-type="as-char" svg:width="0.3957in" svg:height="0.1665in" draw:z-index="390"><draw:image xlink:href="Pictures/20000007000003ED000001DCFDAC43C6.wmf" xlink:type="simple" xlink:show="embed" xlink:actuate="onLoad"/></draw:frame></text:span><text:span text:style-name="T1"> That's me</text:span></text:p>
      <text:p text:style-name="P4"><text:span text:style-name="T3"><draw:frame draw:style-name="fr1" text:anchor-type="as-char" svg:width="0.3957in" svg:height="0.1665in" draw:z-index="391"><draw:image xlink:href="Pictures/20000007000003ED000001DCFDAC43C6.wmf" xlink:type="simple" xlink:show="embed" xlink:actuate="onLoad"/></draw:frame></text:span><text:span text:style-name="T1"> I'm the source</text:span></text:p>
      <text:p text:style-name="P4"><text:span text:style-name="T3"><draw:frame draw:style-name="fr1" text:anchor-type="as-char" svg:width="0.3957in" svg:height="0.1665in" draw:z-index="392"><draw:image xlink:href="Pictures/20000007000003ED000001DCFDAC43C6.wmf" xlink:type="simple" xlink:show="embed" xlink:actuate="onLoad"/></draw:frame></text:span><text:span text:style-name="T1"> I told her that, and it's true</text:span></text:p>
      <text:p text:style-name="P2">_</text:p>
      <text:p text:style-name="P2">21. VS4: =009435</text:p>
      <text:p text:style-name="P4"><text:span text:style-name="T3"><draw:frame draw:style-name="fr1" text:anchor-type="as-char" svg:width="0.3957in" svg:height="0.1665in" draw:z-index="393"><draw:image xlink:href="Pictures/20000007000003ED000001DCFDAC43C6.wmf" xlink:type="simple" xlink:show="embed" xlink:actuate="onLoad"/></draw:frame></text:span><text:span text:style-name="T1"> I haven't decided yet</text:span></text:p>
      <text:p text:style-name="P4"><text:span text:style-name="T3"><draw:frame draw:style-name="fr1" text:anchor-type="as-char" svg:width="0.3957in" svg:height="0.1665in" draw:z-index="394"><draw:image xlink:href="Pictures/20000007000003ED000001DCFDAC43C6.wmf" xlink:type="simple" xlink:show="embed" xlink:actuate="onLoad"/></draw:frame></text:span><text:span text:style-name="T1"> I'm going to crunch some more numbers in the vast combat matri% I just compiled now, in the microblink of a nanosecond, to deduce the optimal strategic appropriation of my assets (i.e. muscles) </text:span></text:p>
      <text:p text:style-name="P4"><text:span text:style-name="T3"><draw:frame draw:style-name="fr1" text:anchor-type="as-char" svg:width="0.3957in" svg:height="0.1665in" draw:z-index="395"><draw:image xlink:href="Pictures/20000007000003ED000001DCFDAC43C6.wmf" xlink:type="simple" xlink:show="embed" xlink:actuate="onLoad"/></draw:frame></text:span><text:span text:style-name="T1"> Joining Real Dave in battle is semitempting, but I do not wish to horn in on Real Dirk's </text:span><text:span text:style-name="T3"><draw:frame draw:style-name="fr1" text:anchor-type="as-char" svg:width="0.3126in" svg:height="0.0937in" draw:z-index="396"><draw:image xlink:href="Pictures/200000080000031A000000EEDFF9947E.wmf" xlink:type="simple" xlink:show="embed" xlink:actuate="onLoad"/></draw:frame></text:span></text:p>
      <text:p text:style-name="P4"><text:span text:style-name="T3"><draw:frame draw:style-name="fr1" text:anchor-type="as-char" svg:width="0.3957in" svg:height="0.1665in" draw:z-index="397"><draw:image xlink:href="Pictures/20000007000003ED000001DCFDAC43C6.wmf" xlink:type="simple" xlink:show="embed" xlink:actuate="onLoad"/></draw:frame></text:span><text:span text:style-name="T1"> Instead I would prefer to blaze my own trail, with my own hooves</text:span></text:p>
      <text:p text:style-name="P4"><text:span text:style-name="T3"><draw:frame draw:style-name="fr1" text:anchor-type="as-char" svg:width="0.3957in" svg:height="0.1665in" draw:z-index="398"><draw:image xlink:href="Pictures/20000007000003ED000001DCFDAC43C6.wmf" xlink:type="simple" xlink:show="embed" xlink:actuate="onLoad"/></draw:frame></text:span><text:span text:style-name="T1"> I always wanted to do something really important and heroic</text:span></text:p>
      <text:p text:style-name="P4"><text:span text:style-name="T3"><draw:frame draw:style-name="fr1" text:anchor-type="as-char" svg:width="0.3957in" svg:height="0.1665in" draw:z-index="399"><draw:image xlink:href="Pictures/20000007000003ED000001DCFDAC43C6.wmf" xlink:type="simple" xlink:show="embed" xlink:actuate="onLoad"/></draw:frame></text:span><text:span text:style-name="T1"> I mean, aside from all the other stuff I have done like that, which is quite a lot</text:span></text:p>
      <text:p text:style-name="P4"><text:soft-page-break/><text:span text:style-name="T3"><draw:frame draw:style-name="fr1" text:anchor-type="as-char" svg:width="0.3957in" svg:height="0.1665in" draw:z-index="400"><draw:image xlink:href="Pictures/20000007000003ED000001DCFDAC43C6.wmf" xlink:type="simple" xlink:show="embed" xlink:actuate="onLoad"/></draw:frame></text:span><text:span text:style-name="T1"> But something quite grandiose, and perfectly unmistakable as a gesture turning the tide of fortune for all of e%istence</text:span></text:p>
      <text:p text:style-name="P4"><text:span text:style-name="T3"><draw:frame draw:style-name="fr1" text:anchor-type="as-char" svg:width="0.3957in" svg:height="0.1665in" draw:z-index="401"><draw:image xlink:href="Pictures/20000007000003ED000001DCFDAC43C6.wmf" xlink:type="simple" xlink:show="embed" xlink:actuate="onLoad"/></draw:frame></text:span><text:span text:style-name="T1"> This is what I have always desired</text:span></text:p>
      <text:p text:style-name="P4"><text:span text:style-name="T3"><draw:frame draw:style-name="fr1" text:anchor-type="as-char" svg:width="0.3957in" svg:height="0.1665in" draw:z-index="402"><draw:image xlink:href="Pictures/20000007000003ED000001DCFDAC43C6.wmf" xlink:type="simple" xlink:show="embed" xlink:actuate="onLoad"/></draw:frame></text:span><text:span text:style-name="T1"> Well, that is to say, both halves of me once had such an ambivalent desire, which was compromised by our respective internalized confli%</text:span></text:p>
      <text:p text:style-name="P4"><text:span text:style-name="T3"><draw:frame draw:style-name="fr1" text:anchor-type="as-char" svg:width="0.3957in" svg:height="0.1665in" draw:z-index="403"><draw:image xlink:href="Pictures/20000007000003ED000001DCFDAC43C6.wmf" xlink:type="simple" xlink:show="embed" xlink:actuate="onLoad"/></draw:frame></text:span><text:span text:style-name="T1"> But together, that desire is fully realized. No longer ambivalent</text:span></text:p>
      <text:p text:style-name="P4"><text:span text:style-name="T3"><draw:frame draw:style-name="fr1" text:anchor-type="as-char" svg:width="0.3957in" svg:height="0.1665in" draw:z-index="404"><draw:image xlink:href="Pictures/20000007000003ED000001DCFDAC43C6.wmf" xlink:type="simple" xlink:show="embed" xlink:actuate="onLoad"/></draw:frame></text:span><text:span text:style-name="T1"> Neigh, it is now fully bivalent. Perhaps even univalent </text:span></text:p>
      <text:p text:style-name="P4"><text:span text:style-name="T3"><draw:frame draw:style-name="fr1" text:anchor-type="as-char" svg:width="0.3957in" svg:height="0.1665in" draw:z-index="405"><draw:image xlink:href="Pictures/20000007000003ED000001DCFDAC43C6.wmf" xlink:type="simple" xlink:show="embed" xlink:actuate="onLoad"/></draw:frame></text:span><text:span text:style-name="T1"> I would like my gesture to shock everyone</text:span></text:p>
      <text:p text:style-name="P4"><text:span text:style-name="T3"><draw:frame draw:style-name="fr1" text:anchor-type="as-char" svg:width="0.3957in" svg:height="0.1665in" draw:z-index="406"><draw:image xlink:href="Pictures/20000007000003ED000001DCFDAC43C6.wmf" xlink:type="simple" xlink:show="embed" xlink:actuate="onLoad"/></draw:frame></text:span><text:span text:style-name="T1"> It must come from out of the b100, make virtually no sense, stun all involved, and have a lasting, profoundly unintelligible impact an all future and pseudofuture events</text:span></text:p>
      <text:p text:style-name="P4"><text:span text:style-name="T3"><draw:frame draw:style-name="fr1" text:anchor-type="as-char" svg:width="0.3957in" svg:height="0.1665in" draw:z-index="407"><draw:image xlink:href="Pictures/20000007000003ED000001DCFDAC43C6.wmf" xlink:type="simple" xlink:show="embed" xlink:actuate="onLoad"/></draw:frame></text:span><text:span text:style-name="T1"> Does this answer your question</text:span></text:p>
      <text:p text:style-name="P2">_</text:p>
      <text:p text:style-name="P2">22. JC1: =009483</text:p>
      <text:p text:style-name="P4"><text:span text:style-name="T3"><draw:frame draw:style-name="fr1" text:anchor-type="as-char" svg:width="0.3957in" svg:height="0.1665in" draw:z-index="408"><draw:image xlink:href="Pictures/20000007000003ED000001DCFDAC43C6.wmf" xlink:type="simple" xlink:show="embed" xlink:actuate="onLoad"/></draw:frame></text:span><text:span text:style-name="T1"> Abra cafiddling dabra you silly shootnerds</text:span></text:p>
      <text:p text:style-name="P4"><text:span text:style-name="T3"><draw:frame draw:style-name="fr1" text:anchor-type="as-char" svg:width="0.3957in" svg:height="0.1665in" draw:z-index="409"><draw:image xlink:href="Pictures/20000007000003ED000001DCFDAC43C6.wmf" xlink:type="simple" xlink:show="embed" xlink:actuate="onLoad"/></draw:frame></text:span><text:span text:style-name="T1"> My e%ceedingly STRONG work as the party's premier bodybuilding hacker is done</text:span></text:p>
      <text:p text:style-name="P4"><text:span text:style-name="T3"><draw:frame draw:style-name="fr1" text:anchor-type="as-char" svg:width="0.3957in" svg:height="0.1665in" draw:z-index="410"><draw:image xlink:href="Pictures/20000007000003ED000001DCFDAC43C6.wmf" xlink:type="simple" xlink:show="embed" xlink:actuate="onLoad"/></draw:frame></text:span><text:span text:style-name="T1"> Off I go</text:span></text:p>
      <text:p text:style-name="P2">_</text:p>
      <text:p text:style-name="P2">23. DP1: =009823</text:p>
      <text:p text:style-name="P4"><text:span text:style-name="T3"><draw:frame draw:style-name="fr1" text:anchor-type="as-char" svg:width="0.3957in" svg:height="0.1665in" draw:z-index="411"><draw:image xlink:href="Pictures/20000007000003ED000001DCFDAC43C6.wmf" xlink:type="simple" xlink:show="embed" xlink:actuate="onLoad"/></draw:frame></text:span><text:span text:style-name="T1"> Nepeta?!</text:span></text:p>
      <text:p text:style-name="P4"><text:span text:style-name="T3"><draw:frame draw:style-name="fr1" text:anchor-type="as-char" svg:width="0.3957in" svg:height="0.1665in" draw:z-index="412"><draw:image xlink:href="Pictures/20000007000003ED000001DCFDAC43C6.wmf" xlink:type="simple" xlink:show="embed" xlink:actuate="onLoad"/></draw:frame></text:span><text:span text:style-name="T1"> I mean</text:span></text:p>
      <text:p text:style-name="P4"><text:span text:style-name="T3"><draw:frame draw:style-name="fr1" text:anchor-type="as-char" svg:width="0.3957in" svg:height="0.1665in" draw:z-index="413"><draw:image xlink:href="Pictures/20000007000003ED000001DCFDAC43C6.wmf" xlink:type="simple" xlink:show="embed" xlink:actuate="onLoad"/></draw:frame></text:span><text:span text:style-name="T1"> Dave?!</text:span></text:p>
      <text:p text:style-name="P4"><text:span text:style-name="T3"><draw:frame draw:style-name="fr1" text:anchor-type="as-char" svg:width="0.3957in" svg:height="0.1665in" draw:z-index="414"><draw:image xlink:href="Pictures/20000007000003ED000001DCFDAC43C6.wmf" xlink:type="simple" xlink:show="embed" xlink:actuate="onLoad"/></draw:frame></text:span><text:span text:style-name="T1"> Dave and Nepeta,</text:span></text:p>
      <text:p text:style-name="P4"><text:span text:style-name="T3"><draw:frame draw:style-name="fr1" text:anchor-type="as-char" svg:width="0.3957in" svg:height="0.1665in" draw:z-index="415"><draw:image xlink:href="Pictures/20000007000003ED000001DCFDAC43C6.wmf" xlink:type="simple" xlink:show="embed" xlink:actuate="onLoad"/></draw:frame></text:span><text:span text:style-name="T1"> Nepedavesprite?</text:span></text:p>
      <text:p text:style-name="P4"><text:span text:style-name="T3"><draw:frame draw:style-name="fr1" text:anchor-type="as-char" svg:width="0.3957in" svg:height="0.1665in" draw:z-index="416"><draw:image xlink:href="Pictures/20000007000003ED000001DCFDAC43C6.wmf" xlink:type="simple" xlink:show="embed" xlink:actuate="onLoad"/></draw:frame></text:span><text:span text:style-name="T1"> Davepeta Sprite Squared</text:span></text:p>
      <text:p text:style-name="P4"><text:soft-page-break/><text:span text:style-name="T3"><draw:frame draw:style-name="fr1" text:anchor-type="as-char" svg:width="0.3957in" svg:height="0.1665in" draw:z-index="417"><draw:image xlink:href="Pictures/20000007000003ED000001DCFDAC43C6.wmf" xlink:type="simple" xlink:show="embed" xlink:actuate="onLoad"/></draw:frame></text:span><text:span text:style-name="T1"> It is I, Arquiusprite, to the first power</text:span></text:p>
      <text:p text:style-name="P4"><text:span text:style-name="T3"><draw:frame draw:style-name="fr1" text:anchor-type="as-char" svg:width="0.3957in" svg:height="0.1665in" draw:z-index="418"><draw:image xlink:href="Pictures/20000007000003ED000001DCFDAC43C6.wmf" xlink:type="simple" xlink:show="embed" xlink:actuate="onLoad"/></draw:frame></text:span><text:span text:style-name="T1"> Which is to say, Equius, and an artificial intelligence composite of your bro, in the form of the cool broken sunglasses I am wearing</text:span></text:p>
      <text:p text:style-name="P4"><text:span text:style-name="T3"><draw:frame draw:style-name="fr1" text:anchor-type="as-char" svg:width="0.3957in" svg:height="0.1665in" draw:z-index="419"><draw:image xlink:href="Pictures/20000007000003ED000001DCFDAC43C6.wmf" xlink:type="simple" xlink:show="embed" xlink:actuate="onLoad"/></draw:frame></text:span><text:span text:style-name="T1"> How is this possible?</text:span></text:p>
      <text:p text:style-name="P4"><text:span text:style-name="T3"><draw:frame draw:style-name="fr1" text:anchor-type="as-char" svg:width="0.3957in" svg:height="0.1665in" draw:z-index="420"><draw:image xlink:href="Pictures/20000007000003ED000001DCFDAC43C6.wmf" xlink:type="simple" xlink:show="embed" xlink:actuate="onLoad"/></draw:frame></text:span><text:span text:style-name="T1"> How did you come to be??</text:span></text:p>
      <text:p text:style-name="P4"><text:span text:style-name="T3"><draw:frame draw:style-name="fr1" text:anchor-type="as-char" svg:width="0.3957in" svg:height="0.1665in" draw:z-index="421"><draw:image xlink:href="Pictures/20000007000003ED000001DCFDAC43C6.wmf" xlink:type="simple" xlink:show="embed" xlink:actuate="onLoad"/></draw:frame></text:span><text:span text:style-name="T1"> I...</text:span></text:p>
      <text:p text:style-name="P4"><text:span text:style-name="T3"><draw:frame draw:style-name="fr1" text:anchor-type="as-char" svg:width="0.3957in" svg:height="0.1665in" draw:z-index="422"><draw:image xlink:href="Pictures/20000007000003ED000001DCFDAC43C6.wmf" xlink:type="simple" xlink:show="embed" xlink:actuate="onLoad"/></draw:frame></text:span><text:span text:style-name="T1"> Yes, that is a fair question</text:span></text:p>
      <text:p text:style-name="P4"><text:span text:style-name="T3"><draw:frame draw:style-name="fr1" text:anchor-type="as-char" svg:width="0.3957in" svg:height="0.1665in" draw:z-index="423"><draw:image xlink:href="Pictures/20000007000003ED000001DCFDAC43C6.wmf" xlink:type="simple" xlink:show="embed" xlink:actuate="onLoad"/></draw:frame></text:span><text:span text:style-name="T1"> Some b*llshucks happened, which made little to no sense, and now here I am</text:span></text:p>
      <text:p text:style-name="P4"><text:span text:style-name="T3"><draw:frame draw:style-name="fr1" text:anchor-type="as-char" svg:width="0.3957in" svg:height="0.1665in" draw:z-index="424"><draw:image xlink:href="Pictures/20000007000003ED000001DCFDAC43C6.wmf" xlink:type="simple" xlink:show="embed" xlink:actuate="onLoad"/></draw:frame></text:span><text:span text:style-name="T1"> I can only presume this was the case for you as well, given your incoherent and poorly developed anecdote</text:span></text:p>
      <text:p text:style-name="P4"><text:span text:style-name="T3"><draw:frame draw:style-name="fr1" text:anchor-type="as-char" svg:width="0.3957in" svg:height="0.1665in" draw:z-index="425"><draw:image xlink:href="Pictures/20000007000003ED000001DCFDAC43C6.wmf" xlink:type="simple" xlink:show="embed" xlink:actuate="onLoad"/></draw:frame></text:span><text:span text:style-name="T1"> Huh? Oh. Nothing really</text:span></text:p>
      <text:p text:style-name="P4"><text:span text:style-name="T3"><draw:frame draw:style-name="fr1" text:anchor-type="as-char" svg:width="0.3957in" svg:height="0.1665in" draw:z-index="426"><draw:image xlink:href="Pictures/20000007000003ED000001DCFDAC43C6.wmf" xlink:type="simple" xlink:show="embed" xlink:actuate="onLoad"/></draw:frame></text:span><text:span text:style-name="T1"> Doing the final work for this session. Releasing the grist hoards. Nothing that matters now...</text:span></text:p>
      <text:p text:style-name="P4"><text:span text:style-name="T3"><draw:frame draw:style-name="fr1" text:anchor-type="as-char" svg:width="0.3957in" svg:height="0.1665in" draw:z-index="427"><draw:image xlink:href="Pictures/20000007000003ED000001DCFDAC43C6.wmf" xlink:type="simple" xlink:show="embed" xlink:actuate="onLoad"/></draw:frame></text:span><text:span text:style-name="T1"> Now...</text:span></text:p>
      <text:p text:style-name="P4"><text:span text:style-name="T3"><draw:frame draw:style-name="fr1" text:anchor-type="as-char" svg:width="0.3957in" svg:height="0.1665in" draw:z-index="428"><draw:image xlink:href="Pictures/20000007000003ED000001DCFDAC43C6.wmf" xlink:type="simple" xlink:show="embed" xlink:actuate="onLoad"/></draw:frame></text:span><text:span text:style-name="T1"> That you're here</text:span></text:p>
      <text:p text:style-name="P4"><text:span text:style-name="T3"><draw:frame draw:style-name="fr1" text:anchor-type="as-char" svg:width="0.3957in" svg:height="0.1665in" draw:z-index="429"><draw:image xlink:href="Pictures/20000007000003ED000001DCFDAC43C6.wmf" xlink:type="simple" xlink:show="embed" xlink:actuate="onLoad"/></draw:frame></text:span><text:span text:style-name="T1"> *Sniff*</text:span></text:p>
      <text:p text:style-name="P4"><text:span text:style-name="T3"><draw:frame draw:style-name="fr1" text:anchor-type="as-char" svg:width="0.3957in" svg:height="0.1665in" draw:z-index="430"><draw:image xlink:href="Pictures/20000007000003ED000001DCFDAC43C6.wmf" xlink:type="simple" xlink:show="embed" xlink:actuate="onLoad"/></draw:frame></text:span><text:span text:style-name="T1"> Davepeta, I apologize for the embarrassing secretions from this imperfect, semi-organic form</text:span></text:p>
      <text:p text:style-name="P4"><text:span text:style-name="T3"><draw:frame draw:style-name="fr1" text:anchor-type="as-char" svg:width="0.3957in" svg:height="0.1665in" draw:z-index="431"><draw:image xlink:href="Pictures/20000007000003ED000001DCFDAC43C6.wmf" xlink:type="simple" xlink:show="embed" xlink:actuate="onLoad"/></draw:frame></text:span><text:span text:style-name="T1"> How ironic, that I spend virtually 100% of my time secreting liquid from virtually 100% of my body's surface area, and yet a few more drops from my eyes would cause me such shame</text:span></text:p>
      <text:p text:style-name="P4"><text:span text:style-name="T3"><draw:frame draw:style-name="fr1" text:anchor-type="as-char" svg:width="0.3957in" svg:height="0.1665in" draw:z-index="432"><draw:image xlink:href="Pictures/20000007000003ED000001DCFDAC43C6.wmf" xlink:type="simple" xlink:show="embed" xlink:actuate="onLoad"/></draw:frame></text:span><text:span text:style-name="T1"> I missed you as well, or, I would have, had I permitted myself to think about you</text:span></text:p>
      <text:p text:style-name="P4"><text:span text:style-name="T3"><draw:frame draw:style-name="fr1" text:anchor-type="as-char" svg:width="0.3957in" svg:height="0.1665in" draw:z-index="433"><draw:image xlink:href="Pictures/20000007000003ED000001DCFDAC43C6.wmf" xlink:type="simple" xlink:show="embed" xlink:actuate="onLoad"/></draw:frame></text:span><text:span text:style-name="T1"> Alas, I failed to protect you from an unpleasant clown in the most disgraceful way possible, much to the shame of my dead troll half, and much to the disgust of my digital human half</text:span></text:p>
      <text:p text:style-name="P4"><text:span text:style-name="T3"><draw:frame draw:style-name="fr1" text:anchor-type="as-char" svg:width="0.3957in" svg:height="0.1665in" draw:z-index="434"><draw:image xlink:href="Pictures/20000007000003ED000001DCFDAC43C6.wmf" xlink:type="simple" xlink:show="embed" xlink:actuate="onLoad"/></draw:frame></text:span><text:span text:style-name="T1"> Hence, to the Nepeta portion of you, Davepeta,</text:span></text:p>
      <text:p text:style-name="P4"><text:soft-page-break/><text:span text:style-name="T3"><draw:frame draw:style-name="fr1" text:anchor-type="as-char" svg:width="0.3957in" svg:height="0.1665in" draw:z-index="435"><draw:image xlink:href="Pictures/20000007000003ED000001DCFDAC43C6.wmf" xlink:type="simple" xlink:show="embed" xlink:actuate="onLoad"/></draw:frame></text:span><text:span text:style-name="T1"> I am so very STRONGLY sorry</text:span></text:p>
      <text:p text:style-name="P4"><text:span text:style-name="T3"><draw:frame draw:style-name="fr1" text:anchor-type="as-char" svg:width="0.3957in" svg:height="0.1665in" draw:z-index="436"><draw:image xlink:href="Pictures/20000007000003ED000001DCFDAC43C6.wmf" xlink:type="simple" xlink:show="embed" xlink:actuate="onLoad"/></draw:frame></text:span><text:span text:style-name="T1"> Yes, Davepeta, you're right</text:span></text:p>
      <text:p text:style-name="P4"><text:span text:style-name="T3"><draw:frame draw:style-name="fr1" text:anchor-type="as-char" svg:width="0.3957in" svg:height="0.1665in" draw:z-index="437"><draw:image xlink:href="Pictures/20000007000003ED000001DCFDAC43C6.wmf" xlink:type="simple" xlink:show="embed" xlink:actuate="onLoad"/></draw:frame></text:span><text:span text:style-name="T1"> It is really fl*pping great</text:span></text:p>
      <text:p text:style-name="P4"><text:span text:style-name="T3"><draw:frame draw:style-name="fr1" text:anchor-type="as-char" svg:width="0.3957in" svg:height="0.1665in" draw:z-index="438"><draw:image xlink:href="Pictures/20000007000003ED000001DCFDAC43C6.wmf" xlink:type="simple" xlink:show="embed" xlink:actuate="onLoad"/></draw:frame></text:span><text:span text:style-name="T1"> *Slight sob* </text:span></text:p>
      <text:p text:style-name="P4"><text:span text:style-name="T3"><draw:frame draw:style-name="fr1" text:anchor-type="as-char" svg:width="0.3957in" svg:height="0.1665in" draw:z-index="439"><draw:image xlink:href="Pictures/20000007000003ED000001DCFDAC43C6.wmf" xlink:type="simple" xlink:show="embed" xlink:actuate="onLoad"/></draw:frame></text:span><text:span text:style-name="T1"> What are you...</text:span></text:p>
      <text:p text:style-name="P4"><text:span text:style-name="T3"><draw:frame draw:style-name="fr1" text:anchor-type="as-char" svg:width="0.3957in" svg:height="0.1665in" draw:z-index="440"><draw:image xlink:href="Pictures/20000007000003ED000001DCFDAC43C6.wmf" xlink:type="simple" xlink:show="embed" xlink:actuate="onLoad"/></draw:frame></text:span><text:span text:style-name="T1"> I mean,</text:span></text:p>
      <text:p text:style-name="P4"><text:span text:style-name="T3"><draw:frame draw:style-name="fr1" text:anchor-type="as-char" svg:width="0.3957in" svg:height="0.1665in" draw:z-index="441"><draw:image xlink:href="Pictures/20000007000003ED000001DCFDAC43C6.wmf" xlink:type="simple" xlink:show="embed" xlink:actuate="onLoad"/></draw:frame></text:span><text:span text:style-name="T1"> *Arquius submits his question to Davepeta in the form of a third person statement, thereby acknowledging once and for all that he is in no way above the childish nonsense of his former moirail*</text:span></text:p>
      <text:p text:style-name="P4"><text:span text:style-name="T3"><draw:frame draw:style-name="fr1" text:anchor-type="as-char" svg:width="0.3957in" svg:height="0.1665in" draw:z-index="442"><draw:image xlink:href="Pictures/20000007000003ED000001DCFDAC43C6.wmf" xlink:type="simple" xlink:show="embed" xlink:actuate="onLoad"/></draw:frame></text:span><text:span text:style-name="T1"> *He in fact acknowledges by e%tension that he is not above anything or anyone, and never was*</text:span></text:p>
      <text:p text:style-name="P4"><text:span text:style-name="T3"><draw:frame draw:style-name="fr1" text:anchor-type="as-char" svg:width="0.3957in" svg:height="0.1665in" draw:z-index="443"><draw:image xlink:href="Pictures/20000007000003ED000001DCFDAC43C6.wmf" xlink:type="simple" xlink:show="embed" xlink:actuate="onLoad"/></draw:frame></text:span><text:span text:style-name="T1"> Behaviors and actions?</text:span></text:p>
      <text:p text:style-name="P4"><text:span text:style-name="T3"><draw:frame draw:style-name="fr1" text:anchor-type="as-char" svg:width="0.3957in" svg:height="0.1665in" draw:z-index="444"><draw:image xlink:href="Pictures/20000007000003ED000001DCFDAC43C6.wmf" xlink:type="simple" xlink:show="embed" xlink:actuate="onLoad"/></draw:frame></text:span><text:span text:style-name="T1"> I see</text:span></text:p>
      <text:p text:style-name="P4"><text:span text:style-name="T3"><draw:frame draw:style-name="fr1" text:anchor-type="as-char" svg:width="0.3957in" svg:height="0.1665in" draw:z-index="445"><draw:image xlink:href="Pictures/20000007000003ED000001DCFDAC43C6.wmf" xlink:type="simple" xlink:show="embed" xlink:actuate="onLoad"/></draw:frame></text:span><text:span text:style-name="T1"> *I mean, Arquius sees*</text:span></text:p>
      <text:p text:style-name="P4"><text:span text:style-name="T3"><draw:frame draw:style-name="fr1" text:anchor-type="as-char" svg:width="0.3957in" svg:height="0.1665in" draw:z-index="446"><draw:image xlink:href="Pictures/20000007000003ED000001DCFDAC43C6.wmf" xlink:type="simple" xlink:show="embed" xlink:actuate="onLoad"/></draw:frame></text:span><text:span text:style-name="T1"> *Arquius soon realizes he will need a truly unreasonable supply of fresh, dry towels to absorb the perspiration caused by two separate lifetimes of regrets and foolishnesses*</text:span></text:p>
      <text:p text:style-name="P4"><text:span text:style-name="T3"><draw:frame draw:style-name="fr1" text:anchor-type="as-char" svg:width="0.3957in" svg:height="0.1665in" draw:z-index="447"><draw:image xlink:href="Pictures/20000007000003ED000001DCFDAC43C6.wmf" xlink:type="simple" xlink:show="embed" xlink:actuate="onLoad"/></draw:frame></text:span><text:span text:style-name="T1"> *He embarks on a mystical quest of the spirit, through a land of his imagination's design as a part of his personal "Alternative Universe" fiction. It is a mountainous land consisting of only fresh, perfectly folded white towels, and rivers of milk running through its valleys*</text:span></text:p>
      <text:p text:style-name="P4"><text:span text:style-name="T3"><draw:frame draw:style-name="fr1" text:anchor-type="as-char" svg:width="0.3957in" svg:height="0.1665in" draw:z-index="448"><draw:image xlink:href="Pictures/20000007000003ED000001DCFDAC43C6.wmf" xlink:type="simple" xlink:show="embed" xlink:actuate="onLoad"/></draw:frame></text:span><text:span text:style-name="T1"> *"Yum yum" indeed, he thinks to himself with his silicon brain, e%actly one trillion times per second, for several seconds. But now is no time to sup from the streams of dairy. He gathers a heap of clean towels in his strapping arms. Yes, these guns you see here. Two astonishing sinewed meat trunks clutch the unsodden rectangles of fabric, like tremendous baguettes of rippling, twitching protein tissue.*</text:span></text:p>
      <text:p text:style-name="P4"><text:span text:style-name="T3"><draw:frame draw:style-name="fr1" text:anchor-type="as-char" svg:width="0.3957in" svg:height="0.1665in" draw:z-index="449"><draw:image xlink:href="Pictures/20000007000003ED000001DCFDAC43C6.wmf" xlink:type="simple" xlink:show="embed" xlink:actuate="onLoad"/></draw:frame></text:span><text:span text:style-name="T1"> *He reflects on his pair of powerful weapons with admiration, and wonders quietly if Davepeta would like a </text:span><text:soft-page-break/><text:span text:style-name="T1">complimentary ticket to the gun show. But due to his obscenely powerful mind, this thought took place in the blink of a microsecond, and he proceeds to have additional, similarly rapid cyber-reveries. Including, but not limited to, thoughts of fondness for Davepeta, and some e%tremely comple% genetic algorithms comparing the merits of various redemptive gestures, and-</text:span></text:p>
      <text:p text:style-name="P4"><text:span text:style-name="T3"><draw:frame draw:style-name="fr1" text:anchor-type="as-char" svg:width="0.3957in" svg:height="0.1665in" draw:z-index="450"><draw:image xlink:href="Pictures/20000007000003ED000001DCFDAC43C6.wmf" xlink:type="simple" xlink:show="embed" xlink:actuate="onLoad"/></draw:frame></text:span><text:span text:style-name="T1"> Oh. Sorry</text:span></text:p>
      <text:p text:style-name="P4"><text:span text:style-name="T3"><draw:frame draw:style-name="fr1" text:anchor-type="as-char" svg:width="0.3957in" svg:height="0.1665in" draw:z-index="451"><draw:image xlink:href="Pictures/20000007000003ED000001DCFDAC43C6.wmf" xlink:type="simple" xlink:show="embed" xlink:actuate="onLoad"/></draw:frame></text:span><text:span text:style-name="T1"> You mean, like a rap beat?</text:span></text:p>
      <text:p text:style-name="P4"><text:span text:style-name="T3"><draw:frame draw:style-name="fr1" text:anchor-type="as-char" svg:width="0.3957in" svg:height="0.1665in" draw:z-index="452"><draw:image xlink:href="Pictures/20000007000003ED000001DCFDAC43C6.wmf" xlink:type="simple" xlink:show="embed" xlink:actuate="onLoad"/></draw:frame></text:span><text:span text:style-name="T1"> *Arquius wonders if the purred rap beat is strictly in the hypothetical plane of roleplay, or if it will be an audible phenomenon taking place in reality soon*</text:span></text:p>
      <text:p text:style-name="P4"><text:span text:style-name="T3"><draw:frame draw:style-name="fr1" text:anchor-type="as-char" svg:width="0.3957in" svg:height="0.1665in" draw:z-index="453"><draw:image xlink:href="Pictures/20000007000003ED000001DCFDAC43C6.wmf" xlink:type="simple" xlink:show="embed" xlink:actuate="onLoad"/></draw:frame></text:span><text:span text:style-name="T1"> *Arquius begins fle%ing rhythmically, in time with the beat of the purred rap. This hypothetical role playing action should also be regarded as a precursor to this deed being literally e%ecuted in reality*</text:span></text:p>
      <text:p text:style-name="P4"><text:span text:style-name="T3"><draw:frame draw:style-name="fr1" text:anchor-type="as-char" svg:width="0.3957in" svg:height="0.1665in" draw:z-index="454"><draw:image xlink:href="Pictures/20000007000003ED000001DCFDAC43C6.wmf" xlink:type="simple" xlink:show="embed" xlink:actuate="onLoad"/></draw:frame></text:span><text:span text:style-name="T1"> Do you... really like them?</text:span></text:p>
      <text:p text:style-name="P4"><text:span text:style-name="T3"><draw:frame draw:style-name="fr1" text:anchor-type="as-char" svg:width="0.3957in" svg:height="0.1665in" draw:z-index="455"><draw:image xlink:href="Pictures/20000007000003ED000001DCFDAC43C6.wmf" xlink:type="simple" xlink:show="embed" xlink:actuate="onLoad"/></draw:frame></text:span><text:span text:style-name="T1"> *He says*</text:span></text:p>
      <text:p text:style-name="P4"><text:span text:style-name="T3"><draw:frame draw:style-name="fr1" text:anchor-type="as-char" svg:width="0.3957in" svg:height="0.1665in" draw:z-index="456"><draw:image xlink:href="Pictures/20000007000003ED000001DCFDAC43C6.wmf" xlink:type="simple" xlink:show="embed" xlink:actuate="onLoad"/></draw:frame></text:span><text:span text:style-name="T1"> Would...</text:span></text:p>
      <text:p text:style-name="P4"><text:span text:style-name="T3"><draw:frame draw:style-name="fr1" text:anchor-type="as-char" svg:width="0.3957in" svg:height="0.1665in" draw:z-index="457"><draw:image xlink:href="Pictures/20000007000003ED000001DCFDAC43C6.wmf" xlink:type="simple" xlink:show="embed" xlink:actuate="onLoad"/></draw:frame></text:span><text:span text:style-name="T1"> You like to touch my muscles, davepeta?</text:span></text:p>
      <text:p text:style-name="P4"><text:span text:style-name="T3"><draw:frame draw:style-name="fr1" text:anchor-type="as-char" svg:width="0.3957in" svg:height="0.1665in" draw:z-index="458"><draw:image xlink:href="Pictures/20000007000003ED000001DCFDAC43C6.wmf" xlink:type="simple" xlink:show="embed" xlink:actuate="onLoad"/></draw:frame></text:span><text:span text:style-name="T1"> Then I must command you</text:span></text:p>
      <text:p text:style-name="P4"><text:span text:style-name="T3"><draw:frame draw:style-name="fr1" text:anchor-type="as-char" svg:width="0.3957in" svg:height="0.1665in" draw:z-index="459"><draw:image xlink:href="Pictures/20000007000003ED000001DCFDAC43C6.wmf" xlink:type="simple" xlink:show="embed" xlink:actuate="onLoad"/></draw:frame></text:span><text:span text:style-name="T1"> Please touch my mucles</text:span></text:p>
      <text:p text:style-name="P4"><text:span text:style-name="T3"><draw:frame draw:style-name="fr1" text:anchor-type="as-char" svg:width="0.3957in" svg:height="0.1665in" draw:z-index="460"><draw:image xlink:href="Pictures/20000007000003ED000001DCFDAC43C6.wmf" xlink:type="simple" xlink:show="embed" xlink:actuate="onLoad"/></draw:frame></text:span><text:span text:style-name="T1"> I won't take no for an answer, Davepeta</text:span></text:p>
      <text:p text:style-name="P4"><text:span text:style-name="T3"><draw:frame draw:style-name="fr1" text:anchor-type="as-char" svg:width="0.3957in" svg:height="0.1665in" draw:z-index="461"><draw:image xlink:href="Pictures/20000007000003ED000001DCFDAC43C6.wmf" xlink:type="simple" xlink:show="embed" xlink:actuate="onLoad"/></draw:frame></text:span><text:span text:style-name="T1"> Touch my muscles</text:span></text:p>
      <text:p text:style-name="P4"><text:span text:style-name="T3"><draw:frame draw:style-name="fr1" text:anchor-type="as-char" svg:width="0.3957in" svg:height="0.1665in" draw:z-index="462"><draw:image xlink:href="Pictures/20000007000003ED000001DCFDAC43C6.wmf" xlink:type="simple" xlink:show="embed" xlink:actuate="onLoad"/></draw:frame></text:span><text:span text:style-name="T1"> Touch my muscles</text:span></text:p>
      <text:p text:style-name="P4"><text:span text:style-name="T3"><draw:frame draw:style-name="fr1" text:anchor-type="as-char" svg:width="0.3957in" svg:height="0.1665in" draw:z-index="463"><draw:image xlink:href="Pictures/20000007000003ED000001DCFDAC43C6.wmf" xlink:type="simple" xlink:show="embed" xlink:actuate="onLoad"/></draw:frame></text:span><text:span text:style-name="T1"> Touch my muscles</text:span></text:p>
      <text:p text:style-name="P4"><text:span text:style-name="T3"><draw:frame draw:style-name="fr1" text:anchor-type="as-char" svg:width="0.3957in" svg:height="0.1665in" draw:z-index="464"><draw:image xlink:href="Pictures/20000007000003ED000001DCFDAC43C6.wmf" xlink:type="simple" xlink:show="embed" xlink:actuate="onLoad"/></draw:frame></text:span><text:span text:style-name="T1"> Touch my muscles</text:span></text:p>
      <text:p text:style-name="P2">_</text:p>
      <text:p text:style-name="P2">24. DP2: =009824</text:p>
      <text:p text:style-name="P4"><text:soft-page-break/><text:span text:style-name="T3"><draw:frame draw:style-name="fr1" text:anchor-type="as-char" svg:width="0.3957in" svg:height="0.1665in" draw:z-index="465"><draw:image xlink:href="Pictures/20000007000003ED000001DCFDAC43C6.wmf" xlink:type="simple" xlink:show="embed" xlink:actuate="onLoad"/></draw:frame></text:span><text:span text:style-name="T1"> What brass ta% do you mean, Davepeta</text:span></text:p>
      <text:p text:style-name="P4"><text:span text:style-name="T3"><draw:frame draw:style-name="fr1" text:anchor-type="as-char" svg:width="0.3957in" svg:height="0.1665in" draw:z-index="466"><draw:image xlink:href="Pictures/20000007000003ED000001DCFDAC43C6.wmf" xlink:type="simple" xlink:show="embed" xlink:actuate="onLoad"/></draw:frame></text:span><text:span text:style-name="T1"> Davepeta, are you suggesting what I think you're suggesting?</text:span></text:p>
      <text:p text:style-name="P4"><text:span text:style-name="T3"><draw:frame draw:style-name="fr1" text:anchor-type="as-char" svg:width="0.3957in" svg:height="0.1665in" draw:z-index="467"><draw:image xlink:href="Pictures/20000007000003ED000001DCFDAC43C6.wmf" xlink:type="simple" xlink:show="embed" xlink:actuate="onLoad"/></draw:frame></text:span><text:span text:style-name="T1"> To be clear, you are insinuating that we attempt to e%ecute a rare, and highly sweet, "bro hug bump"?</text:span></text:p>
      <text:p text:style-name="P4"><text:span text:style-name="T3"><draw:frame draw:style-name="fr1" text:anchor-type="as-char" svg:width="0.3957in" svg:height="0.1665in" draw:z-index="468"><draw:image xlink:href="Pictures/20000007000003ED000001DCFDAC43C6.wmf" xlink:type="simple" xlink:show="embed" xlink:actuate="onLoad"/></draw:frame></text:span><text:span text:style-name="T1"> Yes!</text:span></text:p>
      <text:p text:style-name="P4"><text:span text:style-name="T3"><draw:frame draw:style-name="fr1" text:anchor-type="as-char" svg:width="0.3957in" svg:height="0.1665in" draw:z-index="469"><draw:image xlink:href="Pictures/20000007000003ED000001DCFDAC43C6.wmf" xlink:type="simple" xlink:show="embed" xlink:actuate="onLoad"/></draw:frame></text:span><text:span text:style-name="T1"> Yes!!</text:span></text:p>
      <text:p text:style-name="P2">_</text:p>
      <text:p text:style-name="P2">25. DP3: =009825</text:p>
      <text:p text:style-name="P4"><text:span text:style-name="T3"><draw:frame draw:style-name="fr1" text:anchor-type="as-char" svg:width="0.3957in" svg:height="0.1665in" draw:z-index="470"><draw:image xlink:href="Pictures/20000007000003ED000001DCFDAC43C6.wmf" xlink:type="simple" xlink:show="embed" xlink:actuate="onLoad"/></draw:frame></text:span><text:span text:style-name="T1"> Yes!!!</text:span></text:p>
      <text:p text:style-name="P2">_</text:p>
      <text:p text:style-name="P2">26. DP4: =009826</text:p>
      <text:p text:style-name="P4"><text:span text:style-name="T3"><draw:frame draw:style-name="fr1" text:anchor-type="as-char" svg:width="0.3957in" svg:height="0.1665in" draw:z-index="471"><draw:image xlink:href="Pictures/20000007000003ED000001DCFDAC43C6.wmf" xlink:type="simple" xlink:show="embed" xlink:actuate="onLoad"/></draw:frame></text:span><text:span text:style-name="T1"> YES!!!!</text:span></text:p>
      <text:p text:style-name="P2">_</text:p>
      <text:p text:style-name="P2">27. DP5: =009827</text:p>
      <text:p text:style-name="P4"><text:span text:style-name="T3"><draw:frame draw:style-name="fr1" text:anchor-type="as-char" svg:width="0.3957in" svg:height="0.1665in" draw:z-index="472"><draw:image xlink:href="Pictures/20000007000003ED000001DCFDAC43C6.wmf" xlink:type="simple" xlink:show="embed" xlink:actuate="onLoad"/></draw:frame></text:span><text:span text:style-name="T1"> </text:span><text:span text:style-name="T2">YES!!!!!</text:span></text:p>
      <text:p text:style-name="P2">_</text:p>
      <text:p text:style-name="P2">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73" meta:object-count="0" meta:page-count="27" meta:paragraph-count="549" meta:word-count="4308" meta:character-count="23771"/>
    <meta:generator>OpenOffice/4.1.2$Win32 OpenOffice.org_project/412m3$Build-9782</meta:generator>
  </office:meta>
</office:document-meta>
</file>